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448cm"/>
    </style:style>
    <style:style style:name="co2" style:family="table-column">
      <style:table-column-properties fo:break-before="auto" style:column-width="7.77cm"/>
    </style:style>
    <style:style style:name="co3" style:family="table-column">
      <style:table-column-properties fo:break-before="auto" style:column-width="6.98cm"/>
    </style:style>
    <style:style style:name="co4" style:family="table-column">
      <style:table-column-properties fo:break-before="auto" style:column-width="2.697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319cm"/>
    </style:style>
    <style:style style:name="co7" style:family="table-column">
      <style:table-column-properties fo:break-before="auto" style:column-width="2.085cm"/>
    </style:style>
    <style:style style:name="co8" style:family="table-column">
      <style:table-column-properties fo:break-before="auto" style:column-width="3.334cm"/>
    </style:style>
    <style:style style:name="co9" style:family="table-column">
      <style:table-column-properties fo:break-before="auto" style:column-width="3.844cm"/>
    </style:style>
    <style:style style:name="co10" style:family="table-column">
      <style:table-column-properties fo:break-before="auto" style:column-width="16.665cm"/>
    </style:style>
    <style:style style:name="co11" style:family="table-column">
      <style:table-column-properties fo:break-before="auto" style:column-width="3.41cm"/>
    </style:style>
    <style:style style:name="co12" style:family="table-column">
      <style:table-column-properties fo:break-before="auto" style:column-width="11.261cm"/>
    </style:style>
    <style:style style:name="co13" style:family="table-column">
      <style:table-column-properties fo:break-before="auto" style:column-width="1.192cm"/>
    </style:style>
    <style:style style:name="co14" style:family="table-column">
      <style:table-column-properties fo:break-before="auto" style:column-width="23.37cm"/>
    </style:style>
    <style:style style:name="co15" style:family="table-column">
      <style:table-column-properties fo:break-before="auto" style:column-width="1.575cm"/>
    </style:style>
    <style:style style:name="co16" style:family="table-column">
      <style:table-column-properties fo:break-before="auto" style:column-width="7.795cm"/>
    </style:style>
    <style:style style:name="co17" style:family="table-column">
      <style:table-column-properties fo:break-before="auto" style:column-width="6.061cm"/>
    </style:style>
    <style:style style:name="co18" style:family="table-column">
      <style:table-column-properties fo:break-before="auto" style:column-width="4.302cm"/>
    </style:style>
    <style:style style:name="co19" style:family="table-column">
      <style:table-column-properties fo:break-before="auto" style:column-width="2.441cm"/>
    </style:style>
    <style:style style:name="co20" style:family="table-column">
      <style:table-column-properties fo:break-before="auto" style:column-width="24.16cm"/>
    </style:style>
    <style:style style:name="co21" style:family="table-column">
      <style:table-column-properties fo:break-before="auto" style:column-width="25.18cm"/>
    </style:style>
    <style:style style:name="ro1" style:family="table-row">
      <style:table-row-properties style:row-height="0.46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Directory">
      <style:table-properties table:display="true" style:writing-mode="lr-tb"/>
    </style:style>
    <style:style style:name="ta3" style:family="table" style:master-page-name="PageStyle_5f_Pain_5f_catalog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ection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key</text:p>
          </table:table-cell>
          <table:table-cell office:value-type="string">
            <text:p>en_title</text:p>
          </table:table-cell>
          <table:table-cell office:value-type="string">
            <text:p>fr_title</text:p>
          </table:table-cell>
          <table:table-cell office:value-type="string">
            <text:p>category</text:p>
          </table:table-cell>
        </table:table-row>
        <table:table-row table:style-name="ro1">
          <table:table-cell office:value-type="string">
            <text:p>sec01</text:p>
          </table:table-cell>
          <table:table-cell office:value-type="string">
            <text:p>Health Passport</text:p>
          </table:table-cell>
          <table:table-cell office:value-type="string">
            <text:p>Passeport pour la santé</text:p>
          </table:table-cell>
          <table:table-cell office:value-type="string">
            <text:p>location</text:p>
          </table:table-cell>
        </table:table-row>
        <table:table-row table:style-name="ro1">
          <table:table-cell office:value-type="string">
            <text:p>sec02</text:p>
          </table:table-cell>
          <table:table-cell office:value-type="string">
            <text:p>Directory</text:p>
          </table:table-cell>
          <table:table-cell office:value-type="string">
            <text:p>Directoire</text:p>
          </table:table-cell>
          <table:table-cell office:value-type="string">
            <text:p>location</text:p>
          </table:table-cell>
        </table:table-row>
        <table:table-row table:style-name="ro1">
          <table:table-cell office:value-type="string">
            <text:p>sec03</text:p>
          </table:table-cell>
          <table:table-cell table:number-columns-repeated="2" office:value-type="string">
            <text:p>CLSC</text:p>
          </table:table-cell>
          <table:table-cell office:value-type="string">
            <text:p>Sub-location</text:p>
          </table:table-cell>
        </table:table-row>
        <table:table-row table:style-name="ro1">
          <table:table-cell office:value-type="string">
            <text:p>sec04</text:p>
          </table:table-cell>
          <table:table-cell office:value-type="string">
            <text:p>Hospital</text:p>
          </table:table-cell>
          <table:table-cell office:value-type="string">
            <text:p>Hôpital</text:p>
          </table:table-cell>
          <table:table-cell office:value-type="string">
            <text:p>Sub-location</text:p>
          </table:table-cell>
        </table:table-row>
        <table:table-row table:style-name="ro1">
          <table:table-cell office:value-type="string">
            <text:p>sec05</text:p>
          </table:table-cell>
          <table:table-cell office:value-type="string">
            <text:p>COOP Services</text:p>
          </table:table-cell>
          <table:table-cell office:value-type="string">
            <text:p>Services COOP</text:p>
          </table:table-cell>
          <table:table-cell office:value-type="string">
            <text:p>Sub-location</text:p>
          </table:table-cell>
        </table:table-row>
        <table:table-row table:style-name="ro1">
          <table:table-cell office:value-type="string">
            <text:p>sec06</text:p>
          </table:table-cell>
          <table:table-cell office:value-type="string">
            <text:p>Volunteer Services</text:p>
          </table:table-cell>
          <table:table-cell office:value-type="string">
            <text:p>Services bénévoles</text:p>
          </table:table-cell>
          <table:table-cell office:value-type="string">
            <text:p>Sub-location</text:p>
          </table:table-cell>
        </table:table-row>
        <table:table-row table:style-name="ro1">
          <table:table-cell office:value-type="string">
            <text:p>sec07</text:p>
          </table:table-cell>
          <table:table-cell office:value-type="string">
            <text:p>Others</text:p>
          </table:table-cell>
          <table:table-cell office:value-type="string">
            <text:p>Autres</text:p>
          </table:table-cell>
          <table:table-cell office:value-type="string">
            <text:p>Sub-location</text:p>
          </table:table-cell>
        </table:table-row>
        <table:table-row table:style-name="ro1">
          <table:table-cell office:value-type="string">
            <text:p>sec08</text:p>
          </table:table-cell>
          <table:table-cell office:value-type="string">
            <text:p>Contact in cases of emergency</text:p>
          </table:table-cell>
          <table:table-cell office:value-type="string">
            <text:p>Contact en cas d'urgence</text:p>
          </table:table-cell>
          <table:table-cell office:value-type="string">
            <text:p>location</text:p>
          </table:table-cell>
        </table:table-row>
        <table:table-row table:style-name="ro1">
          <table:table-cell office:value-type="string">
            <text:p>sec09</text:p>
          </table:table-cell>
          <table:table-cell office:value-type="string">
            <text:p>Note to users</text:p>
          </table:table-cell>
          <table:table-cell office:value-type="string">
            <text:p>Note aux utilisateurs</text:p>
          </table:table-cell>
          <table:table-cell office:value-type="string">
            <text:p>location</text:p>
          </table:table-cell>
        </table:table-row>
        <table:table-row table:style-name="ro1">
          <table:table-cell office:value-type="string">
            <text:p>sec10</text:p>
          </table:table-cell>
          <table:table-cell office:value-type="string">
            <text:p>Disclaimer</text:p>
          </table:table-cell>
          <table:table-cell office:value-type="string">
            <text:p>désistement</text:p>
          </table:table-cell>
          <table:table-cell office:value-type="string">
            <text:p>location</text:p>
          </table:table-cell>
        </table:table-row>
        <table:table-row table:style-name="ro1">
          <table:table-cell office:value-type="string">
            <text:p>sec11</text:p>
          </table:table-cell>
          <table:table-cell table:number-columns-repeated="2" office:value-type="string">
            <text:p>Info Santé 811</text:p>
          </table:table-cell>
          <table:table-cell office:value-type="string">
            <text:p>location</text:p>
          </table:table-cell>
        </table:table-row>
        <table:table-row table:style-name="ro1">
          <table:table-cell office:value-type="string">
            <text:p>sec12</text:p>
          </table:table-cell>
          <table:table-cell office:value-type="string">
            <text:p>How to Prepare for a visit to the doctor</text:p>
          </table:table-cell>
          <table:table-cell office:value-type="string">
            <text:p>null</text:p>
          </table:table-cell>
          <table:table-cell office:value-type="string">
            <text:p>location</text:p>
          </table:table-cell>
        </table:table-row>
        <table:table-row table:style-name="ro1">
          <table:table-cell office:value-type="string">
            <text:p>sec13</text:p>
          </table:table-cell>
          <table:table-cell office:value-type="string">
            <text:p>Medical history</text:p>
          </table:table-cell>
          <table:table-cell office:value-type="string">
            <text:p>Antécédents médicaux</text:p>
          </table:table-cell>
          <table:table-cell office:value-type="string">
            <text:p>location</text:p>
          </table:table-cell>
        </table:table-row>
        <table:table-row table:style-name="ro1">
          <table:table-cell office:value-type="string">
            <text:p>sec14</text:p>
          </table:table-cell>
          <table:table-cell office:value-type="string">
            <text:p>Living Habits</text:p>
          </table:table-cell>
          <table:table-cell office:value-type="string">
            <text:p>Habitudes de vie</text:p>
          </table:table-cell>
          <table:table-cell office:value-type="string">
            <text:p>location</text:p>
          </table:table-cell>
        </table:table-row>
        <table:table-row table:style-name="ro1">
          <table:table-cell office:value-type="string">
            <text:p>sec15</text:p>
          </table:table-cell>
          <table:table-cell office:value-type="string">
            <text:p>Lexicon</text:p>
          </table:table-cell>
          <table:table-cell office:value-type="string">
            <text:p>Lexique</text:p>
          </table:table-cell>
          <table:table-cell office:value-type="string">
            <text:p>location</text:p>
          </table:table-cell>
        </table:table-row>
        <table:table-row table:style-name="ro1">
          <table:table-cell office:value-type="string">
            <text:p>sec16</text:p>
          </table:table-cell>
          <table:table-cell office:value-type="string">
            <text:p>Type of pain</text:p>
          </table:table-cell>
          <table:table-cell office:value-type="string">
            <text:p>type de douleur</text:p>
          </table:table-cell>
          <table:table-cell office:value-type="string">
            <text:p>Sub-location</text:p>
          </table:table-cell>
        </table:table-row>
        <table:table-row table:style-name="ro1">
          <table:table-cell office:value-type="string">
            <text:p>sec17</text:p>
          </table:table-cell>
          <table:table-cell office:value-type="string">
            <text:p>Timing</text:p>
          </table:table-cell>
          <table:table-cell office:value-type="string">
            <text:p>chronologie</text:p>
          </table:table-cell>
          <table:table-cell office:value-type="string">
            <text:p>Sub-location</text:p>
          </table:table-cell>
        </table:table-row>
        <table:table-row table:style-name="ro1">
          <table:table-cell office:value-type="string">
            <text:p>sec18</text:p>
          </table:table-cell>
          <table:table-cell office:value-type="string">
            <text:p>Orientation</text:p>
          </table:table-cell>
          <table:table-cell table:style-name="ce1" office:value-type="string">
            <text:p>orientation</text:p>
          </table:table-cell>
          <table:table-cell office:value-type="string">
            <text:p>Sub-location</text:p>
          </table:table-cell>
        </table:table-row>
        <table:table-row table:style-name="ro1">
          <table:table-cell office:value-type="string">
            <text:p>sec19</text:p>
          </table:table-cell>
          <table:table-cell office:value-type="string">
            <text:p>Body location</text:p>
          </table:table-cell>
          <table:table-cell table:style-name="ce1" office:value-type="string">
            <text:p>endroit du corps</text:p>
          </table:table-cell>
          <table:table-cell office:value-type="string">
            <text:p>Sub-location</text:p>
          </table:table-cell>
        </table:table-row>
        <table:table-row table:style-name="ro1">
          <table:table-cell office:value-type="string">
            <text:p>sec20</text:p>
          </table:table-cell>
          <table:table-cell office:value-type="string">
            <text:p>Associated factors</text:p>
          </table:table-cell>
          <table:table-cell table:style-name="ce1" office:value-type="string">
            <text:p>facteurs associés</text:p>
          </table:table-cell>
          <table:table-cell office:value-type="string">
            <text:p>Sub-location</text:p>
          </table:table-cell>
        </table:table-row>
        <table:table-row table:style-name="ro1">
          <table:table-cell office:value-type="string">
            <text:p>sec21</text:p>
          </table:table-cell>
          <table:table-cell office:value-type="string">
            <text:p>Headache</text:p>
          </table:table-cell>
          <table:table-cell office:value-type="string">
            <text:p>Mal de tête</text:p>
          </table:table-cell>
          <table:table-cell office:value-type="string">
            <text:p>Sub-location</text:p>
          </table:table-cell>
        </table:table-row>
        <table:table-row table:style-name="ro1">
          <table:table-cell office:value-type="string">
            <text:p>sec22</text:p>
          </table:table-cell>
          <table:table-cell office:value-type="string">
            <text:p>Cold or flu symptoms</text:p>
          </table:table-cell>
          <table:table-cell office:value-type="string">
            <text:p>Symptômes du rhume ou grippe</text:p>
          </table:table-cell>
          <table:table-cell office:value-type="string">
            <text:p>Sub-location</text:p>
          </table:table-cell>
        </table:table-row>
        <table:table-row table:style-name="ro1">
          <table:table-cell office:value-type="string">
            <text:p>sec23</text:p>
          </table:table-cell>
          <table:table-cell office:value-type="string">
            <text:p>Chest pain</text:p>
          </table:table-cell>
          <table:table-cell office:value-type="string">
            <text:p>Douleur Thoracique</text:p>
          </table:table-cell>
          <table:table-cell office:value-type="string">
            <text:p>Sub-location</text:p>
          </table:table-cell>
        </table:table-row>
        <table:table-row table:style-name="ro1">
          <table:table-cell office:value-type="string">
            <text:p>sec24</text:p>
          </table:table-cell>
          <table:table-cell office:value-type="string">
            <text:p>Abdominal Pain</text:p>
          </table:table-cell>
          <table:table-cell office:value-type="string">
            <text:p>Douleur Abdominale</text:p>
          </table:table-cell>
          <table:table-cell office:value-type="string">
            <text:p>Sub-location</text:p>
          </table:table-cell>
        </table:table-row>
        <table:table-row table:style-name="ro1">
          <table:table-cell office:value-type="string">
            <text:p>sec25</text:p>
          </table:table-cell>
          <table:table-cell office:value-type="string">
            <text:p>Muscle and joint pain</text:p>
          </table:table-cell>
          <table:table-cell office:value-type="string">
            <text:p>Douleur musculaire et articulaire</text:p>
          </table:table-cell>
          <table:table-cell office:value-type="string">
            <text:p>Sub-location</text:p>
          </table:table-cell>
        </table:table-row>
        <table:table-row table:style-name="ro1">
          <table:table-cell office:value-type="string">
            <text:p>sec26</text:p>
          </table:table-cell>
          <table:table-cell office:value-type="string">
            <text:p>Other symptoms – Neurologic</text:p>
          </table:table-cell>
          <table:table-cell office:value-type="string">
            <text:p>Autres symptômes – Neurologique</text:p>
          </table:table-cell>
          <table:table-cell office:value-type="string">
            <text:p>Sub-location</text:p>
          </table:table-cell>
        </table:table-row>
        <table:table-row table:style-name="ro1">
          <table:table-cell office:value-type="string">
            <text:p>sec27</text:p>
          </table:table-cell>
          <table:table-cell office:value-type="string">
            <text:p>Other symptoms- Circulatory</text:p>
          </table:table-cell>
          <table:table-cell office:value-type="string">
            <text:p>Autres symptômes – Circulatoire</text:p>
          </table:table-cell>
          <table:table-cell office:value-type="string">
            <text:p>Sub-location</text:p>
          </table:table-cell>
        </table:table-row>
        <table:table-row table:style-name="ro1">
          <table:table-cell office:value-type="string">
            <text:p>sec28</text:p>
          </table:table-cell>
          <table:table-cell office:value-type="string">
            <text:p>Blood Pressure record</text:p>
          </table:table-cell>
          <table:table-cell office:value-type="string">
            <text:p>Pression artérielle</text:p>
          </table:table-cell>
          <table:table-cell office:value-type="string">
            <text:p>location</text:p>
          </table:table-cell>
        </table:table-row>
        <table:table-row table:style-name="ro1">
          <table:table-cell office:value-type="string">
            <text:p>sec29</text:p>
          </table:table-cell>
          <table:table-cell office:value-type="string">
            <text:p>Glycemia</text:p>
          </table:table-cell>
          <table:table-cell office:value-type="string">
            <text:p>Glycémie</text:p>
          </table:table-cell>
          <table:table-cell office:value-type="string">
            <text:p>location</text:p>
          </table:table-cell>
        </table:table-row>
        <table:table-row table:style-name="ro1">
          <table:table-cell office:value-type="string">
            <text:p>sec30</text:p>
          </table:table-cell>
          <table:table-cell office:value-type="string">
            <text:p>Personal notes</text:p>
          </table:table-cell>
          <table:table-cell office:value-type="string">
            <text:p>Notes personnelles</text:p>
          </table:table-cell>
          <table:table-cell office:value-type="string">
            <text:p>location</text:p>
          </table:table-cell>
        </table:table-row>
      </table:table>
      <table:table table:name="Directory" table:style-name="ta2">
        <office:forms form:automatic-focus="false" form:apply-design-mode="false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5" table:number-columns-repeated="1017" table:default-cell-style-name="ce1"/>
        <table:table-row table:style-name="ro3">
          <table:table-cell office:value-type="string">
            <text:p>key</text:p>
          </table:table-cell>
          <table:table-cell office:value-type="string">
            <text:p>area</text:p>
          </table:table-cell>
          <table:table-cell office:value-type="string">
            <text:p>location</text:p>
          </table:table-cell>
          <table:table-cell office:value-type="string">
            <text:p>sub_location</text:p>
          </table:table-cell>
          <table:table-cell office:value-type="string">
            <text:p>name</text:p>
          </table:table-cell>
          <table:table-cell office:value-type="string">
            <text:p>phone</text:p>
          </table:table-cell>
          <table:table-cell office:value-type="string">
            <text:p>address</text:p>
          </table:table-cell>
          <table:table-cell table:number-columns-repeated="1017"/>
        </table:table-row>
        <table:table-row table:style-name="ro3">
          <table:table-cell office:value-type="string">
            <text:p>dir01</text:p>
          </table:table-cell>
          <table:table-cell office:value-type="string">
            <text:p>G6G 6H2</text:p>
          </table:table-cell>
          <table:table-cell office:value-type="string">
            <text:p>Health Passport</text:p>
          </table:table-cell>
          <table:table-cell office:value-type="string">
            <text:p>null</text:p>
          </table:table-cell>
          <table:table-cell office:value-type="string">
            <text:p>Megantic English Speaking Community Development Corporation</text:p>
          </table:table-cell>
          <table:table-cell office:value-type="string">
            <text:p>(418) 332-3851</text:p>
          </table:table-cell>
          <table:table-cell office:value-type="string">
            <text:p>906 Mooney Street West, Thetford Mines, (QC) G6G 6H2</text:p>
          </table:table-cell>
          <table:table-cell table:number-columns-repeated="1017"/>
        </table:table-row>
        <table:table-row table:style-name="ro3">
          <table:table-cell office:value-type="string">
            <text:p>dir02</text:p>
          </table:table-cell>
          <table:table-cell office:value-type="string">
            <text:p>G6G 6H2</text:p>
          </table:table-cell>
          <table:table-cell office:value-type="string">
            <text:p>Directory</text:p>
          </table:table-cell>
          <table:table-cell office:value-type="string">
            <text:p>null</text:p>
          </table:table-cell>
          <table:table-cell office:value-type="string">
            <text:p>Info-santé</text:p>
          </table:table-cell>
          <table:table-cell table:style-name="ce2" office:value-type="string">
            <text:p>8-1-1</text:p>
          </table:table-cell>
          <table:table-cell office:value-type="string">
            <text:p>null</text:p>
          </table:table-cell>
          <table:table-cell table:number-columns-repeated="1017"/>
        </table:table-row>
        <table:table-row table:style-name="ro3">
          <table:table-cell office:value-type="string">
            <text:p>dir03</text:p>
          </table:table-cell>
          <table:table-cell office:value-type="string">
            <text:p>G6G 6H2</text:p>
          </table:table-cell>
          <table:table-cell office:value-type="string">
            <text:p>Directory</text:p>
          </table:table-cell>
          <table:table-cell office:value-type="string">
            <text:p>null</text:p>
          </table:table-cell>
          <table:table-cell office:value-type="string">
            <text:p>Community services</text:p>
          </table:table-cell>
          <table:table-cell table:style-name="ce2" office:value-type="string">
            <text:p>2-1-1</text:p>
          </table:table-cell>
          <table:table-cell office:value-type="string">
            <text:p>null</text:p>
          </table:table-cell>
          <table:table-cell table:number-columns-repeated="1017"/>
        </table:table-row>
        <table:table-row table:style-name="ro3">
          <table:table-cell office:value-type="string">
            <text:p>dir04</text:p>
          </table:table-cell>
          <table:table-cell office:value-type="string">
            <text:p>G6G 6H2</text:p>
          </table:table-cell>
          <table:table-cell office:value-type="string">
            <text:p>Directory</text:p>
          </table:table-cell>
          <table:table-cell office:value-type="string">
            <text:p>CLSC</text:p>
          </table:table-cell>
          <table:table-cell office:value-type="string">
            <text:p>Thetford Region</text:p>
          </table:table-cell>
          <table:table-cell table:style-name="ce2" office:value-type="string">
            <text:p>(418) 338-3511</text:p>
          </table:table-cell>
          <table:table-cell office:value-type="string">
            <text:p>null</text:p>
          </table:table-cell>
          <table:table-cell table:number-columns-repeated="1017"/>
        </table:table-row>
        <table:table-row table:style-name="ro3">
          <table:table-cell office:value-type="string">
            <text:p>dir05</text:p>
          </table:table-cell>
          <table:table-cell office:value-type="string">
            <text:p>G6G 6H2</text:p>
          </table:table-cell>
          <table:table-cell office:value-type="string">
            <text:p>Directory</text:p>
          </table:table-cell>
          <table:table-cell office:value-type="string">
            <text:p>CLSC</text:p>
          </table:table-cell>
          <table:table-cell office:value-type="string">
            <text:p>L’Érable Region</text:p>
          </table:table-cell>
          <table:table-cell table:style-name="ce2" office:value-type="string">
            <text:p>(819) 362-6301</text:p>
          </table:table-cell>
          <table:table-cell office:value-type="string">
            <text:p>null</text:p>
          </table:table-cell>
          <table:table-cell table:number-columns-repeated="1017"/>
        </table:table-row>
        <table:table-row table:style-name="ro3">
          <table:table-cell office:value-type="string">
            <text:p>dir06</text:p>
          </table:table-cell>
          <table:table-cell office:value-type="string">
            <text:p>G6G 6H2</text:p>
          </table:table-cell>
          <table:table-cell office:value-type="string">
            <text:p>Directory</text:p>
          </table:table-cell>
          <table:table-cell office:value-type="string">
            <text:p>CLSC</text:p>
          </table:table-cell>
          <table:table-cell office:value-type="string">
            <text:p>Arthabaska</text:p>
          </table:table-cell>
          <table:table-cell table:style-name="ce2" office:value-type="string">
            <text:p>(819) 758-7281</text:p>
          </table:table-cell>
          <table:table-cell office:value-type="string">
            <text:p>null</text:p>
          </table:table-cell>
          <table:table-cell table:number-columns-repeated="1017"/>
        </table:table-row>
        <table:table-row table:style-name="ro3">
          <table:table-cell office:value-type="string">
            <text:p>dir07</text:p>
          </table:table-cell>
          <table:table-cell office:value-type="string">
            <text:p>G6G 6H2</text:p>
          </table:table-cell>
          <table:table-cell office:value-type="string">
            <text:p>Directory</text:p>
          </table:table-cell>
          <table:table-cell office:value-type="string">
            <text:p>CLSC</text:p>
          </table:table-cell>
          <table:table-cell office:value-type="string">
            <text:p>Grand Littoral Region</text:p>
          </table:table-cell>
          <table:table-cell table:style-name="ce2" office:value-type="string">
            <text:p>(418) 728-3435</text:p>
          </table:table-cell>
          <table:table-cell office:value-type="string">
            <text:p>null</text:p>
          </table:table-cell>
          <table:table-cell table:number-columns-repeated="1017"/>
        </table:table-row>
        <table:table-row table:style-name="ro3">
          <table:table-cell office:value-type="string">
            <text:p>dir08</text:p>
          </table:table-cell>
          <table:table-cell office:value-type="string">
            <text:p>G6G 6H2</text:p>
          </table:table-cell>
          <table:table-cell office:value-type="string">
            <text:p>Directory</text:p>
          </table:table-cell>
          <table:table-cell office:value-type="string">
            <text:p>Hospital</text:p>
          </table:table-cell>
          <table:table-cell office:value-type="string">
            <text:p>Thetford Mines</text:p>
          </table:table-cell>
          <table:table-cell office:value-type="string">
            <text:p>(418) 338-7777</text:p>
          </table:table-cell>
          <table:table-cell office:value-type="string">
            <text:p>null</text:p>
          </table:table-cell>
          <table:table-cell table:number-columns-repeated="1017"/>
        </table:table-row>
        <table:table-row table:style-name="ro3">
          <table:table-cell office:value-type="string">
            <text:p>dir09</text:p>
          </table:table-cell>
          <table:table-cell office:value-type="string">
            <text:p>G6G 6H2</text:p>
          </table:table-cell>
          <table:table-cell office:value-type="string">
            <text:p>Directory</text:p>
          </table:table-cell>
          <table:table-cell office:value-type="string">
            <text:p>Hospital</text:p>
          </table:table-cell>
          <table:table-cell office:value-type="string">
            <text:p>Arthabaska</text:p>
          </table:table-cell>
          <table:table-cell office:value-type="string">
            <text:p>(819) 357-2030</text:p>
          </table:table-cell>
          <table:table-cell office:value-type="string">
            <text:p>null</text:p>
          </table:table-cell>
          <table:table-cell table:number-columns-repeated="1017"/>
        </table:table-row>
        <table:table-row table:style-name="ro3">
          <table:table-cell office:value-type="string">
            <text:p>dir10</text:p>
          </table:table-cell>
          <table:table-cell office:value-type="string">
            <text:p>G6G 6H2</text:p>
          </table:table-cell>
          <table:table-cell office:value-type="string">
            <text:p>Directory</text:p>
          </table:table-cell>
          <table:table-cell office:value-type="string">
            <text:p>Hospital</text:p>
          </table:table-cell>
          <table:table-cell office:value-type="string">
            <text:p>Hotel-Dieu de Lévis</text:p>
          </table:table-cell>
          <table:table-cell office:value-type="string">
            <text:p>(418) 835-7121</text:p>
          </table:table-cell>
          <table:table-cell office:value-type="string">
            <text:p>null</text:p>
          </table:table-cell>
          <table:table-cell table:number-columns-repeated="1017"/>
        </table:table-row>
        <table:table-row table:style-name="ro3">
          <table:table-cell office:value-type="string">
            <text:p>dir11</text:p>
          </table:table-cell>
          <table:table-cell office:value-type="string">
            <text:p>G6G 6H2</text:p>
          </table:table-cell>
          <table:table-cell office:value-type="string">
            <text:p>Directory</text:p>
          </table:table-cell>
          <table:table-cell office:value-type="string">
            <text:p>COOP Services</text:p>
          </table:table-cell>
          <table:table-cell office:value-type="string">
            <text:p>Appalaches</text:p>
          </table:table-cell>
          <table:table-cell office:value-type="string">
            <text:p>(418) 334-0852</text:p>
          </table:table-cell>
          <table:table-cell office:value-type="string">
            <text:p>null</text:p>
          </table:table-cell>
          <table:table-cell table:number-columns-repeated="1017"/>
        </table:table-row>
        <table:table-row table:style-name="ro3">
          <table:table-cell office:value-type="string">
            <text:p>dir12</text:p>
          </table:table-cell>
          <table:table-cell office:value-type="string">
            <text:p>G6G 6H2</text:p>
          </table:table-cell>
          <table:table-cell office:value-type="string">
            <text:p>Directory</text:p>
          </table:table-cell>
          <table:table-cell office:value-type="string">
            <text:p>COOP Services</text:p>
          </table:table-cell>
          <table:table-cell office:value-type="string">
            <text:p>Érable</text:p>
          </table:table-cell>
          <table:table-cell office:value-type="string">
            <text:p>(819) 621-3030</text:p>
          </table:table-cell>
          <table:table-cell office:value-type="string">
            <text:p>null</text:p>
          </table:table-cell>
          <table:table-cell table:number-columns-repeated="1017"/>
        </table:table-row>
        <table:table-row table:style-name="ro3">
          <table:table-cell office:value-type="string">
            <text:p>dir13</text:p>
          </table:table-cell>
          <table:table-cell office:value-type="string">
            <text:p>G6G 6H2</text:p>
          </table:table-cell>
          <table:table-cell office:value-type="string">
            <text:p>Directory</text:p>
          </table:table-cell>
          <table:table-cell office:value-type="string">
            <text:p>COOP Services</text:p>
          </table:table-cell>
          <table:table-cell office:value-type="string">
            <text:p>Lotbinière</text:p>
          </table:table-cell>
          <table:table-cell table:style-name="ce2" office:value-type="string">
            <text:p>(418) 728-4881</text:p>
          </table:table-cell>
          <table:table-cell office:value-type="string">
            <text:p>null</text:p>
          </table:table-cell>
          <table:table-cell table:number-columns-repeated="1017"/>
        </table:table-row>
        <table:table-row table:style-name="ro3">
          <table:table-cell office:value-type="string">
            <text:p>dir14</text:p>
          </table:table-cell>
          <table:table-cell office:value-type="string">
            <text:p>G6G 6H2</text:p>
          </table:table-cell>
          <table:table-cell office:value-type="string">
            <text:p>Directory</text:p>
          </table:table-cell>
          <table:table-cell office:value-type="string">
            <text:p>Volunteer services</text:p>
          </table:table-cell>
          <table:table-cell office:value-type="string">
            <text:p>MCDC Volunteer services for medical appointments, respite, and interpreter services</text:p>
          </table:table-cell>
          <table:table-cell office:value-type="string">
            <text:p>(418) 332-3851</text:p>
          </table:table-cell>
          <table:table-cell office:value-type="string">
            <text:p>null</text:p>
          </table:table-cell>
          <table:table-cell table:number-columns-repeated="1017"/>
        </table:table-row>
        <table:table-row table:style-name="ro3">
          <table:table-cell office:value-type="string">
            <text:p>dir15</text:p>
          </table:table-cell>
          <table:table-cell office:value-type="string">
            <text:p>G6G 6H2</text:p>
          </table:table-cell>
          <table:table-cell office:value-type="string">
            <text:p>Directory</text:p>
          </table:table-cell>
          <table:table-cell office:value-type="string">
            <text:p>Volunteer services</text:p>
          </table:table-cell>
          <table:table-cell office:value-type="string">
            <text:p>Association action Volontaire Amiante</text:p>
          </table:table-cell>
          <table:table-cell office:value-type="string">
            <text:p>(418) 334-0111</text:p>
          </table:table-cell>
          <table:table-cell office:value-type="string">
            <text:p>null</text:p>
          </table:table-cell>
          <table:table-cell table:number-columns-repeated="1017"/>
        </table:table-row>
        <table:table-row table:style-name="ro3">
          <table:table-cell office:value-type="string">
            <text:p>dir16</text:p>
          </table:table-cell>
          <table:table-cell office:value-type="string">
            <text:p>G6G 6H2</text:p>
          </table:table-cell>
          <table:table-cell office:value-type="string">
            <text:p>Directory</text:p>
          </table:table-cell>
          <table:table-cell office:value-type="string">
            <text:p>Volunteer services</text:p>
          </table:table-cell>
          <table:table-cell office:value-type="string">
            <text:p>Centre d’action bénévole de l’Érable</text:p>
          </table:table-cell>
          <table:table-cell office:value-type="string">
            <text:p>(819) 362-6896</text:p>
          </table:table-cell>
          <table:table-cell office:value-type="string">
            <text:p>null</text:p>
          </table:table-cell>
          <table:table-cell table:number-columns-repeated="1017"/>
        </table:table-row>
        <table:table-row table:style-name="ro3">
          <table:table-cell office:value-type="string">
            <text:p>dir17</text:p>
          </table:table-cell>
          <table:table-cell office:value-type="string">
            <text:p>G6G 6H2</text:p>
          </table:table-cell>
          <table:table-cell office:value-type="string">
            <text:p>Directory</text:p>
          </table:table-cell>
          <table:table-cell office:value-type="string">
            <text:p>Volunteer services</text:p>
          </table:table-cell>
          <table:table-cell office:value-type="string">
            <text:p>Carrefour des personnes aînées de Lotbinière</text:p>
          </table:table-cell>
          <table:table-cell office:value-type="string">
            <text:p>(418) 728-4825</text:p>
          </table:table-cell>
          <table:table-cell office:value-type="string">
            <text:p>null</text:p>
          </table:table-cell>
          <table:table-cell table:number-columns-repeated="1017"/>
        </table:table-row>
        <table:table-row table:style-name="ro3">
          <table:table-cell office:value-type="string">
            <text:p>dir18</text:p>
          </table:table-cell>
          <table:table-cell office:value-type="string">
            <text:p>G6G 6H2</text:p>
          </table:table-cell>
          <table:table-cell office:value-type="string">
            <text:p>Directory</text:p>
          </table:table-cell>
          <table:table-cell office:value-type="string">
            <text:p>Volunteer services</text:p>
          </table:table-cell>
          <table:table-cell office:value-type="string">
            <text:p>Alzheimer society</text:p>
          </table:table-cell>
          <table:table-cell office:value-type="string">
            <text:p>800-616-8816</text:p>
          </table:table-cell>
          <table:table-cell office:value-type="string">
            <text:p>null</text:p>
          </table:table-cell>
          <table:table-cell table:number-columns-repeated="1017"/>
        </table:table-row>
        <table:table-row table:style-name="ro3">
          <table:table-cell office:value-type="string">
            <text:p>dir19</text:p>
          </table:table-cell>
          <table:table-cell office:value-type="string">
            <text:p>G6G 6H2</text:p>
          </table:table-cell>
          <table:table-cell office:value-type="string">
            <text:p>Directory</text:p>
          </table:table-cell>
          <table:table-cell office:value-type="string">
            <text:p>Others</text:p>
          </table:table-cell>
          <table:table-cell office:value-type="string">
            <text:p>Canadian Cancer Society</text:p>
          </table:table-cell>
          <table:table-cell office:value-type="string">
            <text:p>800-321-1433</text:p>
          </table:table-cell>
          <table:table-cell office:value-type="string">
            <text:p>null</text:p>
          </table:table-cell>
          <table:table-cell table:number-columns-repeated="1017"/>
        </table:table-row>
        <table:table-row table:style-name="ro3">
          <table:table-cell office:value-type="string">
            <text:p>dir20</text:p>
          </table:table-cell>
          <table:table-cell office:value-type="string">
            <text:p>G6G 6H2</text:p>
          </table:table-cell>
          <table:table-cell office:value-type="string">
            <text:p>Directory</text:p>
          </table:table-cell>
          <table:table-cell office:value-type="string">
            <text:p>Others</text:p>
          </table:table-cell>
          <table:table-cell office:value-type="string">
            <text:p>Canadian Medic Alert</text:p>
          </table:table-cell>
          <table:table-cell office:value-type="string">
            <text:p>800-668-1507</text:p>
          </table:table-cell>
          <table:table-cell office:value-type="string">
            <text:p>null</text:p>
          </table:table-cell>
          <table:table-cell table:number-columns-repeated="1017"/>
        </table:table-row>
        <table:table-row table:style-name="ro3">
          <table:table-cell office:value-type="string">
            <text:p>dir21</text:p>
          </table:table-cell>
          <table:table-cell office:value-type="string">
            <text:p>G6G 6H2</text:p>
          </table:table-cell>
          <table:table-cell office:value-type="string">
            <text:p>Directory</text:p>
          </table:table-cell>
          <table:table-cell office:value-type="string">
            <text:p>Others</text:p>
          </table:table-cell>
          <table:table-cell office:value-type="string">
            <text:p>Diabetes Quebec</text:p>
          </table:table-cell>
          <table:table-cell office:value-type="string">
            <text:p>800-361-3504</text:p>
          </table:table-cell>
          <table:table-cell office:value-type="string">
            <text:p>null</text:p>
          </table:table-cell>
          <table:table-cell table:number-columns-repeated="1017"/>
        </table:table-row>
        <table:table-row table:style-name="ro3">
          <table:table-cell office:value-type="string">
            <text:p>dir22</text:p>
          </table:table-cell>
          <table:table-cell office:value-type="string">
            <text:p>G6G 6H2</text:p>
          </table:table-cell>
          <table:table-cell office:value-type="string">
            <text:p>Directory</text:p>
          </table:table-cell>
          <table:table-cell office:value-type="string">
            <text:p>Others</text:p>
          </table:table-cell>
          <table:table-cell office:value-type="string">
            <text:p>Lupus Canada</text:p>
          </table:table-cell>
          <table:table-cell office:value-type="string">
            <text:p>800-661-1468</text:p>
          </table:table-cell>
          <table:table-cell office:value-type="string">
            <text:p>null</text:p>
          </table:table-cell>
          <table:table-cell table:number-columns-repeated="1017"/>
        </table:table-row>
        <table:table-row table:style-name="ro3">
          <table:table-cell office:value-type="string">
            <text:p>dir23</text:p>
          </table:table-cell>
          <table:table-cell office:value-type="string">
            <text:p>G6G 6H2</text:p>
          </table:table-cell>
          <table:table-cell office:value-type="string">
            <text:p>Directory</text:p>
          </table:table-cell>
          <table:table-cell office:value-type="string">
            <text:p>Others</text:p>
          </table:table-cell>
          <table:table-cell office:value-type="string">
            <text:p>Multiple Sclerosis Society</text:p>
          </table:table-cell>
          <table:table-cell office:value-type="string">
            <text:p>800-565-3000</text:p>
          </table:table-cell>
          <table:table-cell office:value-type="string">
            <text:p>null</text:p>
          </table:table-cell>
          <table:table-cell table:number-columns-repeated="1017"/>
        </table:table-row>
        <table:table-row table:style-name="ro3">
          <table:table-cell office:value-type="string">
            <text:p>dir24</text:p>
          </table:table-cell>
          <table:table-cell office:value-type="string">
            <text:p>G6G 6H2</text:p>
          </table:table-cell>
          <table:table-cell office:value-type="string">
            <text:p>Directory</text:p>
          </table:table-cell>
          <table:table-cell office:value-type="string">
            <text:p>Others</text:p>
          </table:table-cell>
          <table:table-cell office:value-type="string">
            <text:p>Parkinson Foundation</text:p>
          </table:table-cell>
          <table:table-cell office:value-type="string">
            <text:p>800-565-3000</text:p>
          </table:table-cell>
          <table:table-cell office:value-type="string">
            <text:p>null</text:p>
          </table:table-cell>
          <table:table-cell table:number-columns-repeated="1017"/>
        </table:table-row>
        <table:table-row table:style-name="ro3">
          <table:table-cell office:value-type="string">
            <text:p>dir25</text:p>
          </table:table-cell>
          <table:table-cell office:value-type="string">
            <text:p>G6G 6H2</text:p>
          </table:table-cell>
          <table:table-cell office:value-type="string">
            <text:p>Directory</text:p>
          </table:table-cell>
          <table:table-cell office:value-type="string">
            <text:p>Others</text:p>
          </table:table-cell>
          <table:table-cell office:value-type="string">
            <text:p>Quebec Cancer Foundation</text:p>
          </table:table-cell>
          <table:table-cell office:value-type="string">
            <text:p>800-363-0063</text:p>
          </table:table-cell>
          <table:table-cell office:value-type="string">
            <text:p>null</text:p>
          </table:table-cell>
          <table:table-cell table:number-columns-repeated="1017"/>
        </table:table-row>
        <table:table-row table:style-name="ro3" table:number-rows-repeated="65511">
          <table:table-cell table:number-columns-repeated="1024"/>
        </table:table-row>
        <table:table-row table:style-name="ro1" table:number-rows-repeated="9830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in_catalog" table:style-name="ta3">
        <office:forms form:automatic-focus="false" form:apply-design-mode="false"/>
        <table:table-column table:style-name="co6" table:default-cell-style-name="ce1"/>
        <table:table-column table:style-name="co13" table:default-cell-style-name="ce1"/>
        <table:table-column table:style-name="co14" table:default-cell-style-name="ce1"/>
        <table:table-column table:style-name="co5" table:number-columns-repeated="1021" table:default-cell-style-name="ce1"/>
        <table:table-row table:style-name="ro3">
          <table:table-cell office:value-type="string">
            <text:p>key</text:p>
          </table:table-cell>
          <table:table-cell office:value-type="string">
            <text:p>level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3">
          <table:table-cell office:value-type="string">
            <text:p>pn0</text:p>
          </table:table-cell>
          <table:table-cell office:value-type="float" office:value="0">
            <text:p>0</text:p>
          </table:table-cell>
          <table:table-cell office:value-type="string">
            <text:p>Pain free</text:p>
          </table:table-cell>
          <table:table-cell table:number-columns-repeated="1021"/>
        </table:table-row>
        <table:table-row table:style-name="ro3">
          <table:table-cell office:value-type="string">
            <text:p>pn1</text:p>
          </table:table-cell>
          <table:table-cell office:value-type="float" office:value="1">
            <text:p>1</text:p>
          </table:table-cell>
          <table:table-cell office:value-type="string">
            <text:p>Very minor annoyance -occasional minor twinges.</text:p>
          </table:table-cell>
          <table:table-cell table:number-columns-repeated="1021"/>
        </table:table-row>
        <table:table-row table:style-name="ro3">
          <table:table-cell office:value-type="string">
            <text:p>pn2</text:p>
          </table:table-cell>
          <table:table-cell office:value-type="float" office:value="2">
            <text:p>2</text:p>
          </table:table-cell>
          <table:table-cell office:value-type="string">
            <text:p>Minor annoyance - occasional strong twinges.</text:p>
          </table:table-cell>
          <table:table-cell table:number-columns-repeated="1021"/>
        </table:table-row>
        <table:table-row table:style-name="ro3">
          <table:table-cell office:value-type="string">
            <text:p>pn3</text:p>
          </table:table-cell>
          <table:table-cell office:value-type="float" office:value="3">
            <text:p>3</text:p>
          </table:table-cell>
          <table:table-cell office:value-type="string">
            <text:p>Annoying enough to be distracting.</text:p>
          </table:table-cell>
          <table:table-cell table:number-columns-repeated="1021"/>
        </table:table-row>
        <table:table-row table:style-name="ro3">
          <table:table-cell office:value-type="string">
            <text:p>pn4</text:p>
          </table:table-cell>
          <table:table-cell office:value-type="float" office:value="4">
            <text:p>4</text:p>
          </table:table-cell>
          <table:table-cell office:value-type="string">
            <text:p>Can be ignored if you are really involved in your work, but still distracting.</text:p>
          </table:table-cell>
          <table:table-cell table:number-columns-repeated="1021"/>
        </table:table-row>
        <table:table-row table:style-name="ro3">
          <table:table-cell office:value-type="string">
            <text:p>pn5</text:p>
          </table:table-cell>
          <table:table-cell office:value-type="float" office:value="5">
            <text:p>5</text:p>
          </table:table-cell>
          <table:table-cell office:value-type="string">
            <text:p>Can't be ignored for more than 30 minutes.</text:p>
          </table:table-cell>
          <table:table-cell table:number-columns-repeated="1021"/>
        </table:table-row>
        <table:table-row table:style-name="ro3">
          <table:table-cell office:value-type="string">
            <text:p>pn6</text:p>
          </table:table-cell>
          <table:table-cell office:value-type="float" office:value="6">
            <text:p>6</text:p>
          </table:table-cell>
          <table:table-cell office:value-type="string">
            <text:p>Can't be ignored for any length of time, but you can still go to work and participate in social activities.</text:p>
          </table:table-cell>
          <table:table-cell table:number-columns-repeated="1021"/>
        </table:table-row>
        <table:table-row table:style-name="ro3">
          <table:table-cell office:value-type="string">
            <text:p>pn7</text:p>
          </table:table-cell>
          <table:table-cell office:value-type="float" office:value="7">
            <text:p>7</text:p>
          </table:table-cell>
          <table:table-cell office:value-type="string">
            <text:p>Makes it difficult to concentrate, interferes with sleep. You can still function with effort.</text:p>
          </table:table-cell>
          <table:table-cell table:number-columns-repeated="1021"/>
        </table:table-row>
        <table:table-row table:style-name="ro3">
          <table:table-cell office:value-type="string">
            <text:p>pn8</text:p>
          </table:table-cell>
          <table:table-cell office:value-type="float" office:value="8">
            <text:p>8</text:p>
          </table:table-cell>
          <table:table-cell office:value-type="string">
            <text:p>Physical activity severely limited. You can read and converse with effort. Nausea and dizziness set in as factors of pain.</text:p>
          </table:table-cell>
          <table:table-cell table:number-columns-repeated="1021"/>
        </table:table-row>
        <table:table-row table:style-name="ro3">
          <table:table-cell office:value-type="string">
            <text:p>pn9</text:p>
          </table:table-cell>
          <table:table-cell office:value-type="float" office:value="9">
            <text:p>9</text:p>
          </table:table-cell>
          <table:table-cell office:value-type="string">
            <text:p>Unable to speak. Crying out or moaning uncontrollably - near delirium.</text:p>
          </table:table-cell>
          <table:table-cell table:number-columns-repeated="1021"/>
        </table:table-row>
        <table:table-row table:style-name="ro3">
          <table:table-cell office:value-type="string">
            <text:p>pn10</text:p>
          </table:table-cell>
          <table:table-cell office:value-type="float" office:value="10">
            <text:p>10</text:p>
          </table:table-cell>
          <table:table-cell office:value-type="string">
            <text:p>Unconscious. Pain makes you pass out</text:p>
          </table:table-cell>
          <table:table-cell table:number-columns-repeated="1021"/>
        </table:table-row>
        <table:table-row table:style-name="ro3" table:number-rows-repeated="65524">
          <table:table-cell table:number-columns-repeated="1024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xt" table:style-name="ta1">
        <office:forms form:automatic-focus="false" form:apply-design-mode="false"/>
        <table:table-column table:style-name="co15" table:default-cell-style-name="Default"/>
        <table:table-column table:style-name="co16" table:default-cell-style-name="Default"/>
        <table:table-column table:style-name="co17" table:default-cell-style-name="ce1"/>
        <table:table-column table:style-name="co18" table:default-cell-style-name="Default"/>
        <table:table-column table:style-name="co19" table:default-cell-style-name="Default"/>
        <table:table-column table:style-name="co20" table:default-cell-style-name="ce1"/>
        <table:table-column table:style-name="co21" table:default-cell-style-name="ce1"/>
        <table:table-column table:style-name="co5" table:number-columns-repeated="3" table:default-cell-style-name="Default"/>
        <table:table-row table:style-name="ro1">
          <table:table-cell office:value-type="string">
            <text:p>key</text:p>
          </table:table-cell>
          <table:table-cell office:value-type="string">
            <text:p>location</text:p>
          </table:table-cell>
          <table:table-cell table:style-name="Default" office:value-type="string">
            <text:p>sub_location</text:p>
          </table:table-cell>
          <table:table-cell office:value-type="string">
            <text:p>category</text:p>
          </table:table-cell>
          <table:table-cell office:value-type="string">
            <text:p>description</text:p>
          </table:table-cell>
          <table:table-cell table:style-name="Default" office:value-type="string">
            <text:p>en_string</text:p>
          </table:table-cell>
          <table:table-cell table:style-name="Default" office:value-type="string">
            <text:p>fr_string</text:p>
          </table:table-cell>
          <table:table-cell table:number-columns-repeated="3"/>
        </table:table-row>
        <table:table-row table:style-name="ro1">
          <table:table-cell office:value-type="string">
            <text:p>hp01</text:p>
          </table:table-cell>
          <table:table-cell office:value-type="string">
            <text:p>Health Passport</text:p>
          </table:table-cell>
          <table:table-cell table:style-name="Default" office:value-type="string">
            <text:p>null</text:p>
          </table:table-cell>
          <table:table-cell table:style-name="ce1" office:value-type="string">
            <text:p>organization</text:p>
          </table:table-cell>
          <table:table-cell office:value-type="string">
            <text:p>null</text:p>
          </table:table-cell>
          <table:table-cell office:value-type="string">
            <text:p>Megantic English speaking Community \n Development Corporation \n 906 Mooney Street West \n Thetford Mines, (QC) G6G 6H2 \n</text:p>
          </table:table-cell>
          <table:table-cell office:value-type="string">
            <text:p>Megantic English speaking Community Development Corporation \n 906 Rue Mooney Ouest \n Thetford Mines, (QC) G6G 6H2 \n</text:p>
          </table:table-cell>
          <table:table-cell table:style-name="ce1" table:number-columns-repeated="3"/>
        </table:table-row>
        <table:table-row table:style-name="ro1">
          <table:table-cell office:value-type="string">
            <text:p>hp02</text:p>
          </table:table-cell>
          <table:table-cell office:value-type="string">
            <text:p>Health Passport</text:p>
          </table:table-cell>
          <table:table-cell table:style-name="Default" office:value-type="string">
            <text:p>null</text:p>
          </table:table-cell>
          <table:table-cell table:style-name="ce1" office:value-type="string">
            <text:p>information</text:p>
          </table:table-cell>
          <table:table-cell office:value-type="string">
            <text:p>if found</text:p>
          </table:table-cell>
          <table:table-cell office:value-type="string">
            <text:p>If found please call MCDC at 418-332-3851 and arrangements will be made to return it to its owner.</text:p>
          </table:table-cell>
          <table:table-cell office:value-type="string">
            <text:p>Si ce livret est retrouvé, s’il vous plaît communiquez avec la MCDC au 418-332-3851 afin qu’il soit retourné à son propriétaire.</text:p>
          </table:table-cell>
          <table:table-cell table:style-name="ce1" table:number-columns-repeated="3"/>
        </table:table-row>
        <table:table-row table:style-name="ro1">
          <table:table-cell office:value-type="string">
            <text:p>hp03</text:p>
          </table:table-cell>
          <table:table-cell office:value-type="string">
            <text:p>Contact in cases of emergency</text:p>
          </table:table-cell>
          <table:table-cell table:style-name="Default" office:value-type="string">
            <text:p>null</text:p>
          </table:table-cell>
          <table:table-cell office:value-type="string">
            <text:p>personal information</text:p>
          </table:table-cell>
          <table:table-cell office:value-type="string">
            <text:p>name</text:p>
          </table:table-cell>
          <table:table-cell office:value-type="string">
            <text:p>Name</text:p>
          </table:table-cell>
          <table:table-cell office:value-type="string">
            <text:p>Nom</text:p>
          </table:table-cell>
          <table:table-cell table:number-columns-repeated="3"/>
        </table:table-row>
        <table:table-row table:style-name="ro1">
          <table:table-cell office:value-type="string">
            <text:p>hp04</text:p>
          </table:table-cell>
          <table:table-cell office:value-type="string">
            <text:p>Contact in cases of emergency</text:p>
          </table:table-cell>
          <table:table-cell table:style-name="Default" office:value-type="string">
            <text:p>null</text:p>
          </table:table-cell>
          <table:table-cell office:value-type="string">
            <text:p>personal information</text:p>
          </table:table-cell>
          <table:table-cell office:value-type="string">
            <text:p>name</text:p>
          </table:table-cell>
          <table:table-cell office:value-type="string">
            <text:p>First person to notify</text:p>
          </table:table-cell>
          <table:table-cell office:value-type="string">
            <text:p>Personne à contacter en premier lieu</text:p>
          </table:table-cell>
          <table:table-cell table:number-columns-repeated="3"/>
        </table:table-row>
        <table:table-row table:style-name="ro1">
          <table:table-cell office:value-type="string">
            <text:p>hp05</text:p>
          </table:table-cell>
          <table:table-cell office:value-type="string">
            <text:p>Contact in cases of emergency</text:p>
          </table:table-cell>
          <table:table-cell table:style-name="Default" office:value-type="string">
            <text:p>null</text:p>
          </table:table-cell>
          <table:table-cell office:value-type="string">
            <text:p>personal information</text:p>
          </table:table-cell>
          <table:table-cell office:value-type="string">
            <text:p>name</text:p>
          </table:table-cell>
          <table:table-cell office:value-type="string">
            <text:p>Second person to notify</text:p>
          </table:table-cell>
          <table:table-cell office:value-type="string">
            <text:p>Personne à contacter en deuxième lieu</text:p>
          </table:table-cell>
          <table:table-cell table:number-columns-repeated="3"/>
        </table:table-row>
        <table:table-row table:style-name="ro1">
          <table:table-cell office:value-type="string">
            <text:p>hp06</text:p>
          </table:table-cell>
          <table:table-cell office:value-type="string">
            <text:p>Contact in cases of emergency</text:p>
          </table:table-cell>
          <table:table-cell table:style-name="Default" office:value-type="string">
            <text:p>null</text:p>
          </table:table-cell>
          <table:table-cell office:value-type="string">
            <text:p>personal information</text:p>
          </table:table-cell>
          <table:table-cell office:value-type="string">
            <text:p>name</text:p>
          </table:table-cell>
          <table:table-cell office:value-type="string">
            <text:p>Family doctor</text:p>
          </table:table-cell>
          <table:table-cell office:value-type="string">
            <text:p>Médecin de famille</text:p>
          </table:table-cell>
          <table:table-cell table:number-columns-repeated="3"/>
        </table:table-row>
        <table:table-row table:style-name="ro1">
          <table:table-cell office:value-type="string">
            <text:p>hp07</text:p>
          </table:table-cell>
          <table:table-cell office:value-type="string">
            <text:p>Contact in cases of emergency</text:p>
          </table:table-cell>
          <table:table-cell table:style-name="Default" office:value-type="string">
            <text:p>null</text:p>
          </table:table-cell>
          <table:table-cell office:value-type="string">
            <text:p>personal information</text:p>
          </table:table-cell>
          <table:table-cell office:value-type="string">
            <text:p>name</text:p>
          </table:table-cell>
          <table:table-cell office:value-type="string">
            <text:p>Name of usual clinic</text:p>
          </table:table-cell>
          <table:table-cell office:value-type="string">
            <text:p>Nom de la clinique</text:p>
          </table:table-cell>
          <table:table-cell table:number-columns-repeated="3"/>
        </table:table-row>
        <table:table-row table:style-name="ro1">
          <table:table-cell office:value-type="string">
            <text:p>hp08</text:p>
          </table:table-cell>
          <table:table-cell office:value-type="string">
            <text:p>Contact in cases of emergency</text:p>
          </table:table-cell>
          <table:table-cell table:style-name="Default" office:value-type="string">
            <text:p>null</text:p>
          </table:table-cell>
          <table:table-cell office:value-type="string">
            <text:p>personal information</text:p>
          </table:table-cell>
          <table:table-cell office:value-type="string">
            <text:p>phone</text:p>
          </table:table-cell>
          <table:table-cell office:value-type="string">
            <text:p>Phone</text:p>
          </table:table-cell>
          <table:table-cell office:value-type="string">
            <text:p>Téléphone</text:p>
          </table:table-cell>
          <table:table-cell table:number-columns-repeated="3"/>
        </table:table-row>
        <table:table-row table:style-name="ro1">
          <table:table-cell office:value-type="string">
            <text:p>hp09</text:p>
          </table:table-cell>
          <table:table-cell office:value-type="string">
            <text:p>Contact in cases of emergency</text:p>
          </table:table-cell>
          <table:table-cell table:style-name="Default" office:value-type="string">
            <text:p>null</text:p>
          </table:table-cell>
          <table:table-cell office:value-type="string">
            <text:p>personal information</text:p>
          </table:table-cell>
          <table:table-cell office:value-type="string">
            <text:p>cell phone</text:p>
          </table:table-cell>
          <table:table-cell office:value-type="string">
            <text:p>Cell phone</text:p>
          </table:table-cell>
          <table:table-cell office:value-type="string">
            <text:p>Téléphone cellulaire</text:p>
          </table:table-cell>
          <table:table-cell table:number-columns-repeated="3"/>
        </table:table-row>
        <table:table-row table:style-name="ro1">
          <table:table-cell office:value-type="string">
            <text:p>hp10</text:p>
          </table:table-cell>
          <table:table-cell office:value-type="string">
            <text:p>Contact in cases of emergency</text:p>
          </table:table-cell>
          <table:table-cell table:style-name="Default" office:value-type="string">
            <text:p>null</text:p>
          </table:table-cell>
          <table:table-cell office:value-type="string">
            <text:p>personal information</text:p>
          </table:table-cell>
          <table:table-cell office:value-type="string">
            <text:p>email</text:p>
          </table:table-cell>
          <table:table-cell table:number-columns-repeated="2" office:value-type="string">
            <text:p>Email</text:p>
          </table:table-cell>
          <table:table-cell table:number-columns-repeated="3"/>
        </table:table-row>
        <table:table-row table:style-name="ro1">
          <table:table-cell office:value-type="string">
            <text:p>hp11</text:p>
          </table:table-cell>
          <table:table-cell office:value-type="string">
            <text:p>Contact in cases of emergency</text:p>
          </table:table-cell>
          <table:table-cell table:style-name="Default" office:value-type="string">
            <text:p>null</text:p>
          </table:table-cell>
          <table:table-cell office:value-type="string">
            <text:p>personal information</text:p>
          </table:table-cell>
          <table:table-cell office:value-type="string">
            <text:p>language</text:p>
          </table:table-cell>
          <table:table-cell office:value-type="string">
            <text:p>Language</text:p>
          </table:table-cell>
          <table:table-cell office:value-type="string">
            <text:p>Langue parlée</text:p>
          </table:table-cell>
          <table:table-cell table:number-columns-repeated="3"/>
        </table:table-row>
        <table:table-row table:style-name="ro1">
          <table:table-cell office:value-type="string">
            <text:p>hp12</text:p>
          </table:table-cell>
          <table:table-cell office:value-type="string">
            <text:p>Contact in cases of emergency</text:p>
          </table:table-cell>
          <table:table-cell table:style-name="Default" office:value-type="string">
            <text:p>null</text:p>
          </table:table-cell>
          <table:table-cell office:value-type="string">
            <text:p>personal information</text:p>
          </table:table-cell>
          <table:table-cell office:value-type="string">
            <text:p>address</text:p>
          </table:table-cell>
          <table:table-cell office:value-type="string">
            <text:p>Address</text:p>
          </table:table-cell>
          <table:table-cell office:value-type="string">
            <text:p>Adresse</text:p>
          </table:table-cell>
          <table:table-cell table:number-columns-repeated="3"/>
        </table:table-row>
        <table:table-row table:style-name="ro1">
          <table:table-cell office:value-type="string">
            <text:p>hp13</text:p>
          </table:table-cell>
          <table:table-cell table:style-name="ce1" office:value-type="string">
            <text:p>Note to users</text:p>
          </table:table-cell>
          <table:table-cell table:style-name="Default" office:value-type="string">
            <text:p>null</text:p>
          </table:table-cell>
          <table:table-cell office:value-type="string">
            <text:p>information</text:p>
          </table:table-cell>
          <table:table-cell office:value-type="string">
            <text:p>null</text:p>
          </table:table-cell>
          <table:table-cell office:value-type="string">
            <text:p>The primary purpose of this booklet is to help you prepare for a visit with a health professional, most specifically in emergency situations. It is conceived to assist you in communicating in English and convey your health concerns with non-bilingual health professionals. However, it was impossible to cover all health topics. We focused on health issues that are the most frequent reasons to visit an emergency room or a walk-in clinic. We hope you find it useful.</text:p>
          </table:table-cell>
          <table:table-cell office:value-type="string">
            <text:p>null</text:p>
          </table:table-cell>
          <table:table-cell table:style-name="ce1" table:number-columns-repeated="3"/>
        </table:table-row>
        <table:table-row table:style-name="ro1">
          <table:table-cell office:value-type="string">
            <text:p>hp14</text:p>
          </table:table-cell>
          <table:table-cell table:style-name="ce1" office:value-type="string">
            <text:p>Disclaimer</text:p>
          </table:table-cell>
          <table:table-cell table:style-name="Default" office:value-type="string">
            <text:p>null</text:p>
          </table:table-cell>
          <table:table-cell office:value-type="string">
            <text:p>information</text:p>
          </table:table-cell>
          <table:table-cell office:value-type="string">
            <text:p>null</text:p>
          </table:table-cell>
          <table:table-cell office:value-type="string">
            <text:p>This booklet is meant as a guide to facilitate communication between English-speakers and French speaking health professionals. It does not in any way, shape or form replace a professional medical opinion.</text:p>
          </table:table-cell>
          <table:table-cell office:value-type="string">
            <text:p>null</text:p>
          </table:table-cell>
          <table:table-cell table:style-name="ce1" table:number-columns-repeated="3"/>
        </table:table-row>
        <table:table-row table:style-name="ro1">
          <table:table-cell office:value-type="string">
            <text:p>hp15</text:p>
          </table:table-cell>
          <table:table-cell table:style-name="ce1" office:value-type="string">
            <text:p>Info Santé 811</text:p>
          </table:table-cell>
          <table:table-cell table:style-name="Default" office:value-type="string">
            <text:p>null</text:p>
          </table:table-cell>
          <table:table-cell office:value-type="string">
            <text:p>information</text:p>
          </table:table-cell>
          <table:table-cell office:value-type="string">
            <text:p>null</text:p>
          </table:table-cell>
          <table:table-cell office:value-type="string">
            <text:p>This simple 3-digit number is all you need to reach Info-Santé services from anywhere in Quebec. It allows you to speak in English with a health professional for non-urgent situations and it may save you an unnecessary trip to the emergency room.</text:p>
          </table:table-cell>
          <table:table-cell office:value-type="string">
            <text:p>null</text:p>
          </table:table-cell>
          <table:table-cell table:style-name="ce1" table:number-columns-repeated="3"/>
        </table:table-row>
        <table:table-row table:style-name="ro1">
          <table:table-cell office:value-type="string">
            <text:p>hp16</text:p>
          </table:table-cell>
          <table:table-cell table:style-name="ce1" office:value-type="string">
            <text:p>How to prepare for a visit to the doctor</text:p>
          </table:table-cell>
          <table:table-cell table:style-name="Default" office:value-type="string">
            <text:p>null</text:p>
          </table:table-cell>
          <table:table-cell office:value-type="string">
            <text:p>information</text:p>
          </table:table-cell>
          <table:table-cell office:value-type="string">
            <text:p>null</text:p>
          </table:table-cell>
          <table:table-cell office:value-type="string">
            <text:p>1- Write down your health concerns in order of priority (concise, priorize one)</text:p>
          </table:table-cell>
          <table:table-cell office:value-type="string">
            <text:p>null</text:p>
          </table:table-cell>
          <table:table-cell table:style-name="ce1" table:number-columns-repeated="3"/>
        </table:table-row>
        <table:table-row table:style-name="ro1">
          <table:table-cell office:value-type="string">
            <text:p>hp17</text:p>
          </table:table-cell>
          <table:table-cell table:style-name="ce1" office:value-type="string">
            <text:p>How to prepare for a visit to the doctor</text:p>
          </table:table-cell>
          <table:table-cell table:style-name="Default" office:value-type="string">
            <text:p>null</text:p>
          </table:table-cell>
          <table:table-cell office:value-type="string">
            <text:p>information</text:p>
          </table:table-cell>
          <table:table-cell office:value-type="string">
            <text:p>null</text:p>
          </table:table-cell>
          <table:table-cell office:value-type="string">
            <text:p>2- Current list of medications (taking or have taken since last visit)</text:p>
          </table:table-cell>
          <table:table-cell office:value-type="string">
            <text:p>null</text:p>
          </table:table-cell>
          <table:table-cell table:style-name="ce1" table:number-columns-repeated="3"/>
        </table:table-row>
        <table:table-row table:style-name="ro1">
          <table:table-cell office:value-type="string">
            <text:p>hp18</text:p>
          </table:table-cell>
          <table:table-cell table:style-name="ce1" office:value-type="string">
            <text:p>How to prepare for a visit to the doctor</text:p>
          </table:table-cell>
          <table:table-cell table:style-name="Default" office:value-type="string">
            <text:p>null</text:p>
          </table:table-cell>
          <table:table-cell office:value-type="string">
            <text:p>information</text:p>
          </table:table-cell>
          <table:table-cell office:value-type="string">
            <text:p>null</text:p>
          </table:table-cell>
          <table:table-cell office:value-type="string">
            <text:p>3- Make a list of over-the-counter and herbal remedies tried since last visit</text:p>
          </table:table-cell>
          <table:table-cell office:value-type="string">
            <text:p>null</text:p>
          </table:table-cell>
          <table:table-cell table:style-name="ce1" table:number-columns-repeated="3"/>
        </table:table-row>
        <table:table-row table:style-name="ro1">
          <table:table-cell office:value-type="string">
            <text:p>hp19</text:p>
          </table:table-cell>
          <table:table-cell table:style-name="ce1" office:value-type="string">
            <text:p>How to prepare for a visit to the doctor</text:p>
          </table:table-cell>
          <table:table-cell table:style-name="Default" office:value-type="string">
            <text:p>null</text:p>
          </table:table-cell>
          <table:table-cell office:value-type="string">
            <text:p>information</text:p>
          </table:table-cell>
          <table:table-cell office:value-type="string">
            <text:p>null</text:p>
          </table:table-cell>
          <table:table-cell office:value-type="string">
            <text:p>4- Change of lifestyle (diet, exercise, travel out of the country)</text:p>
          </table:table-cell>
          <table:table-cell office:value-type="string">
            <text:p>null</text:p>
          </table:table-cell>
          <table:table-cell table:style-name="ce1" table:number-columns-repeated="3"/>
        </table:table-row>
        <table:table-row table:style-name="ro1">
          <table:table-cell office:value-type="string">
            <text:p>hp20</text:p>
          </table:table-cell>
          <table:table-cell table:style-name="ce1" office:value-type="string">
            <text:p>How to prepare for a visit to the doctor</text:p>
          </table:table-cell>
          <table:table-cell table:style-name="Default" office:value-type="string">
            <text:p>null</text:p>
          </table:table-cell>
          <table:table-cell office:value-type="string">
            <text:p>information</text:p>
          </table:table-cell>
          <table:table-cell office:value-type="string">
            <text:p>null</text:p>
          </table:table-cell>
          <table:table-cell office:value-type="string">
            <text:p>5- List of symptoms (what makes them better or worst)</text:p>
          </table:table-cell>
          <table:table-cell office:value-type="string">
            <text:p>null</text:p>
          </table:table-cell>
          <table:table-cell table:style-name="ce1" table:number-columns-repeated="3"/>
        </table:table-row>
        <table:table-row table:style-name="ro1">
          <table:table-cell office:value-type="string">
            <text:p>hp21</text:p>
          </table:table-cell>
          <table:table-cell office:value-type="string">
            <text:p>Medical history</text:p>
          </table:table-cell>
          <table:table-cell table:style-name="Default" office:value-type="string">
            <text:p>null</text:p>
          </table:table-cell>
          <table:table-cell office:value-type="string">
            <text:p>personal information</text:p>
          </table:table-cell>
          <table:table-cell office:value-type="string">
            <text:p>null</text:p>
          </table:table-cell>
          <table:table-cell table:number-columns-repeated="2" office:value-type="string">
            <text:p>Allergies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>
            <text:p>hp22</text:p>
          </table:table-cell>
          <table:table-cell office:value-type="string">
            <text:p>Medical history</text:p>
          </table:table-cell>
          <table:table-cell table:style-name="Default" office:value-type="string">
            <text:p>null</text:p>
          </table:table-cell>
          <table:table-cell office:value-type="string">
            <text:p>personal information</text:p>
          </table:table-cell>
          <table:table-cell office:value-type="string">
            <text:p>null</text:p>
          </table:table-cell>
          <table:table-cell office:value-type="string">
            <text:p>Current medications</text:p>
          </table:table-cell>
          <table:table-cell office:value-type="string">
            <text:p>Médicaments courants</text:p>
          </table:table-cell>
          <table:table-cell table:number-columns-repeated="3"/>
        </table:table-row>
        <table:table-row table:style-name="ro1">
          <table:table-cell office:value-type="string">
            <text:p>hp23</text:p>
          </table:table-cell>
          <table:table-cell office:value-type="string">
            <text:p>Medical history</text:p>
          </table:table-cell>
          <table:table-cell table:style-name="Default" office:value-type="string">
            <text:p>null</text:p>
          </table:table-cell>
          <table:table-cell office:value-type="string">
            <text:p>personal information</text:p>
          </table:table-cell>
          <table:table-cell office:value-type="string">
            <text:p>null</text:p>
          </table:table-cell>
          <table:table-cell office:value-type="string">
            <text:p>Name and dosage</text:p>
          </table:table-cell>
          <table:table-cell office:value-type="string">
            <text:p>Nom et dosage</text:p>
          </table:table-cell>
          <table:table-cell table:number-columns-repeated="3"/>
        </table:table-row>
        <table:table-row table:style-name="ro1">
          <table:table-cell office:value-type="string">
            <text:p>hp24</text:p>
          </table:table-cell>
          <table:table-cell office:value-type="string">
            <text:p>Medical history</text:p>
          </table:table-cell>
          <table:table-cell table:style-name="Default" office:value-type="string">
            <text:p>null</text:p>
          </table:table-cell>
          <table:table-cell office:value-type="string">
            <text:p>personal information</text:p>
          </table:table-cell>
          <table:table-cell office:value-type="string">
            <text:p>null</text:p>
          </table:table-cell>
          <table:table-cell office:value-type="string">
            <text:p>Current diagnostics</text:p>
          </table:table-cell>
          <table:table-cell office:value-type="string">
            <text:p>Diagnostiques courants</text:p>
          </table:table-cell>
          <table:table-cell table:number-columns-repeated="3"/>
        </table:table-row>
        <table:table-row table:style-name="ro1">
          <table:table-cell office:value-type="string">
            <text:p>hp25</text:p>
          </table:table-cell>
          <table:table-cell office:value-type="string">
            <text:p>Medical history</text:p>
          </table:table-cell>
          <table:table-cell table:style-name="Default" office:value-type="string">
            <text:p>null</text:p>
          </table:table-cell>
          <table:table-cell office:value-type="string">
            <text:p>personal information</text:p>
          </table:table-cell>
          <table:table-cell office:value-type="string">
            <text:p>null</text:p>
          </table:table-cell>
          <table:table-cell office:value-type="string">
            <text:p>What you are treated for</text:p>
          </table:table-cell>
          <table:table-cell office:value-type="string">
            <text:p>Traitements que vous recevez</text:p>
          </table:table-cell>
          <table:table-cell table:number-columns-repeated="3"/>
        </table:table-row>
        <table:table-row table:style-name="ro1">
          <table:table-cell office:value-type="string">
            <text:p>hp26</text:p>
          </table:table-cell>
          <table:table-cell office:value-type="string">
            <text:p>Medical history</text:p>
          </table:table-cell>
          <table:table-cell table:style-name="Default" office:value-type="string">
            <text:p>null</text:p>
          </table:table-cell>
          <table:table-cell office:value-type="string">
            <text:p>personal information</text:p>
          </table:table-cell>
          <table:table-cell office:value-type="string">
            <text:p>null</text:p>
          </table:table-cell>
          <table:table-cell office:value-type="string">
            <text:p>Past medical history</text:p>
          </table:table-cell>
          <table:table-cell office:value-type="string">
            <text:p>Antécédents médicaux</text:p>
          </table:table-cell>
          <table:table-cell table:number-columns-repeated="3"/>
        </table:table-row>
        <table:table-row table:style-name="ro1">
          <table:table-cell office:value-type="string">
            <text:p>hp27</text:p>
          </table:table-cell>
          <table:table-cell office:value-type="string">
            <text:p>Medical history</text:p>
          </table:table-cell>
          <table:table-cell table:style-name="Default" office:value-type="string">
            <text:p>null</text:p>
          </table:table-cell>
          <table:table-cell office:value-type="string">
            <text:p>example</text:p>
          </table:table-cell>
          <table:table-cell office:value-type="string">
            <text:p>null</text:p>
          </table:table-cell>
          <table:table-cell office:value-type="string">
            <text:p>Such as high blood pressure, diabetes, heart disease, asthma and date of diagnosis</text:p>
          </table:table-cell>
          <table:table-cell office:value-type="string">
            <text:p>tels que l’hypertension, diabète, asthme et date du diagnostique</text:p>
          </table:table-cell>
          <table:table-cell table:number-columns-repeated="3"/>
        </table:table-row>
        <table:table-row table:style-name="ro1">
          <table:table-cell office:value-type="string">
            <text:p>hp28</text:p>
          </table:table-cell>
          <table:table-cell office:value-type="string">
            <text:p>Medical history</text:p>
          </table:table-cell>
          <table:table-cell table:style-name="Default" office:value-type="string">
            <text:p>null</text:p>
          </table:table-cell>
          <table:table-cell office:value-type="string">
            <text:p>personal information</text:p>
          </table:table-cell>
          <table:table-cell office:value-type="string">
            <text:p>null</text:p>
          </table:table-cell>
          <table:table-cell office:value-type="string">
            <text:p>Surgical</text:p>
          </table:table-cell>
          <table:table-cell office:value-type="string">
            <text:p>Chirurgicaux</text:p>
          </table:table-cell>
          <table:table-cell table:number-columns-repeated="3"/>
        </table:table-row>
        <table:table-row table:style-name="ro1">
          <table:table-cell office:value-type="string">
            <text:p>hp29</text:p>
          </table:table-cell>
          <table:table-cell office:value-type="string">
            <text:p>Medical history</text:p>
          </table:table-cell>
          <table:table-cell table:style-name="Default" office:value-type="string">
            <text:p>null</text:p>
          </table:table-cell>
          <table:table-cell office:value-type="string">
            <text:p>example</text:p>
          </table:table-cell>
          <table:table-cell office:value-type="string">
            <text:p>null</text:p>
          </table:table-cell>
          <table:table-cell office:value-type="string">
            <text:p>Surgeries, date and after-effects</text:p>
          </table:table-cell>
          <table:table-cell office:value-type="string">
            <text:p>chirurgies, date et séquelles</text:p>
          </table:table-cell>
          <table:table-cell table:number-columns-repeated="3"/>
        </table:table-row>
        <table:table-row table:style-name="ro1">
          <table:table-cell office:value-type="string">
            <text:p>hp30</text:p>
          </table:table-cell>
          <table:table-cell office:value-type="string">
            <text:p>Living Habits</text:p>
          </table:table-cell>
          <table:table-cell table:style-name="Default" office:value-type="string">
            <text:p>null</text:p>
          </table:table-cell>
          <table:table-cell office:value-type="string">
            <text:p>personal information</text:p>
          </table:table-cell>
          <table:table-cell office:value-type="string">
            <text:p>null</text:p>
          </table:table-cell>
          <table:table-cell office:value-type="string">
            <text:p>Smoking</text:p>
          </table:table-cell>
          <table:table-cell office:value-type="string">
            <text:p>Fumeur</text:p>
          </table:table-cell>
          <table:table-cell table:number-columns-repeated="3"/>
        </table:table-row>
        <table:table-row table:style-name="ro1">
          <table:table-cell office:value-type="string">
            <text:p>hp31</text:p>
          </table:table-cell>
          <table:table-cell office:value-type="string">
            <text:p>Living Habits</text:p>
          </table:table-cell>
          <table:table-cell table:style-name="Default" office:value-type="string">
            <text:p>null</text:p>
          </table:table-cell>
          <table:table-cell office:value-type="string">
            <text:p>example</text:p>
          </table:table-cell>
          <table:table-cell office:value-type="string">
            <text:p>null</text:p>
          </table:table-cell>
          <table:table-cell office:value-type="string">
            <text:p>How many cigarettes per day? Since when</text:p>
          </table:table-cell>
          <table:table-cell office:value-type="string">
            <text:p>Combien de cigarettes par jour depuis combiens d’années</text:p>
          </table:table-cell>
          <table:table-cell table:number-columns-repeated="3"/>
        </table:table-row>
        <table:table-row table:style-name="ro1">
          <table:table-cell office:value-type="string">
            <text:p>hp32</text:p>
          </table:table-cell>
          <table:table-cell office:value-type="string">
            <text:p>Living Habits</text:p>
          </table:table-cell>
          <table:table-cell table:style-name="Default" office:value-type="string">
            <text:p>null</text:p>
          </table:table-cell>
          <table:table-cell office:value-type="string">
            <text:p>personal information</text:p>
          </table:table-cell>
          <table:table-cell office:value-type="string">
            <text:p>null</text:p>
          </table:table-cell>
          <table:table-cell office:value-type="string">
            <text:p>Alcohol</text:p>
          </table:table-cell>
          <table:table-cell office:value-type="string">
            <text:p>Alcool</text:p>
          </table:table-cell>
          <table:table-cell table:number-columns-repeated="3"/>
        </table:table-row>
        <table:table-row table:style-name="ro1">
          <table:table-cell office:value-type="string">
            <text:p>hp33</text:p>
          </table:table-cell>
          <table:table-cell office:value-type="string">
            <text:p>Living Habits</text:p>
          </table:table-cell>
          <table:table-cell table:style-name="Default" office:value-type="string">
            <text:p>null</text:p>
          </table:table-cell>
          <table:table-cell office:value-type="string">
            <text:p>example</text:p>
          </table:table-cell>
          <table:table-cell office:value-type="string">
            <text:p>null</text:p>
          </table:table-cell>
          <table:table-cell office:value-type="string">
            <text:p>How many drinks per week? Since when</text:p>
          </table:table-cell>
          <table:table-cell office:value-type="string">
            <text:p>Combien de consommation par semaine? Et depuis quand?</text:p>
          </table:table-cell>
          <table:table-cell table:number-columns-repeated="3"/>
        </table:table-row>
        <table:table-row table:style-name="ro1">
          <table:table-cell office:value-type="string">
            <text:p>hp34</text:p>
          </table:table-cell>
          <table:table-cell office:value-type="string">
            <text:p>Living Habits</text:p>
          </table:table-cell>
          <table:table-cell table:style-name="Default" office:value-type="string">
            <text:p>null</text:p>
          </table:table-cell>
          <table:table-cell office:value-type="string">
            <text:p>personal information</text:p>
          </table:table-cell>
          <table:table-cell office:value-type="string">
            <text:p>null</text:p>
          </table:table-cell>
          <table:table-cell office:value-type="string">
            <text:p>Physical activities</text:p>
          </table:table-cell>
          <table:table-cell office:value-type="string">
            <text:p>Activités physiques</text:p>
          </table:table-cell>
          <table:table-cell table:number-columns-repeated="3"/>
        </table:table-row>
        <table:table-row table:style-name="ro1">
          <table:table-cell office:value-type="string">
            <text:p>hp35</text:p>
          </table:table-cell>
          <table:table-cell office:value-type="string">
            <text:p>Living Habits</text:p>
          </table:table-cell>
          <table:table-cell table:style-name="Default" office:value-type="string">
            <text:p>null</text:p>
          </table:table-cell>
          <table:table-cell office:value-type="string">
            <text:p>example</text:p>
          </table:table-cell>
          <table:table-cell office:value-type="string">
            <text:p>null</text:p>
          </table:table-cell>
          <table:table-cell office:value-type="string">
            <text:p>Such as walk, run, swim</text:p>
          </table:table-cell>
          <table:table-cell office:value-type="string">
            <text:p>telles que la marche, course, natation</text:p>
          </table:table-cell>
          <table:table-cell table:number-columns-repeated="3"/>
        </table:table-row>
        <table:table-row table:style-name="ro1">
          <table:table-cell office:value-type="string">
            <text:p>hp36</text:p>
          </table:table-cell>
          <table:table-cell office:value-type="string">
            <text:p>Living Habits</text:p>
          </table:table-cell>
          <table:table-cell table:style-name="Default" office:value-type="string">
            <text:p>null</text:p>
          </table:table-cell>
          <table:table-cell office:value-type="string">
            <text:p>personal information</text:p>
          </table:table-cell>
          <table:table-cell office:value-type="string">
            <text:p>null</text:p>
          </table:table-cell>
          <table:table-cell office:value-type="string">
            <text:p>Sleep</text:p>
          </table:table-cell>
          <table:table-cell office:value-type="string">
            <text:p>Sommeil</text:p>
          </table:table-cell>
          <table:table-cell table:number-columns-repeated="3"/>
        </table:table-row>
        <table:table-row table:style-name="ro1">
          <table:table-cell office:value-type="string">
            <text:p>hp37</text:p>
          </table:table-cell>
          <table:table-cell office:value-type="string">
            <text:p>Living Habits</text:p>
          </table:table-cell>
          <table:table-cell table:style-name="Default" office:value-type="string">
            <text:p>null</text:p>
          </table:table-cell>
          <table:table-cell office:value-type="string">
            <text:p>example</text:p>
          </table:table-cell>
          <table:table-cell office:value-type="string">
            <text:p>null</text:p>
          </table:table-cell>
          <table:table-cell office:value-type="string">
            <text:p>How many hours a night are you getting?</text:p>
          </table:table-cell>
          <table:table-cell office:value-type="string">
            <text:p>Combien d'heures de sommeil par nuit?</text:p>
          </table:table-cell>
          <table:table-cell table:number-columns-repeated="3"/>
        </table:table-row>
        <table:table-row table:style-name="ro1">
          <table:table-cell office:value-type="string">
            <text:p>hp38</text:p>
          </table:table-cell>
          <table:table-cell table:style-name="ce1" office:value-type="string">
            <text:p>Lexicon</text:p>
          </table:table-cell>
          <table:table-cell table:style-name="Default" office:value-type="string">
            <text:p>null</text:p>
          </table:table-cell>
          <table:table-cell office:value-type="string">
            <text:p>information</text:p>
          </table:table-cell>
          <table:table-cell office:value-type="string">
            <text:p>null</text:p>
          </table:table-cell>
          <table:table-cell office:value-type="string">
            <text:p>This section is designed to help you describe your symptoms in English until a bilingual health professional can take over. The French translation is for the benefit of the health professional.</text:p>
          </table:table-cell>
          <table:table-cell/>
          <table:table-cell table:style-name="ce1" table:number-columns-repeated="3"/>
        </table:table-row>
        <table:table-row table:style-name="ro1">
          <table:table-cell office:value-type="string">
            <text:p>hp39</text:p>
          </table:table-cell>
          <table:table-cell table:style-name="ce1" office:value-type="string">
            <text:p>Lexicon</text:p>
          </table:table-cell>
          <table:table-cell table:style-name="Default" office:value-type="string">
            <text:p>Type of pain</text:p>
          </table:table-cell>
          <table:table-cell office:value-type="string">
            <text:p>information</text:p>
          </table:table-cell>
          <table:table-cell office:value-type="string">
            <text:p>null</text:p>
          </table:table-cell>
          <table:table-cell office:value-type="string">
            <text:p>Describing the pain and its severity is a key factor in establishing diagnosis. Always try to rank it on a scale of one to 10, 10 being the worst pain you ever had.</text:p>
          </table:table-cell>
          <table:table-cell/>
          <table:table-cell table:style-name="ce1" table:number-columns-repeated="3"/>
        </table:table-row>
        <table:table-row table:style-name="ro1">
          <table:table-cell office:value-type="string">
            <text:p>hp40</text:p>
          </table:table-cell>
          <table:table-cell table:style-name="ce1" office:value-type="string">
            <text:p>Lexicon</text:p>
          </table:table-cell>
          <table:table-cell table:style-name="Default" office:value-type="string">
            <text:p>Type of pain</text:p>
          </table:table-cell>
          <table:table-cell office:value-type="string">
            <text:p>information</text:p>
          </table:table-cell>
          <table:table-cell office:value-type="string">
            <text:p>null</text:p>
          </table:table-cell>
          <table:table-cell office:value-type="string">
            <text:p>My pain is ...out of 10</text:p>
          </table:table-cell>
          <table:table-cell office:value-type="string">
            <text:p>Ma douleur est à...sur 10</text:p>
          </table:table-cell>
          <table:table-cell table:style-name="ce1" table:number-columns-repeated="3"/>
        </table:table-row>
        <table:table-row table:style-name="ro1">
          <table:table-cell office:value-type="string">
            <text:p>hp41</text:p>
          </table:table-cell>
          <table:table-cell office:value-type="string">
            <text:p>Lexicon</text:p>
          </table:table-cell>
          <table:table-cell office:value-type="string">
            <text:p>type of pain</text:p>
          </table:table-cell>
          <table:table-cell office:value-type="string">
            <text:p>phrases</text:p>
          </table:table-cell>
          <table:table-cell office:value-type="string">
            <text:p>null</text:p>
          </table:table-cell>
          <table:table-cell office:value-type="string">
            <text:p>I have pain</text:p>
          </table:table-cell>
          <table:table-cell office:value-type="string">
            <text:p>J’ai de la douleur</text:p>
          </table:table-cell>
          <table:table-cell table:number-columns-repeated="3"/>
        </table:table-row>
        <table:table-row table:style-name="ro1">
          <table:table-cell office:value-type="string">
            <text:p>hp42</text:p>
          </table:table-cell>
          <table:table-cell office:value-type="string">
            <text:p>Lexicon</text:p>
          </table:table-cell>
          <table:table-cell office:value-type="string">
            <text:p>type of pain</text:p>
          </table:table-cell>
          <table:table-cell office:value-type="string">
            <text:p>phrases</text:p>
          </table:table-cell>
          <table:table-cell office:value-type="string">
            <text:p>null</text:p>
          </table:table-cell>
          <table:table-cell office:value-type="string">
            <text:p>Burning pain</text:p>
          </table:table-cell>
          <table:table-cell office:value-type="string">
            <text:p>Douleur brûlante</text:p>
          </table:table-cell>
          <table:table-cell table:number-columns-repeated="3"/>
        </table:table-row>
        <table:table-row table:style-name="ro1">
          <table:table-cell office:value-type="string">
            <text:p>hp43</text:p>
          </table:table-cell>
          <table:table-cell office:value-type="string">
            <text:p>Lexicon</text:p>
          </table:table-cell>
          <table:table-cell office:value-type="string">
            <text:p>type of pain</text:p>
          </table:table-cell>
          <table:table-cell office:value-type="string">
            <text:p>phrases</text:p>
          </table:table-cell>
          <table:table-cell office:value-type="string">
            <text:p>null</text:p>
          </table:table-cell>
          <table:table-cell office:value-type="string">
            <text:p>Constant pain</text:p>
          </table:table-cell>
          <table:table-cell office:value-type="string">
            <text:p>Douleur constante</text:p>
          </table:table-cell>
          <table:table-cell table:number-columns-repeated="3"/>
        </table:table-row>
        <table:table-row table:style-name="ro1">
          <table:table-cell office:value-type="string">
            <text:p>hp44</text:p>
          </table:table-cell>
          <table:table-cell office:value-type="string">
            <text:p>Lexicon</text:p>
          </table:table-cell>
          <table:table-cell office:value-type="string">
            <text:p>type of pain</text:p>
          </table:table-cell>
          <table:table-cell office:value-type="string">
            <text:p>phrases</text:p>
          </table:table-cell>
          <table:table-cell office:value-type="string">
            <text:p>null</text:p>
          </table:table-cell>
          <table:table-cell office:value-type="string">
            <text:p>Crushing pain</text:p>
          </table:table-cell>
          <table:table-cell office:value-type="string">
            <text:p>Douleur écrasante</text:p>
          </table:table-cell>
          <table:table-cell table:number-columns-repeated="3"/>
        </table:table-row>
        <table:table-row table:style-name="ro1">
          <table:table-cell office:value-type="string">
            <text:p>hp45</text:p>
          </table:table-cell>
          <table:table-cell office:value-type="string">
            <text:p>Lexicon</text:p>
          </table:table-cell>
          <table:table-cell office:value-type="string">
            <text:p>type of pain</text:p>
          </table:table-cell>
          <table:table-cell office:value-type="string">
            <text:p>phrases</text:p>
          </table:table-cell>
          <table:table-cell office:value-type="string">
            <text:p>null</text:p>
          </table:table-cell>
          <table:table-cell office:value-type="string">
            <text:p>Moderate pain</text:p>
          </table:table-cell>
          <table:table-cell office:value-type="string">
            <text:p>Douleur modérée</text:p>
          </table:table-cell>
          <table:table-cell table:number-columns-repeated="3"/>
        </table:table-row>
        <table:table-row table:style-name="ro1">
          <table:table-cell office:value-type="string">
            <text:p>hp46</text:p>
          </table:table-cell>
          <table:table-cell office:value-type="string">
            <text:p>Lexicon</text:p>
          </table:table-cell>
          <table:table-cell office:value-type="string">
            <text:p>type of pain</text:p>
          </table:table-cell>
          <table:table-cell office:value-type="string">
            <text:p>phrases</text:p>
          </table:table-cell>
          <table:table-cell office:value-type="string">
            <text:p>null</text:p>
          </table:table-cell>
          <table:table-cell office:value-type="string">
            <text:p>Numbing pain</text:p>
          </table:table-cell>
          <table:table-cell office:value-type="string">
            <text:p>Engourdissement douloureux</text:p>
          </table:table-cell>
          <table:table-cell table:number-columns-repeated="3"/>
        </table:table-row>
        <table:table-row table:style-name="ro1">
          <table:table-cell office:value-type="string">
            <text:p>hp47</text:p>
          </table:table-cell>
          <table:table-cell office:value-type="string">
            <text:p>Lexicon</text:p>
          </table:table-cell>
          <table:table-cell office:value-type="string">
            <text:p>type of pain</text:p>
          </table:table-cell>
          <table:table-cell office:value-type="string">
            <text:p>phrases</text:p>
          </table:table-cell>
          <table:table-cell office:value-type="string">
            <text:p>null</text:p>
          </table:table-cell>
          <table:table-cell office:value-type="string">
            <text:p>Severe pain</text:p>
          </table:table-cell>
          <table:table-cell office:value-type="string">
            <text:p>Douleur sévère</text:p>
          </table:table-cell>
          <table:table-cell table:number-columns-repeated="3"/>
        </table:table-row>
        <table:table-row table:style-name="ro1">
          <table:table-cell office:value-type="string">
            <text:p>hp48</text:p>
          </table:table-cell>
          <table:table-cell office:value-type="string">
            <text:p>Lexicon</text:p>
          </table:table-cell>
          <table:table-cell office:value-type="string">
            <text:p>type of pain</text:p>
          </table:table-cell>
          <table:table-cell office:value-type="string">
            <text:p>phrases</text:p>
          </table:table-cell>
          <table:table-cell office:value-type="string">
            <text:p>null</text:p>
          </table:table-cell>
          <table:table-cell office:value-type="string">
            <text:p>Squeezing pain</text:p>
          </table:table-cell>
          <table:table-cell office:value-type="string">
            <text:p>Douleur qui serre</text:p>
          </table:table-cell>
          <table:table-cell table:number-columns-repeated="3"/>
        </table:table-row>
        <table:table-row table:style-name="ro1">
          <table:table-cell office:value-type="string">
            <text:p>hp49</text:p>
          </table:table-cell>
          <table:table-cell office:value-type="string">
            <text:p>Lexicon</text:p>
          </table:table-cell>
          <table:table-cell office:value-type="string">
            <text:p>type of pain</text:p>
          </table:table-cell>
          <table:table-cell office:value-type="string">
            <text:p>phrases</text:p>
          </table:table-cell>
          <table:table-cell office:value-type="string">
            <text:p>null</text:p>
          </table:table-cell>
          <table:table-cell office:value-type="string">
            <text:p>Stabbing pain</text:p>
          </table:table-cell>
          <table:table-cell office:value-type="string">
            <text:p>Douleur en coup de poignard</text:p>
          </table:table-cell>
          <table:table-cell table:number-columns-repeated="3"/>
        </table:table-row>
        <table:table-row table:style-name="ro1">
          <table:table-cell office:value-type="string">
            <text:p>hp50</text:p>
          </table:table-cell>
          <table:table-cell office:value-type="string">
            <text:p>Lexicon</text:p>
          </table:table-cell>
          <table:table-cell office:value-type="string">
            <text:p>type of pain</text:p>
          </table:table-cell>
          <table:table-cell office:value-type="string">
            <text:p>phrases</text:p>
          </table:table-cell>
          <table:table-cell office:value-type="string">
            <text:p>null</text:p>
          </table:table-cell>
          <table:table-cell office:value-type="string">
            <text:p>Throbbing pain</text:p>
          </table:table-cell>
          <table:table-cell office:value-type="string">
            <text:p>Douleur pulsative</text:p>
          </table:table-cell>
          <table:table-cell table:number-columns-repeated="3"/>
        </table:table-row>
        <table:table-row table:style-name="ro1">
          <table:table-cell office:value-type="string">
            <text:p>hp51</text:p>
          </table:table-cell>
          <table:table-cell office:value-type="string">
            <text:p>Lexicon</text:p>
          </table:table-cell>
          <table:table-cell office:value-type="string">
            <text:p>timing</text:p>
          </table:table-cell>
          <table:table-cell office:value-type="string">
            <text:p>phrases</text:p>
          </table:table-cell>
          <table:table-cell office:value-type="string">
            <text:p>null</text:p>
          </table:table-cell>
          <table:table-cell office:value-type="string">
            <text:p>Since</text:p>
          </table:table-cell>
          <table:table-cell office:value-type="string">
            <text:p>Depuis</text:p>
          </table:table-cell>
          <table:table-cell table:number-columns-repeated="3"/>
        </table:table-row>
        <table:table-row table:style-name="ro1">
          <table:table-cell office:value-type="string">
            <text:p>hp52</text:p>
          </table:table-cell>
          <table:table-cell office:value-type="string">
            <text:p>Lexicon</text:p>
          </table:table-cell>
          <table:table-cell office:value-type="string">
            <text:p>timing</text:p>
          </table:table-cell>
          <table:table-cell office:value-type="string">
            <text:p>phrases</text:p>
          </table:table-cell>
          <table:table-cell office:value-type="string">
            <text:p>null</text:p>
          </table:table-cell>
          <table:table-cell office:value-type="string">
            <text:p>It has been</text:p>
          </table:table-cell>
          <table:table-cell office:value-type="string">
            <text:p>Ça fait maintenant</text:p>
          </table:table-cell>
          <table:table-cell table:number-columns-repeated="3"/>
        </table:table-row>
        <table:table-row table:style-name="ro1">
          <table:table-cell office:value-type="string">
            <text:p>hp53</text:p>
          </table:table-cell>
          <table:table-cell office:value-type="string">
            <text:p>Lexicon</text:p>
          </table:table-cell>
          <table:table-cell office:value-type="string">
            <text:p>timing</text:p>
          </table:table-cell>
          <table:table-cell office:value-type="string">
            <text:p>phrases</text:p>
          </table:table-cell>
          <table:table-cell office:value-type="string">
            <text:p>null</text:p>
          </table:table-cell>
          <table:table-cell office:value-type="string">
            <text:p>Today</text:p>
          </table:table-cell>
          <table:table-cell office:value-type="string">
            <text:p>Aujoud’hui</text:p>
          </table:table-cell>
          <table:table-cell table:number-columns-repeated="3"/>
        </table:table-row>
        <table:table-row table:style-name="ro1">
          <table:table-cell office:value-type="string">
            <text:p>hp54</text:p>
          </table:table-cell>
          <table:table-cell office:value-type="string">
            <text:p>Lexicon</text:p>
          </table:table-cell>
          <table:table-cell office:value-type="string">
            <text:p>timing</text:p>
          </table:table-cell>
          <table:table-cell office:value-type="string">
            <text:p>phrases</text:p>
          </table:table-cell>
          <table:table-cell office:value-type="string">
            <text:p>null</text:p>
          </table:table-cell>
          <table:table-cell office:value-type="string">
            <text:p>Yesterday</text:p>
          </table:table-cell>
          <table:table-cell office:value-type="string">
            <text:p>Hier</text:p>
          </table:table-cell>
          <table:table-cell table:number-columns-repeated="3"/>
        </table:table-row>
        <table:table-row table:style-name="ro1">
          <table:table-cell office:value-type="string">
            <text:p>hp55</text:p>
          </table:table-cell>
          <table:table-cell office:value-type="string">
            <text:p>Lexicon</text:p>
          </table:table-cell>
          <table:table-cell office:value-type="string">
            <text:p>timing</text:p>
          </table:table-cell>
          <table:table-cell office:value-type="string">
            <text:p>phrases</text:p>
          </table:table-cell>
          <table:table-cell office:value-type="string">
            <text:p>null</text:p>
          </table:table-cell>
          <table:table-cell office:value-type="string">
            <text:p>Morning</text:p>
          </table:table-cell>
          <table:table-cell office:value-type="string">
            <text:p>Matin</text:p>
          </table:table-cell>
          <table:table-cell table:number-columns-repeated="3"/>
        </table:table-row>
        <table:table-row table:style-name="ro1">
          <table:table-cell office:value-type="string">
            <text:p>hp56</text:p>
          </table:table-cell>
          <table:table-cell office:value-type="string">
            <text:p>Lexicon</text:p>
          </table:table-cell>
          <table:table-cell office:value-type="string">
            <text:p>timing</text:p>
          </table:table-cell>
          <table:table-cell office:value-type="string">
            <text:p>phrases</text:p>
          </table:table-cell>
          <table:table-cell office:value-type="string">
            <text:p>null</text:p>
          </table:table-cell>
          <table:table-cell office:value-type="string">
            <text:p>Afternoon</text:p>
          </table:table-cell>
          <table:table-cell office:value-type="string">
            <text:p>Après-midi</text:p>
          </table:table-cell>
          <table:table-cell table:number-columns-repeated="3"/>
        </table:table-row>
        <table:table-row table:style-name="ro1">
          <table:table-cell office:value-type="string">
            <text:p>hp57</text:p>
          </table:table-cell>
          <table:table-cell office:value-type="string">
            <text:p>Lexicon</text:p>
          </table:table-cell>
          <table:table-cell office:value-type="string">
            <text:p>timing</text:p>
          </table:table-cell>
          <table:table-cell office:value-type="string">
            <text:p>phrases</text:p>
          </table:table-cell>
          <table:table-cell office:value-type="string">
            <text:p>null</text:p>
          </table:table-cell>
          <table:table-cell office:value-type="string">
            <text:p>Evening</text:p>
          </table:table-cell>
          <table:table-cell office:value-type="string">
            <text:p>Soirée</text:p>
          </table:table-cell>
          <table:table-cell table:number-columns-repeated="3"/>
        </table:table-row>
        <table:table-row table:style-name="ro1">
          <table:table-cell office:value-type="string">
            <text:p>hp58</text:p>
          </table:table-cell>
          <table:table-cell office:value-type="string">
            <text:p>Lexicon</text:p>
          </table:table-cell>
          <table:table-cell office:value-type="string">
            <text:p>timing</text:p>
          </table:table-cell>
          <table:table-cell office:value-type="string">
            <text:p>phrases</text:p>
          </table:table-cell>
          <table:table-cell office:value-type="string">
            <text:p>null</text:p>
          </table:table-cell>
          <table:table-cell office:value-type="string">
            <text:p>Last night</text:p>
          </table:table-cell>
          <table:table-cell office:value-type="string">
            <text:p>La nuit dernière</text:p>
          </table:table-cell>
          <table:table-cell table:number-columns-repeated="3"/>
        </table:table-row>
        <table:table-row table:style-name="ro1">
          <table:table-cell office:value-type="string">
            <text:p>hp59</text:p>
          </table:table-cell>
          <table:table-cell office:value-type="string">
            <text:p>Lexicon</text:p>
          </table:table-cell>
          <table:table-cell office:value-type="string">
            <text:p>timing</text:p>
          </table:table-cell>
          <table:table-cell office:value-type="string">
            <text:p>phrases</text:p>
          </table:table-cell>
          <table:table-cell office:value-type="string">
            <text:p>null</text:p>
          </table:table-cell>
          <table:table-cell office:value-type="string">
            <text:p>One, two, three, four days</text:p>
          </table:table-cell>
          <table:table-cell office:value-type="string">
            <text:p>Un, deux, trois, quatre jours</text:p>
          </table:table-cell>
          <table:table-cell table:number-columns-repeated="3"/>
        </table:table-row>
        <table:table-row table:style-name="ro1">
          <table:table-cell office:value-type="string">
            <text:p>hp60</text:p>
          </table:table-cell>
          <table:table-cell office:value-type="string">
            <text:p>Lexicon</text:p>
          </table:table-cell>
          <table:table-cell office:value-type="string">
            <text:p>timing</text:p>
          </table:table-cell>
          <table:table-cell office:value-type="string">
            <text:p>phrases</text:p>
          </table:table-cell>
          <table:table-cell office:value-type="string">
            <text:p>null</text:p>
          </table:table-cell>
          <table:table-cell office:value-type="string">
            <text:p>This morning</text:p>
          </table:table-cell>
          <table:table-cell office:value-type="string">
            <text:p>Ce matin</text:p>
          </table:table-cell>
          <table:table-cell table:number-columns-repeated="3"/>
        </table:table-row>
        <table:table-row table:style-name="ro1">
          <table:table-cell office:value-type="string">
            <text:p>hp61</text:p>
          </table:table-cell>
          <table:table-cell office:value-type="string">
            <text:p>Lexicon</text:p>
          </table:table-cell>
          <table:table-cell office:value-type="string">
            <text:p>timing</text:p>
          </table:table-cell>
          <table:table-cell office:value-type="string">
            <text:p>phrases</text:p>
          </table:table-cell>
          <table:table-cell office:value-type="string">
            <text:p>null</text:p>
          </table:table-cell>
          <table:table-cell office:value-type="string">
            <text:p>At lunchtime</text:p>
          </table:table-cell>
          <table:table-cell office:value-type="string">
            <text:p>Au dîner</text:p>
          </table:table-cell>
          <table:table-cell table:number-columns-repeated="3"/>
        </table:table-row>
        <table:table-row table:style-name="ro1">
          <table:table-cell office:value-type="string">
            <text:p>hp62</text:p>
          </table:table-cell>
          <table:table-cell office:value-type="string">
            <text:p>Lexicon</text:p>
          </table:table-cell>
          <table:table-cell office:value-type="string">
            <text:p>timing</text:p>
          </table:table-cell>
          <table:table-cell office:value-type="string">
            <text:p>phrases</text:p>
          </table:table-cell>
          <table:table-cell office:value-type="string">
            <text:p>null</text:p>
          </table:table-cell>
          <table:table-cell office:value-type="string">
            <text:p>An hour ago</text:p>
          </table:table-cell>
          <table:table-cell office:value-type="string">
            <text:p>Depuis une heure</text:p>
          </table:table-cell>
          <table:table-cell table:number-columns-repeated="3"/>
        </table:table-row>
        <table:table-row table:style-name="ro1">
          <table:table-cell office:value-type="string">
            <text:p>hp63</text:p>
          </table:table-cell>
          <table:table-cell office:value-type="string">
            <text:p>Lexicon</text:p>
          </table:table-cell>
          <table:table-cell office:value-type="string">
            <text:p>timing</text:p>
          </table:table-cell>
          <table:table-cell office:value-type="string">
            <text:p>phrases</text:p>
          </table:table-cell>
          <table:table-cell office:value-type="string">
            <text:p>null</text:p>
          </table:table-cell>
          <table:table-cell office:value-type="string">
            <text:p>Once, twice, three times</text:p>
          </table:table-cell>
          <table:table-cell office:value-type="string">
            <text:p>une, deux, trois fois</text:p>
          </table:table-cell>
          <table:table-cell table:number-columns-repeated="3"/>
        </table:table-row>
        <table:table-row table:style-name="ro1">
          <table:table-cell office:value-type="string">
            <text:p>hp64</text:p>
          </table:table-cell>
          <table:table-cell office:value-type="string">
            <text:p>Lexicon</text:p>
          </table:table-cell>
          <table:table-cell office:value-type="string">
            <text:p>orientation</text:p>
          </table:table-cell>
          <table:table-cell office:value-type="string">
            <text:p>phrases</text:p>
          </table:table-cell>
          <table:table-cell office:value-type="string">
            <text:p>null</text:p>
          </table:table-cell>
          <table:table-cell office:value-type="string">
            <text:p>Right</text:p>
          </table:table-cell>
          <table:table-cell office:value-type="string">
            <text:p>Droit</text:p>
          </table:table-cell>
          <table:table-cell table:number-columns-repeated="3"/>
        </table:table-row>
        <table:table-row table:style-name="ro1">
          <table:table-cell office:value-type="string">
            <text:p>hp65</text:p>
          </table:table-cell>
          <table:table-cell office:value-type="string">
            <text:p>Lexicon</text:p>
          </table:table-cell>
          <table:table-cell office:value-type="string">
            <text:p>orientation</text:p>
          </table:table-cell>
          <table:table-cell office:value-type="string">
            <text:p>phrases</text:p>
          </table:table-cell>
          <table:table-cell office:value-type="string">
            <text:p>null</text:p>
          </table:table-cell>
          <table:table-cell office:value-type="string">
            <text:p>Left</text:p>
          </table:table-cell>
          <table:table-cell office:value-type="string">
            <text:p>Gauche</text:p>
          </table:table-cell>
          <table:table-cell table:number-columns-repeated="3"/>
        </table:table-row>
        <table:table-row table:style-name="ro1">
          <table:table-cell office:value-type="string">
            <text:p>hp66</text:p>
          </table:table-cell>
          <table:table-cell office:value-type="string">
            <text:p>Lexicon</text:p>
          </table:table-cell>
          <table:table-cell office:value-type="string">
            <text:p>orientation</text:p>
          </table:table-cell>
          <table:table-cell office:value-type="string">
            <text:p>phrases</text:p>
          </table:table-cell>
          <table:table-cell office:value-type="string">
            <text:p>null</text:p>
          </table:table-cell>
          <table:table-cell office:value-type="string">
            <text:p>Front</text:p>
          </table:table-cell>
          <table:table-cell office:value-type="string">
            <text:p>Devant</text:p>
          </table:table-cell>
          <table:table-cell table:number-columns-repeated="3"/>
        </table:table-row>
        <table:table-row table:style-name="ro1">
          <table:table-cell office:value-type="string">
            <text:p>hp67</text:p>
          </table:table-cell>
          <table:table-cell office:value-type="string">
            <text:p>Lexicon</text:p>
          </table:table-cell>
          <table:table-cell office:value-type="string">
            <text:p>orientation</text:p>
          </table:table-cell>
          <table:table-cell office:value-type="string">
            <text:p>phrases</text:p>
          </table:table-cell>
          <table:table-cell office:value-type="string">
            <text:p>null</text:p>
          </table:table-cell>
          <table:table-cell office:value-type="string">
            <text:p>Back</text:p>
          </table:table-cell>
          <table:table-cell office:value-type="string">
            <text:p>Derrière</text:p>
          </table:table-cell>
          <table:table-cell table:number-columns-repeated="3"/>
        </table:table-row>
        <table:table-row table:style-name="ro1">
          <table:table-cell office:value-type="string">
            <text:p>hp68</text:p>
          </table:table-cell>
          <table:table-cell office:value-type="string">
            <text:p>Lexicon</text:p>
          </table:table-cell>
          <table:table-cell office:value-type="string">
            <text:p>orientation</text:p>
          </table:table-cell>
          <table:table-cell office:value-type="string">
            <text:p>phrases</text:p>
          </table:table-cell>
          <table:table-cell office:value-type="string">
            <text:p>null</text:p>
          </table:table-cell>
          <table:table-cell office:value-type="string">
            <text:p>Up</text:p>
          </table:table-cell>
          <table:table-cell office:value-type="string">
            <text:p>Haut</text:p>
          </table:table-cell>
          <table:table-cell table:number-columns-repeated="3"/>
        </table:table-row>
        <table:table-row table:style-name="ro1">
          <table:table-cell office:value-type="string">
            <text:p>hp69</text:p>
          </table:table-cell>
          <table:table-cell office:value-type="string">
            <text:p>Lexicon</text:p>
          </table:table-cell>
          <table:table-cell office:value-type="string">
            <text:p>orientation</text:p>
          </table:table-cell>
          <table:table-cell office:value-type="string">
            <text:p>phrases</text:p>
          </table:table-cell>
          <table:table-cell office:value-type="string">
            <text:p>null</text:p>
          </table:table-cell>
          <table:table-cell office:value-type="string">
            <text:p>Down</text:p>
          </table:table-cell>
          <table:table-cell office:value-type="string">
            <text:p>Bas</text:p>
          </table:table-cell>
          <table:table-cell table:number-columns-repeated="3"/>
        </table:table-row>
        <table:table-row table:style-name="ro1">
          <table:table-cell office:value-type="string">
            <text:p>hp70</text:p>
          </table:table-cell>
          <table:table-cell office:value-type="string">
            <text:p>Lexicon</text:p>
          </table:table-cell>
          <table:table-cell office:value-type="string">
            <text:p>orientation</text:p>
          </table:table-cell>
          <table:table-cell office:value-type="string">
            <text:p>phrases</text:p>
          </table:table-cell>
          <table:table-cell office:value-type="string">
            <text:p>null</text:p>
          </table:table-cell>
          <table:table-cell office:value-type="string">
            <text:p>Higher</text:p>
          </table:table-cell>
          <table:table-cell office:value-type="string">
            <text:p>Plus haut</text:p>
          </table:table-cell>
          <table:table-cell table:number-columns-repeated="3"/>
        </table:table-row>
        <table:table-row table:style-name="ro1">
          <table:table-cell office:value-type="string">
            <text:p>hp71</text:p>
          </table:table-cell>
          <table:table-cell office:value-type="string">
            <text:p>Lexicon</text:p>
          </table:table-cell>
          <table:table-cell office:value-type="string">
            <text:p>orientation</text:p>
          </table:table-cell>
          <table:table-cell office:value-type="string">
            <text:p>phrases</text:p>
          </table:table-cell>
          <table:table-cell office:value-type="string">
            <text:p>null</text:p>
          </table:table-cell>
          <table:table-cell office:value-type="string">
            <text:p>Lower</text:p>
          </table:table-cell>
          <table:table-cell office:value-type="string">
            <text:p>Plus bas</text:p>
          </table:table-cell>
          <table:table-cell table:number-columns-repeated="3"/>
        </table:table-row>
        <table:table-row table:style-name="ro1">
          <table:table-cell office:value-type="string">
            <text:p>hp72</text:p>
          </table:table-cell>
          <table:table-cell office:value-type="string">
            <text:p>Lexicon</text:p>
          </table:table-cell>
          <table:table-cell office:value-type="string">
            <text:p>body location</text:p>
          </table:table-cell>
          <table:table-cell office:value-type="string">
            <text:p>phrases</text:p>
          </table:table-cell>
          <table:table-cell office:value-type="string">
            <text:p>null</text:p>
          </table:table-cell>
          <table:table-cell office:value-type="string">
            <text:p>Hair</text:p>
          </table:table-cell>
          <table:table-cell office:value-type="string">
            <text:p>Cheveux</text:p>
          </table:table-cell>
          <table:table-cell table:number-columns-repeated="3"/>
        </table:table-row>
        <table:table-row table:style-name="ro1">
          <table:table-cell office:value-type="string">
            <text:p>hp73</text:p>
          </table:table-cell>
          <table:table-cell office:value-type="string">
            <text:p>Lexicon</text:p>
          </table:table-cell>
          <table:table-cell office:value-type="string">
            <text:p>body location</text:p>
          </table:table-cell>
          <table:table-cell office:value-type="string">
            <text:p>phrases</text:p>
          </table:table-cell>
          <table:table-cell office:value-type="string">
            <text:p>null</text:p>
          </table:table-cell>
          <table:table-cell office:value-type="string">
            <text:p>Head</text:p>
          </table:table-cell>
          <table:table-cell office:value-type="string">
            <text:p>Tête</text:p>
          </table:table-cell>
          <table:table-cell table:number-columns-repeated="3"/>
        </table:table-row>
        <table:table-row table:style-name="ro1">
          <table:table-cell office:value-type="string">
            <text:p>hp74</text:p>
          </table:table-cell>
          <table:table-cell office:value-type="string">
            <text:p>Lexicon</text:p>
          </table:table-cell>
          <table:table-cell office:value-type="string">
            <text:p>body location</text:p>
          </table:table-cell>
          <table:table-cell office:value-type="string">
            <text:p>phrases</text:p>
          </table:table-cell>
          <table:table-cell office:value-type="string">
            <text:p>null</text:p>
          </table:table-cell>
          <table:table-cell office:value-type="string">
            <text:p>Forehead</text:p>
          </table:table-cell>
          <table:table-cell office:value-type="string">
            <text:p>Front</text:p>
          </table:table-cell>
          <table:table-cell table:number-columns-repeated="3"/>
        </table:table-row>
        <table:table-row table:style-name="ro1">
          <table:table-cell office:value-type="string">
            <text:p>hp75</text:p>
          </table:table-cell>
          <table:table-cell office:value-type="string">
            <text:p>Lexicon</text:p>
          </table:table-cell>
          <table:table-cell office:value-type="string">
            <text:p>body location</text:p>
          </table:table-cell>
          <table:table-cell office:value-type="string">
            <text:p>phrases</text:p>
          </table:table-cell>
          <table:table-cell office:value-type="string">
            <text:p>null</text:p>
          </table:table-cell>
          <table:table-cell office:value-type="string">
            <text:p>Eyebrows</text:p>
          </table:table-cell>
          <table:table-cell office:value-type="string">
            <text:p>Sourcils</text:p>
          </table:table-cell>
          <table:table-cell table:number-columns-repeated="3"/>
        </table:table-row>
        <table:table-row table:style-name="ro1">
          <table:table-cell office:value-type="string">
            <text:p>hp76</text:p>
          </table:table-cell>
          <table:table-cell office:value-type="string">
            <text:p>Lexicon</text:p>
          </table:table-cell>
          <table:table-cell office:value-type="string">
            <text:p>body location</text:p>
          </table:table-cell>
          <table:table-cell office:value-type="string">
            <text:p>phrases</text:p>
          </table:table-cell>
          <table:table-cell office:value-type="string">
            <text:p>null</text:p>
          </table:table-cell>
          <table:table-cell office:value-type="string">
            <text:p>Eyes</text:p>
          </table:table-cell>
          <table:table-cell office:value-type="string">
            <text:p>Yeux</text:p>
          </table:table-cell>
          <table:table-cell table:number-columns-repeated="3"/>
        </table:table-row>
        <table:table-row table:style-name="ro1">
          <table:table-cell office:value-type="string">
            <text:p>hp77</text:p>
          </table:table-cell>
          <table:table-cell office:value-type="string">
            <text:p>Lexicon</text:p>
          </table:table-cell>
          <table:table-cell office:value-type="string">
            <text:p>body location</text:p>
          </table:table-cell>
          <table:table-cell office:value-type="string">
            <text:p>phrases</text:p>
          </table:table-cell>
          <table:table-cell office:value-type="string">
            <text:p>null</text:p>
          </table:table-cell>
          <table:table-cell table:number-columns-repeated="2" office:value-type="string">
            <text:p>Sinus</text:p>
          </table:table-cell>
          <table:table-cell table:number-columns-repeated="3"/>
        </table:table-row>
        <table:table-row table:style-name="ro1">
          <table:table-cell office:value-type="string">
            <text:p>hp78</text:p>
          </table:table-cell>
          <table:table-cell office:value-type="string">
            <text:p>Lexicon</text:p>
          </table:table-cell>
          <table:table-cell office:value-type="string">
            <text:p>body location</text:p>
          </table:table-cell>
          <table:table-cell office:value-type="string">
            <text:p>phrases</text:p>
          </table:table-cell>
          <table:table-cell office:value-type="string">
            <text:p>null</text:p>
          </table:table-cell>
          <table:table-cell office:value-type="string">
            <text:p>Nose</text:p>
          </table:table-cell>
          <table:table-cell office:value-type="string">
            <text:p>Nez</text:p>
          </table:table-cell>
          <table:table-cell table:number-columns-repeated="3"/>
        </table:table-row>
        <table:table-row table:style-name="ro1">
          <table:table-cell office:value-type="string">
            <text:p>hp79</text:p>
          </table:table-cell>
          <table:table-cell office:value-type="string">
            <text:p>Lexicon</text:p>
          </table:table-cell>
          <table:table-cell office:value-type="string">
            <text:p>body location</text:p>
          </table:table-cell>
          <table:table-cell office:value-type="string">
            <text:p>phrases</text:p>
          </table:table-cell>
          <table:table-cell office:value-type="string">
            <text:p>null</text:p>
          </table:table-cell>
          <table:table-cell office:value-type="string">
            <text:p>Mouth</text:p>
          </table:table-cell>
          <table:table-cell office:value-type="string">
            <text:p>Bouche</text:p>
          </table:table-cell>
          <table:table-cell table:number-columns-repeated="3"/>
        </table:table-row>
        <table:table-row table:style-name="ro1">
          <table:table-cell office:value-type="string">
            <text:p>hp80</text:p>
          </table:table-cell>
          <table:table-cell office:value-type="string">
            <text:p>Lexicon</text:p>
          </table:table-cell>
          <table:table-cell office:value-type="string">
            <text:p>body location</text:p>
          </table:table-cell>
          <table:table-cell office:value-type="string">
            <text:p>phrases</text:p>
          </table:table-cell>
          <table:table-cell office:value-type="string">
            <text:p>null</text:p>
          </table:table-cell>
          <table:table-cell office:value-type="string">
            <text:p>Cheek</text:p>
          </table:table-cell>
          <table:table-cell office:value-type="string">
            <text:p>Joue</text:p>
          </table:table-cell>
          <table:table-cell table:number-columns-repeated="3"/>
        </table:table-row>
        <table:table-row table:style-name="ro1">
          <table:table-cell office:value-type="string">
            <text:p>hp81</text:p>
          </table:table-cell>
          <table:table-cell office:value-type="string">
            <text:p>Lexicon</text:p>
          </table:table-cell>
          <table:table-cell office:value-type="string">
            <text:p>body location</text:p>
          </table:table-cell>
          <table:table-cell office:value-type="string">
            <text:p>phrases</text:p>
          </table:table-cell>
          <table:table-cell office:value-type="string">
            <text:p>null</text:p>
          </table:table-cell>
          <table:table-cell office:value-type="string">
            <text:p>Lips</text:p>
          </table:table-cell>
          <table:table-cell office:value-type="string">
            <text:p>Lèvres</text:p>
          </table:table-cell>
          <table:table-cell table:number-columns-repeated="3"/>
        </table:table-row>
        <table:table-row table:style-name="ro1">
          <table:table-cell office:value-type="string">
            <text:p>hp82</text:p>
          </table:table-cell>
          <table:table-cell office:value-type="string">
            <text:p>Lexicon</text:p>
          </table:table-cell>
          <table:table-cell office:value-type="string">
            <text:p>body location</text:p>
          </table:table-cell>
          <table:table-cell office:value-type="string">
            <text:p>phrases</text:p>
          </table:table-cell>
          <table:table-cell office:value-type="string">
            <text:p>null</text:p>
          </table:table-cell>
          <table:table-cell office:value-type="string">
            <text:p>Teeth</text:p>
          </table:table-cell>
          <table:table-cell office:value-type="string">
            <text:p>Dents</text:p>
          </table:table-cell>
          <table:table-cell table:number-columns-repeated="3"/>
        </table:table-row>
        <table:table-row table:style-name="ro1">
          <table:table-cell office:value-type="string">
            <text:p>hp83</text:p>
          </table:table-cell>
          <table:table-cell office:value-type="string">
            <text:p>Lexicon</text:p>
          </table:table-cell>
          <table:table-cell office:value-type="string">
            <text:p>body location</text:p>
          </table:table-cell>
          <table:table-cell office:value-type="string">
            <text:p>phrases</text:p>
          </table:table-cell>
          <table:table-cell office:value-type="string">
            <text:p>null</text:p>
          </table:table-cell>
          <table:table-cell office:value-type="string">
            <text:p>Tongue</text:p>
          </table:table-cell>
          <table:table-cell office:value-type="string">
            <text:p>Langue</text:p>
          </table:table-cell>
          <table:table-cell table:number-columns-repeated="3"/>
        </table:table-row>
        <table:table-row table:style-name="ro1">
          <table:table-cell office:value-type="string">
            <text:p>hp84</text:p>
          </table:table-cell>
          <table:table-cell office:value-type="string">
            <text:p>Lexicon</text:p>
          </table:table-cell>
          <table:table-cell office:value-type="string">
            <text:p>body location</text:p>
          </table:table-cell>
          <table:table-cell office:value-type="string">
            <text:p>phrases</text:p>
          </table:table-cell>
          <table:table-cell office:value-type="string">
            <text:p>null</text:p>
          </table:table-cell>
          <table:table-cell office:value-type="string">
            <text:p>Throat</text:p>
          </table:table-cell>
          <table:table-cell office:value-type="string">
            <text:p>Gorge</text:p>
          </table:table-cell>
          <table:table-cell table:number-columns-repeated="3"/>
        </table:table-row>
        <table:table-row table:style-name="ro1">
          <table:table-cell office:value-type="string">
            <text:p>hp85</text:p>
          </table:table-cell>
          <table:table-cell office:value-type="string">
            <text:p>Lexicon</text:p>
          </table:table-cell>
          <table:table-cell office:value-type="string">
            <text:p>body location</text:p>
          </table:table-cell>
          <table:table-cell office:value-type="string">
            <text:p>phrases</text:p>
          </table:table-cell>
          <table:table-cell office:value-type="string">
            <text:p>null</text:p>
          </table:table-cell>
          <table:table-cell office:value-type="string">
            <text:p>Neck</text:p>
          </table:table-cell>
          <table:table-cell office:value-type="string">
            <text:p>Cou</text:p>
          </table:table-cell>
          <table:table-cell table:number-columns-repeated="3"/>
        </table:table-row>
        <table:table-row table:style-name="ro1">
          <table:table-cell office:value-type="string">
            <text:p>hp86</text:p>
          </table:table-cell>
          <table:table-cell office:value-type="string">
            <text:p>Lexicon</text:p>
          </table:table-cell>
          <table:table-cell office:value-type="string">
            <text:p>body location</text:p>
          </table:table-cell>
          <table:table-cell office:value-type="string">
            <text:p>phrases</text:p>
          </table:table-cell>
          <table:table-cell office:value-type="string">
            <text:p>null</text:p>
          </table:table-cell>
          <table:table-cell office:value-type="string">
            <text:p>Shoulder</text:p>
          </table:table-cell>
          <table:table-cell office:value-type="string">
            <text:p>Épaule</text:p>
          </table:table-cell>
          <table:table-cell table:number-columns-repeated="3"/>
        </table:table-row>
        <table:table-row table:style-name="ro1">
          <table:table-cell office:value-type="string">
            <text:p>hp87</text:p>
          </table:table-cell>
          <table:table-cell office:value-type="string">
            <text:p>Lexicon</text:p>
          </table:table-cell>
          <table:table-cell office:value-type="string">
            <text:p>body location</text:p>
          </table:table-cell>
          <table:table-cell office:value-type="string">
            <text:p>phrases</text:p>
          </table:table-cell>
          <table:table-cell office:value-type="string">
            <text:p>null</text:p>
          </table:table-cell>
          <table:table-cell office:value-type="string">
            <text:p>Arm</text:p>
          </table:table-cell>
          <table:table-cell office:value-type="string">
            <text:p>Bras</text:p>
          </table:table-cell>
          <table:table-cell table:number-columns-repeated="3"/>
        </table:table-row>
        <table:table-row table:style-name="ro1">
          <table:table-cell office:value-type="string">
            <text:p>hp88</text:p>
          </table:table-cell>
          <table:table-cell office:value-type="string">
            <text:p>Lexicon</text:p>
          </table:table-cell>
          <table:table-cell office:value-type="string">
            <text:p>body location</text:p>
          </table:table-cell>
          <table:table-cell office:value-type="string">
            <text:p>phrases</text:p>
          </table:table-cell>
          <table:table-cell office:value-type="string">
            <text:p>null</text:p>
          </table:table-cell>
          <table:table-cell office:value-type="string">
            <text:p>Elbow</text:p>
          </table:table-cell>
          <table:table-cell office:value-type="string">
            <text:p>Coude</text:p>
          </table:table-cell>
          <table:table-cell table:number-columns-repeated="3"/>
        </table:table-row>
        <table:table-row table:style-name="ro1">
          <table:table-cell office:value-type="string">
            <text:p>hp89</text:p>
          </table:table-cell>
          <table:table-cell office:value-type="string">
            <text:p>Lexicon</text:p>
          </table:table-cell>
          <table:table-cell office:value-type="string">
            <text:p>body location</text:p>
          </table:table-cell>
          <table:table-cell office:value-type="string">
            <text:p>phrases</text:p>
          </table:table-cell>
          <table:table-cell office:value-type="string">
            <text:p>null</text:p>
          </table:table-cell>
          <table:table-cell office:value-type="string">
            <text:p>Forearm</text:p>
          </table:table-cell>
          <table:table-cell office:value-type="string">
            <text:p>Avant-bras</text:p>
          </table:table-cell>
          <table:table-cell table:number-columns-repeated="3"/>
        </table:table-row>
        <table:table-row table:style-name="ro1">
          <table:table-cell office:value-type="string">
            <text:p>hp90</text:p>
          </table:table-cell>
          <table:table-cell office:value-type="string">
            <text:p>Lexicon</text:p>
          </table:table-cell>
          <table:table-cell office:value-type="string">
            <text:p>body location</text:p>
          </table:table-cell>
          <table:table-cell office:value-type="string">
            <text:p>phrases</text:p>
          </table:table-cell>
          <table:table-cell office:value-type="string">
            <text:p>null</text:p>
          </table:table-cell>
          <table:table-cell office:value-type="string">
            <text:p>Hand</text:p>
          </table:table-cell>
          <table:table-cell office:value-type="string">
            <text:p>Main</text:p>
          </table:table-cell>
          <table:table-cell table:number-columns-repeated="3"/>
        </table:table-row>
        <table:table-row table:style-name="ro1">
          <table:table-cell office:value-type="string">
            <text:p>hp91</text:p>
          </table:table-cell>
          <table:table-cell office:value-type="string">
            <text:p>Lexicon</text:p>
          </table:table-cell>
          <table:table-cell office:value-type="string">
            <text:p>body location</text:p>
          </table:table-cell>
          <table:table-cell office:value-type="string">
            <text:p>phrases</text:p>
          </table:table-cell>
          <table:table-cell office:value-type="string">
            <text:p>null</text:p>
          </table:table-cell>
          <table:table-cell office:value-type="string">
            <text:p>Finger</text:p>
          </table:table-cell>
          <table:table-cell office:value-type="string">
            <text:p>Doigt</text:p>
          </table:table-cell>
          <table:table-cell table:number-columns-repeated="3"/>
        </table:table-row>
        <table:table-row table:style-name="ro1">
          <table:table-cell office:value-type="string">
            <text:p>hp92</text:p>
          </table:table-cell>
          <table:table-cell office:value-type="string">
            <text:p>Lexicon</text:p>
          </table:table-cell>
          <table:table-cell office:value-type="string">
            <text:p>body location</text:p>
          </table:table-cell>
          <table:table-cell office:value-type="string">
            <text:p>phrases</text:p>
          </table:table-cell>
          <table:table-cell office:value-type="string">
            <text:p>null</text:p>
          </table:table-cell>
          <table:table-cell office:value-type="string">
            <text:p>Chest</text:p>
          </table:table-cell>
          <table:table-cell office:value-type="string">
            <text:p>Poitrine</text:p>
          </table:table-cell>
          <table:table-cell table:number-columns-repeated="3"/>
        </table:table-row>
        <table:table-row table:style-name="ro1">
          <table:table-cell office:value-type="string">
            <text:p>hp93</text:p>
          </table:table-cell>
          <table:table-cell office:value-type="string">
            <text:p>Lexicon</text:p>
          </table:table-cell>
          <table:table-cell office:value-type="string">
            <text:p>body location</text:p>
          </table:table-cell>
          <table:table-cell office:value-type="string">
            <text:p>phrases</text:p>
          </table:table-cell>
          <table:table-cell office:value-type="string">
            <text:p>null</text:p>
          </table:table-cell>
          <table:table-cell office:value-type="string">
            <text:p>Stomach</text:p>
          </table:table-cell>
          <table:table-cell office:value-type="string">
            <text:p>Estomac</text:p>
          </table:table-cell>
          <table:table-cell table:number-columns-repeated="3"/>
        </table:table-row>
        <table:table-row table:style-name="ro1">
          <table:table-cell office:value-type="string">
            <text:p>hp94</text:p>
          </table:table-cell>
          <table:table-cell office:value-type="string">
            <text:p>Lexicon</text:p>
          </table:table-cell>
          <table:table-cell office:value-type="string">
            <text:p>body location</text:p>
          </table:table-cell>
          <table:table-cell office:value-type="string">
            <text:p>phrases</text:p>
          </table:table-cell>
          <table:table-cell office:value-type="string">
            <text:p>null</text:p>
          </table:table-cell>
          <table:table-cell table:number-columns-repeated="2" office:value-type="string">
            <text:p>Abdomen</text:p>
          </table:table-cell>
          <table:table-cell table:number-columns-repeated="3"/>
        </table:table-row>
        <table:table-row table:style-name="ro1">
          <table:table-cell office:value-type="string">
            <text:p>hp95</text:p>
          </table:table-cell>
          <table:table-cell office:value-type="string">
            <text:p>Lexicon</text:p>
          </table:table-cell>
          <table:table-cell office:value-type="string">
            <text:p>body location</text:p>
          </table:table-cell>
          <table:table-cell office:value-type="string">
            <text:p>phrases</text:p>
          </table:table-cell>
          <table:table-cell office:value-type="string">
            <text:p>null</text:p>
          </table:table-cell>
          <table:table-cell office:value-type="string">
            <text:p>Lower abdomen</text:p>
          </table:table-cell>
          <table:table-cell office:value-type="string">
            <text:p>Bas ventre</text:p>
          </table:table-cell>
          <table:table-cell table:number-columns-repeated="3"/>
        </table:table-row>
        <table:table-row table:style-name="ro1">
          <table:table-cell office:value-type="string">
            <text:p>hp96</text:p>
          </table:table-cell>
          <table:table-cell office:value-type="string">
            <text:p>Lexicon</text:p>
          </table:table-cell>
          <table:table-cell office:value-type="string">
            <text:p>body location</text:p>
          </table:table-cell>
          <table:table-cell office:value-type="string">
            <text:p>phrases</text:p>
          </table:table-cell>
          <table:table-cell office:value-type="string">
            <text:p>null</text:p>
          </table:table-cell>
          <table:table-cell office:value-type="string">
            <text:p>Pubic area</text:p>
          </table:table-cell>
          <table:table-cell office:value-type="string">
            <text:p>Pubis</text:p>
          </table:table-cell>
          <table:table-cell table:number-columns-repeated="3"/>
        </table:table-row>
        <table:table-row table:style-name="ro1">
          <table:table-cell office:value-type="string">
            <text:p>hp97</text:p>
          </table:table-cell>
          <table:table-cell office:value-type="string">
            <text:p>Lexicon</text:p>
          </table:table-cell>
          <table:table-cell office:value-type="string">
            <text:p>body location</text:p>
          </table:table-cell>
          <table:table-cell office:value-type="string">
            <text:p>phrases</text:p>
          </table:table-cell>
          <table:table-cell office:value-type="string">
            <text:p>null</text:p>
          </table:table-cell>
          <table:table-cell office:value-type="string">
            <text:p>Hips</text:p>
          </table:table-cell>
          <table:table-cell office:value-type="string">
            <text:p>Hanche</text:p>
          </table:table-cell>
          <table:table-cell table:number-columns-repeated="3"/>
        </table:table-row>
        <table:table-row table:style-name="ro1">
          <table:table-cell office:value-type="string">
            <text:p>hp98</text:p>
          </table:table-cell>
          <table:table-cell office:value-type="string">
            <text:p>Lexicon</text:p>
          </table:table-cell>
          <table:table-cell office:value-type="string">
            <text:p>body location</text:p>
          </table:table-cell>
          <table:table-cell office:value-type="string">
            <text:p>phrases</text:p>
          </table:table-cell>
          <table:table-cell office:value-type="string">
            <text:p>null</text:p>
          </table:table-cell>
          <table:table-cell office:value-type="string">
            <text:p>Genitals</text:p>
          </table:table-cell>
          <table:table-cell office:value-type="string">
            <text:p>Organes génitaux</text:p>
          </table:table-cell>
          <table:table-cell table:number-columns-repeated="3"/>
        </table:table-row>
        <table:table-row table:style-name="ro1">
          <table:table-cell office:value-type="string">
            <text:p>hp99</text:p>
          </table:table-cell>
          <table:table-cell office:value-type="string">
            <text:p>Lexicon</text:p>
          </table:table-cell>
          <table:table-cell office:value-type="string">
            <text:p>body location</text:p>
          </table:table-cell>
          <table:table-cell office:value-type="string">
            <text:p>phrases</text:p>
          </table:table-cell>
          <table:table-cell office:value-type="string">
            <text:p>null</text:p>
          </table:table-cell>
          <table:table-cell table:number-columns-repeated="2" office:value-type="string">
            <text:p>Anus</text:p>
          </table:table-cell>
          <table:table-cell table:number-columns-repeated="3"/>
        </table:table-row>
        <table:table-row table:style-name="ro1">
          <table:table-cell office:value-type="string">
            <text:p>hp100</text:p>
          </table:table-cell>
          <table:table-cell office:value-type="string">
            <text:p>Lexicon</text:p>
          </table:table-cell>
          <table:table-cell office:value-type="string">
            <text:p>body location</text:p>
          </table:table-cell>
          <table:table-cell office:value-type="string">
            <text:p>phrases</text:p>
          </table:table-cell>
          <table:table-cell office:value-type="string">
            <text:p>null</text:p>
          </table:table-cell>
          <table:table-cell office:value-type="string">
            <text:p>Buttock</text:p>
          </table:table-cell>
          <table:table-cell office:value-type="string">
            <text:p>Fesse</text:p>
          </table:table-cell>
          <table:table-cell table:number-columns-repeated="3"/>
        </table:table-row>
        <table:table-row table:style-name="ro1">
          <table:table-cell office:value-type="string">
            <text:p>hp101</text:p>
          </table:table-cell>
          <table:table-cell office:value-type="string">
            <text:p>Lexicon</text:p>
          </table:table-cell>
          <table:table-cell office:value-type="string">
            <text:p>body location</text:p>
          </table:table-cell>
          <table:table-cell office:value-type="string">
            <text:p>phrases</text:p>
          </table:table-cell>
          <table:table-cell office:value-type="string">
            <text:p>null</text:p>
          </table:table-cell>
          <table:table-cell office:value-type="string">
            <text:p>Thigh</text:p>
          </table:table-cell>
          <table:table-cell office:value-type="string">
            <text:p>Cuisse</text:p>
          </table:table-cell>
          <table:table-cell table:number-columns-repeated="3"/>
        </table:table-row>
        <table:table-row table:style-name="ro1">
          <table:table-cell office:value-type="string">
            <text:p>hp102</text:p>
          </table:table-cell>
          <table:table-cell office:value-type="string">
            <text:p>Lexicon</text:p>
          </table:table-cell>
          <table:table-cell office:value-type="string">
            <text:p>body location</text:p>
          </table:table-cell>
          <table:table-cell office:value-type="string">
            <text:p>phrases</text:p>
          </table:table-cell>
          <table:table-cell office:value-type="string">
            <text:p>null</text:p>
          </table:table-cell>
          <table:table-cell office:value-type="string">
            <text:p>Knee</text:p>
          </table:table-cell>
          <table:table-cell office:value-type="string">
            <text:p>Genou</text:p>
          </table:table-cell>
          <table:table-cell table:number-columns-repeated="3"/>
        </table:table-row>
        <table:table-row table:style-name="ro1">
          <table:table-cell office:value-type="string">
            <text:p>hp103</text:p>
          </table:table-cell>
          <table:table-cell office:value-type="string">
            <text:p>Lexicon</text:p>
          </table:table-cell>
          <table:table-cell office:value-type="string">
            <text:p>body location</text:p>
          </table:table-cell>
          <table:table-cell office:value-type="string">
            <text:p>phrases</text:p>
          </table:table-cell>
          <table:table-cell office:value-type="string">
            <text:p>null</text:p>
          </table:table-cell>
          <table:table-cell office:value-type="string">
            <text:p>Calf</text:p>
          </table:table-cell>
          <table:table-cell office:value-type="string">
            <text:p>Mollet</text:p>
          </table:table-cell>
          <table:table-cell table:number-columns-repeated="3"/>
        </table:table-row>
        <table:table-row table:style-name="ro1">
          <table:table-cell office:value-type="string">
            <text:p>hp104</text:p>
          </table:table-cell>
          <table:table-cell office:value-type="string">
            <text:p>Lexicon</text:p>
          </table:table-cell>
          <table:table-cell office:value-type="string">
            <text:p>body location</text:p>
          </table:table-cell>
          <table:table-cell office:value-type="string">
            <text:p>phrases</text:p>
          </table:table-cell>
          <table:table-cell office:value-type="string">
            <text:p>null</text:p>
          </table:table-cell>
          <table:table-cell office:value-type="string">
            <text:p>Foot</text:p>
          </table:table-cell>
          <table:table-cell office:value-type="string">
            <text:p>Pied</text:p>
          </table:table-cell>
          <table:table-cell table:number-columns-repeated="3"/>
        </table:table-row>
        <table:table-row table:style-name="ro1">
          <table:table-cell office:value-type="string">
            <text:p>hp105</text:p>
          </table:table-cell>
          <table:table-cell office:value-type="string">
            <text:p>Lexicon</text:p>
          </table:table-cell>
          <table:table-cell office:value-type="string">
            <text:p>body location</text:p>
          </table:table-cell>
          <table:table-cell office:value-type="string">
            <text:p>phrases</text:p>
          </table:table-cell>
          <table:table-cell office:value-type="string">
            <text:p>null</text:p>
          </table:table-cell>
          <table:table-cell office:value-type="string">
            <text:p>Ankle</text:p>
          </table:table-cell>
          <table:table-cell office:value-type="string">
            <text:p>Cheville</text:p>
          </table:table-cell>
          <table:table-cell table:number-columns-repeated="3"/>
        </table:table-row>
        <table:table-row table:style-name="ro1">
          <table:table-cell office:value-type="string">
            <text:p>hp106</text:p>
          </table:table-cell>
          <table:table-cell office:value-type="string">
            <text:p>Lexicon</text:p>
          </table:table-cell>
          <table:table-cell office:value-type="string">
            <text:p>body location</text:p>
          </table:table-cell>
          <table:table-cell office:value-type="string">
            <text:p>phrases</text:p>
          </table:table-cell>
          <table:table-cell office:value-type="string">
            <text:p>null</text:p>
          </table:table-cell>
          <table:table-cell office:value-type="string">
            <text:p>Wrist</text:p>
          </table:table-cell>
          <table:table-cell office:value-type="string">
            <text:p>Poignet</text:p>
          </table:table-cell>
          <table:table-cell table:number-columns-repeated="3"/>
        </table:table-row>
        <table:table-row table:style-name="ro1">
          <table:table-cell office:value-type="string">
            <text:p>hp107</text:p>
          </table:table-cell>
          <table:table-cell table:style-name="ce1" office:value-type="string">
            <text:p>Lexicon</text:p>
          </table:table-cell>
          <table:table-cell table:style-name="Default" office:value-type="string">
            <text:p>Associated factors</text:p>
          </table:table-cell>
          <table:table-cell office:value-type="string">
            <text:p>information</text:p>
          </table:table-cell>
          <table:table-cell office:value-type="string">
            <text:p>null</text:p>
          </table:table-cell>
          <table:table-cell office:value-type="string">
            <text:p>What makes it better or worst</text:p>
          </table:table-cell>
          <table:table-cell office:value-type="string">
            <text:p>Ce qui fait une difference positive ou négative</text:p>
          </table:table-cell>
          <table:table-cell table:style-name="ce1" table:number-columns-repeated="3"/>
        </table:table-row>
        <table:table-row table:style-name="ro1">
          <table:table-cell office:value-type="string">
            <text:p>hp108</text:p>
          </table:table-cell>
          <table:table-cell office:value-type="string">
            <text:p>Lexicon</text:p>
          </table:table-cell>
          <table:table-cell office:value-type="string">
            <text:p>associated factors</text:p>
          </table:table-cell>
          <table:table-cell office:value-type="string">
            <text:p>phrases</text:p>
          </table:table-cell>
          <table:table-cell office:value-type="string">
            <text:p>null</text:p>
          </table:table-cell>
          <table:table-cell office:value-type="string">
            <text:p>I have taken medication and it helped a little</text:p>
          </table:table-cell>
          <table:table-cell office:value-type="string">
            <text:p>J’ai pris des médicaments et ça m’a aidé un peu</text:p>
          </table:table-cell>
          <table:table-cell table:number-columns-repeated="3"/>
        </table:table-row>
        <table:table-row table:style-name="ro1">
          <table:table-cell office:value-type="string">
            <text:p>hp109</text:p>
          </table:table-cell>
          <table:table-cell office:value-type="string">
            <text:p>Lexicon</text:p>
          </table:table-cell>
          <table:table-cell office:value-type="string">
            <text:p>associated factors</text:p>
          </table:table-cell>
          <table:table-cell office:value-type="string">
            <text:p>phrases</text:p>
          </table:table-cell>
          <table:table-cell office:value-type="string">
            <text:p>null</text:p>
          </table:table-cell>
          <table:table-cell office:value-type="string">
            <text:p>I’ve applied ice and the pain decreased</text:p>
          </table:table-cell>
          <table:table-cell office:value-type="string">
            <text:p>J’ai mis de la glace et la douleur a diminuée</text:p>
          </table:table-cell>
          <table:table-cell table:number-columns-repeated="3"/>
        </table:table-row>
        <table:table-row table:style-name="ro1">
          <table:table-cell office:value-type="string">
            <text:p>hp110</text:p>
          </table:table-cell>
          <table:table-cell office:value-type="string">
            <text:p>Lexicon</text:p>
          </table:table-cell>
          <table:table-cell office:value-type="string">
            <text:p>associated factors</text:p>
          </table:table-cell>
          <table:table-cell office:value-type="string">
            <text:p>phrases</text:p>
          </table:table-cell>
          <table:table-cell office:value-type="string">
            <text:p>null</text:p>
          </table:table-cell>
          <table:table-cell office:value-type="string">
            <text:p>It hurts more when I</text:p>
          </table:table-cell>
          <table:table-cell office:value-type="string">
            <text:p>La douleur augmente si je</text:p>
          </table:table-cell>
          <table:table-cell table:number-columns-repeated="3"/>
        </table:table-row>
        <table:table-row table:style-name="ro1">
          <table:table-cell office:value-type="string">
            <text:p>hp111</text:p>
          </table:table-cell>
          <table:table-cell office:value-type="string">
            <text:p>Lexicon</text:p>
          </table:table-cell>
          <table:table-cell office:value-type="string">
            <text:p>associated factors</text:p>
          </table:table-cell>
          <table:table-cell office:value-type="string">
            <text:p>phrases</text:p>
          </table:table-cell>
          <table:table-cell office:value-type="string">
            <text:p>null</text:p>
          </table:table-cell>
          <table:table-cell office:value-type="string">
            <text:p>It's less painful when I</text:p>
          </table:table-cell>
          <table:table-cell office:value-type="string">
            <text:p>Ça fait moins mal quand je</text:p>
          </table:table-cell>
          <table:table-cell table:number-columns-repeated="3"/>
        </table:table-row>
        <table:table-row table:style-name="ro1">
          <table:table-cell office:value-type="string">
            <text:p>hp112</text:p>
          </table:table-cell>
          <table:table-cell office:value-type="string">
            <text:p>Lexicon</text:p>
          </table:table-cell>
          <table:table-cell office:value-type="string">
            <text:p>associated factors</text:p>
          </table:table-cell>
          <table:table-cell office:value-type="string">
            <text:p>phrases</text:p>
          </table:table-cell>
          <table:table-cell office:value-type="string">
            <text:p>null</text:p>
          </table:table-cell>
          <table:table-cell office:value-type="string">
            <text:p>It hurts when I move like this</text:p>
          </table:table-cell>
          <table:table-cell office:value-type="string">
            <text:p>Ça fait mal lorsque je bouge comme ça</text:p>
          </table:table-cell>
          <table:table-cell table:number-columns-repeated="3"/>
        </table:table-row>
        <table:table-row table:style-name="ro1">
          <table:table-cell office:value-type="string">
            <text:p>hp113</text:p>
          </table:table-cell>
          <table:table-cell office:value-type="string">
            <text:p>Lexicon</text:p>
          </table:table-cell>
          <table:table-cell office:value-type="string">
            <text:p>associated factors</text:p>
          </table:table-cell>
          <table:table-cell office:value-type="string">
            <text:p>phrases</text:p>
          </table:table-cell>
          <table:table-cell office:value-type="string">
            <text:p>null</text:p>
          </table:table-cell>
          <table:table-cell office:value-type="string">
            <text:p>Even if I don’t move it hurts</text:p>
          </table:table-cell>
          <table:table-cell office:value-type="string">
            <text:p>Ça fait mal même quand je ne bouge pas</text:p>
          </table:table-cell>
          <table:table-cell table:number-columns-repeated="3"/>
        </table:table-row>
        <table:table-row table:style-name="ro1">
          <table:table-cell office:value-type="string">
            <text:p>hp114</text:p>
          </table:table-cell>
          <table:table-cell office:value-type="string">
            <text:p>Lexicon</text:p>
          </table:table-cell>
          <table:table-cell office:value-type="string">
            <text:p>associated factors</text:p>
          </table:table-cell>
          <table:table-cell office:value-type="string">
            <text:p>phrases</text:p>
          </table:table-cell>
          <table:table-cell office:value-type="string">
            <text:p>null</text:p>
          </table:table-cell>
          <table:table-cell office:value-type="string">
            <text:p>It’s worse when I press on it</text:p>
          </table:table-cell>
          <table:table-cell office:value-type="string">
            <text:p>C’est pire si j’appuie dessus</text:p>
          </table:table-cell>
          <table:table-cell table:number-columns-repeated="3"/>
        </table:table-row>
        <table:table-row table:style-name="ro1">
          <table:table-cell office:value-type="string">
            <text:p>hp115</text:p>
          </table:table-cell>
          <table:table-cell office:value-type="string">
            <text:p>Lexicon</text:p>
          </table:table-cell>
          <table:table-cell office:value-type="string">
            <text:p>associated factors</text:p>
          </table:table-cell>
          <table:table-cell office:value-type="string">
            <text:p>phrases</text:p>
          </table:table-cell>
          <table:table-cell office:value-type="string">
            <text:p>null</text:p>
          </table:table-cell>
          <table:table-cell office:value-type="string">
            <text:p>Last time this happened I took</text:p>
          </table:table-cell>
          <table:table-cell office:value-type="string">
            <text:p>La dernière fois que c’est arrivé, j’ai pris</text:p>
          </table:table-cell>
          <table:table-cell table:number-columns-repeated="3"/>
        </table:table-row>
        <table:table-row table:style-name="ro1">
          <table:table-cell office:value-type="string">
            <text:p>hp116</text:p>
          </table:table-cell>
          <table:table-cell office:value-type="string">
            <text:p>Lexicon</text:p>
          </table:table-cell>
          <table:table-cell office:value-type="string">
            <text:p>associated factors</text:p>
          </table:table-cell>
          <table:table-cell office:value-type="string">
            <text:p>phrases</text:p>
          </table:table-cell>
          <table:table-cell office:value-type="string">
            <text:p>null</text:p>
          </table:table-cell>
          <table:table-cell office:value-type="string">
            <text:p>It’s the same since it began</text:p>
          </table:table-cell>
          <table:table-cell office:value-type="string">
            <text:p>Ça n’a pas changé depuis le début</text:p>
          </table:table-cell>
          <table:table-cell table:number-columns-repeated="3"/>
        </table:table-row>
        <table:table-row table:style-name="ro1">
          <table:table-cell office:value-type="string">
            <text:p>hp117</text:p>
          </table:table-cell>
          <table:table-cell office:value-type="string">
            <text:p>Lexicon</text:p>
          </table:table-cell>
          <table:table-cell office:value-type="string">
            <text:p>headache</text:p>
          </table:table-cell>
          <table:table-cell office:value-type="string">
            <text:p>phrases</text:p>
          </table:table-cell>
          <table:table-cell office:value-type="string">
            <text:p>null</text:p>
          </table:table-cell>
          <table:table-cell office:value-type="string">
            <text:p>I have a headache since</text:p>
          </table:table-cell>
          <table:table-cell office:value-type="string">
            <text:p>J’ai mal à la tête depuis</text:p>
          </table:table-cell>
          <table:table-cell table:number-columns-repeated="3"/>
        </table:table-row>
        <table:table-row table:style-name="ro1">
          <table:table-cell office:value-type="string">
            <text:p>hp118</text:p>
          </table:table-cell>
          <table:table-cell office:value-type="string">
            <text:p>Lexicon</text:p>
          </table:table-cell>
          <table:table-cell office:value-type="string">
            <text:p>headache</text:p>
          </table:table-cell>
          <table:table-cell office:value-type="string">
            <text:p>phrases</text:p>
          </table:table-cell>
          <table:table-cell office:value-type="string">
            <text:p>null</text:p>
          </table:table-cell>
          <table:table-cell office:value-type="string">
            <text:p>I did (not) knock my head</text:p>
          </table:table-cell>
          <table:table-cell office:value-type="string">
            <text:p>Je me suis (je ne me suis pas) cogné la tête</text:p>
          </table:table-cell>
          <table:table-cell table:number-columns-repeated="3"/>
        </table:table-row>
        <table:table-row table:style-name="ro1">
          <table:table-cell office:value-type="string">
            <text:p>hp119</text:p>
          </table:table-cell>
          <table:table-cell office:value-type="string">
            <text:p>Lexicon</text:p>
          </table:table-cell>
          <table:table-cell office:value-type="string">
            <text:p>headache</text:p>
          </table:table-cell>
          <table:table-cell office:value-type="string">
            <text:p>phrases</text:p>
          </table:table-cell>
          <table:table-cell office:value-type="string">
            <text:p>null</text:p>
          </table:table-cell>
          <table:table-cell office:value-type="string">
            <text:p>I don’t have fever</text:p>
          </table:table-cell>
          <table:table-cell office:value-type="string">
            <text:p>Je n’ai pas de fièvre</text:p>
          </table:table-cell>
          <table:table-cell table:number-columns-repeated="3"/>
        </table:table-row>
        <table:table-row table:style-name="ro1">
          <table:table-cell office:value-type="string">
            <text:p>hp120</text:p>
          </table:table-cell>
          <table:table-cell office:value-type="string">
            <text:p>Lexicon</text:p>
          </table:table-cell>
          <table:table-cell office:value-type="string">
            <text:p>headache</text:p>
          </table:table-cell>
          <table:table-cell office:value-type="string">
            <text:p>phrases</text:p>
          </table:table-cell>
          <table:table-cell office:value-type="string">
            <text:p>null</text:p>
          </table:table-cell>
          <table:table-cell office:value-type="string">
            <text:p>My neck (does not) hurts</text:p>
          </table:table-cell>
          <table:table-cell office:value-type="string">
            <text:p>Mon cou fait mal (ne me fait pas mal).</text:p>
          </table:table-cell>
          <table:table-cell table:number-columns-repeated="3"/>
        </table:table-row>
        <table:table-row table:style-name="ro1">
          <table:table-cell office:value-type="string">
            <text:p>hp121</text:p>
          </table:table-cell>
          <table:table-cell office:value-type="string">
            <text:p>Lexicon</text:p>
          </table:table-cell>
          <table:table-cell office:value-type="string">
            <text:p>headache</text:p>
          </table:table-cell>
          <table:table-cell office:value-type="string">
            <text:p>phrases</text:p>
          </table:table-cell>
          <table:table-cell office:value-type="string">
            <text:p>null</text:p>
          </table:table-cell>
          <table:table-cell office:value-type="string">
            <text:p>The pain is in the back (front) of my head</text:p>
          </table:table-cell>
          <table:table-cell office:value-type="string">
            <text:p>J’ai mal en arrière (avant) de la tête</text:p>
          </table:table-cell>
          <table:table-cell table:number-columns-repeated="3"/>
        </table:table-row>
        <table:table-row table:style-name="ro1">
          <table:table-cell office:value-type="string">
            <text:p>hp122</text:p>
          </table:table-cell>
          <table:table-cell office:value-type="string">
            <text:p>Lexicon</text:p>
          </table:table-cell>
          <table:table-cell office:value-type="string">
            <text:p>headache</text:p>
          </table:table-cell>
          <table:table-cell office:value-type="string">
            <text:p>phrases</text:p>
          </table:table-cell>
          <table:table-cell office:value-type="string">
            <text:p>null</text:p>
          </table:table-cell>
          <table:table-cell office:value-type="string">
            <text:p>Worst headache of my life</text:p>
          </table:table-cell>
          <table:table-cell office:value-type="string">
            <text:p>Le pire mal de tête de ma vie</text:p>
          </table:table-cell>
          <table:table-cell table:number-columns-repeated="3"/>
        </table:table-row>
        <table:table-row table:style-name="ro1">
          <table:table-cell office:value-type="string">
            <text:p>hp123</text:p>
          </table:table-cell>
          <table:table-cell office:value-type="string">
            <text:p>Lexicon</text:p>
          </table:table-cell>
          <table:table-cell office:value-type="string">
            <text:p>headache</text:p>
          </table:table-cell>
          <table:table-cell office:value-type="string">
            <text:p>phrases</text:p>
          </table:table-cell>
          <table:table-cell office:value-type="string">
            <text:p>null</text:p>
          </table:table-cell>
          <table:table-cell office:value-type="string">
            <text:p>The pain is squeezing, pressing</text:p>
          </table:table-cell>
          <table:table-cell office:value-type="string">
            <text:p>La douleur serre, écrase.</text:p>
          </table:table-cell>
          <table:table-cell table:number-columns-repeated="3"/>
        </table:table-row>
        <table:table-row table:style-name="ro1">
          <table:table-cell office:value-type="string">
            <text:p>hp124</text:p>
          </table:table-cell>
          <table:table-cell office:value-type="string">
            <text:p>Lexicon</text:p>
          </table:table-cell>
          <table:table-cell office:value-type="string">
            <text:p>headache</text:p>
          </table:table-cell>
          <table:table-cell office:value-type="string">
            <text:p>phrases</text:p>
          </table:table-cell>
          <table:table-cell office:value-type="string">
            <text:p>null</text:p>
          </table:table-cell>
          <table:table-cell office:value-type="string">
            <text:p>The pain is throbbing, pounding</text:p>
          </table:table-cell>
          <table:table-cell office:value-type="string">
            <text:p>La douleur est pulsative, martèle.</text:p>
          </table:table-cell>
          <table:table-cell table:number-columns-repeated="3"/>
        </table:table-row>
        <table:table-row table:style-name="ro1">
          <table:table-cell office:value-type="string">
            <text:p>hp125</text:p>
          </table:table-cell>
          <table:table-cell office:value-type="string">
            <text:p>Lexicon</text:p>
          </table:table-cell>
          <table:table-cell office:value-type="string">
            <text:p>headache</text:p>
          </table:table-cell>
          <table:table-cell office:value-type="string">
            <text:p>phrases</text:p>
          </table:table-cell>
          <table:table-cell office:value-type="string">
            <text:p>null</text:p>
          </table:table-cell>
          <table:table-cell office:value-type="string">
            <text:p>I felt the headache coming</text:p>
          </table:table-cell>
          <table:table-cell office:value-type="string">
            <text:p>J’ai senti que j’allais avoir mal à la tête.</text:p>
          </table:table-cell>
          <table:table-cell table:number-columns-repeated="3"/>
        </table:table-row>
        <table:table-row table:style-name="ro1">
          <table:table-cell office:value-type="string">
            <text:p>hp126</text:p>
          </table:table-cell>
          <table:table-cell office:value-type="string">
            <text:p>Lexicon</text:p>
          </table:table-cell>
          <table:table-cell office:value-type="string">
            <text:p>headache</text:p>
          </table:table-cell>
          <table:table-cell office:value-type="string">
            <text:p>phrases</text:p>
          </table:table-cell>
          <table:table-cell office:value-type="string">
            <text:p>null</text:p>
          </table:table-cell>
          <table:table-cell office:value-type="string">
            <text:p>I saw twinkles, stars before it started</text:p>
          </table:table-cell>
          <table:table-cell office:value-type="string">
            <text:p>J’ai vu des scintillements avant que ca commence.</text:p>
          </table:table-cell>
          <table:table-cell table:number-columns-repeated="3"/>
        </table:table-row>
        <table:table-row table:style-name="ro1">
          <table:table-cell office:value-type="string">
            <text:p>hp127</text:p>
          </table:table-cell>
          <table:table-cell office:value-type="string">
            <text:p>Lexicon</text:p>
          </table:table-cell>
          <table:table-cell office:value-type="string">
            <text:p>headache</text:p>
          </table:table-cell>
          <table:table-cell office:value-type="string">
            <text:p>phrases</text:p>
          </table:table-cell>
          <table:table-cell office:value-type="string">
            <text:p>null</text:p>
          </table:table-cell>
          <table:table-cell office:value-type="string">
            <text:p>My eyes are sentive to lights</text:p>
          </table:table-cell>
          <table:table-cell office:value-type="string">
            <text:p>La lumière me fait mal aux yeux.</text:p>
          </table:table-cell>
          <table:table-cell table:number-columns-repeated="3"/>
        </table:table-row>
        <table:table-row table:style-name="ro1">
          <table:table-cell office:value-type="string">
            <text:p>hp128</text:p>
          </table:table-cell>
          <table:table-cell office:value-type="string">
            <text:p>Lexicon</text:p>
          </table:table-cell>
          <table:table-cell office:value-type="string">
            <text:p>headache</text:p>
          </table:table-cell>
          <table:table-cell office:value-type="string">
            <text:p>phrases</text:p>
          </table:table-cell>
          <table:table-cell office:value-type="string">
            <text:p>null</text:p>
          </table:table-cell>
          <table:table-cell office:value-type="string">
            <text:p>Loud sounds are bothering me</text:p>
          </table:table-cell>
          <table:table-cell office:value-type="string">
            <text:p>Les bruits forts me dérange.</text:p>
          </table:table-cell>
          <table:table-cell table:number-columns-repeated="3"/>
        </table:table-row>
        <table:table-row table:style-name="ro1">
          <table:table-cell office:value-type="string">
            <text:p>hp129</text:p>
          </table:table-cell>
          <table:table-cell office:value-type="string">
            <text:p>Lexicon</text:p>
          </table:table-cell>
          <table:table-cell office:value-type="string">
            <text:p>headache</text:p>
          </table:table-cell>
          <table:table-cell office:value-type="string">
            <text:p>phrases</text:p>
          </table:table-cell>
          <table:table-cell office:value-type="string">
            <text:p>null</text:p>
          </table:table-cell>
          <table:table-cell office:value-type="string">
            <text:p>I have nausea</text:p>
          </table:table-cell>
          <table:table-cell office:value-type="string">
            <text:p>J’ai des nausées.</text:p>
          </table:table-cell>
          <table:table-cell table:number-columns-repeated="3"/>
        </table:table-row>
        <table:table-row table:style-name="ro1">
          <table:table-cell office:value-type="string">
            <text:p>hp130</text:p>
          </table:table-cell>
          <table:table-cell office:value-type="string">
            <text:p>Lexicon</text:p>
          </table:table-cell>
          <table:table-cell office:value-type="string">
            <text:p>headache</text:p>
          </table:table-cell>
          <table:table-cell office:value-type="string">
            <text:p>phrases</text:p>
          </table:table-cell>
          <table:table-cell office:value-type="string">
            <text:p>null</text:p>
          </table:table-cell>
          <table:table-cell office:value-type="string">
            <text:p>I have (not) vomited</text:p>
          </table:table-cell>
          <table:table-cell office:value-type="string">
            <text:p>J’ai (je n’ai pas) vomi</text:p>
          </table:table-cell>
          <table:table-cell table:number-columns-repeated="3"/>
        </table:table-row>
        <table:table-row table:style-name="ro1">
          <table:table-cell office:value-type="string">
            <text:p>hp131</text:p>
          </table:table-cell>
          <table:table-cell office:value-type="string">
            <text:p>Lexicon</text:p>
          </table:table-cell>
          <table:table-cell office:value-type="string">
            <text:p>headache</text:p>
          </table:table-cell>
          <table:table-cell office:value-type="string">
            <text:p>phrases</text:p>
          </table:table-cell>
          <table:table-cell office:value-type="string">
            <text:p>null</text:p>
          </table:table-cell>
          <table:table-cell office:value-type="string">
            <text:p>I am (not) lightheaded</text:p>
          </table:table-cell>
          <table:table-cell office:value-type="string">
            <text:p>Je suis (je ne suis pas) étourdi.</text:p>
          </table:table-cell>
          <table:table-cell table:number-columns-repeated="3"/>
        </table:table-row>
        <table:table-row table:style-name="ro1">
          <table:table-cell office:value-type="string">
            <text:p>hp132</text:p>
          </table:table-cell>
          <table:table-cell office:value-type="string">
            <text:p>Lexicon</text:p>
          </table:table-cell>
          <table:table-cell office:value-type="string">
            <text:p>headache</text:p>
          </table:table-cell>
          <table:table-cell office:value-type="string">
            <text:p>phrases</text:p>
          </table:table-cell>
          <table:table-cell office:value-type="string">
            <text:p>null</text:p>
          </table:table-cell>
          <table:table-cell office:value-type="string">
            <text:p>I have not taken anything for the pain</text:p>
          </table:table-cell>
          <table:table-cell office:value-type="string">
            <text:p>Je n’ai rien pris pour la douleur.</text:p>
          </table:table-cell>
          <table:table-cell table:number-columns-repeated="3"/>
        </table:table-row>
        <table:table-row table:style-name="ro1">
          <table:table-cell office:value-type="string">
            <text:p>hp133</text:p>
          </table:table-cell>
          <table:table-cell office:value-type="string">
            <text:p>Lexicon</text:p>
          </table:table-cell>
          <table:table-cell office:value-type="string">
            <text:p>headache</text:p>
          </table:table-cell>
          <table:table-cell office:value-type="string">
            <text:p>phrases</text:p>
          </table:table-cell>
          <table:table-cell office:value-type="string">
            <text:p>null</text:p>
          </table:table-cell>
          <table:table-cell office:value-type="string">
            <text:p>I did not lose consciousness</text:p>
          </table:table-cell>
          <table:table-cell office:value-type="string">
            <text:p>Je n’ai pas perdu conscienc</text:p>
          </table:table-cell>
          <table:table-cell table:number-columns-repeated="3"/>
        </table:table-row>
        <table:table-row table:style-name="ro1">
          <table:table-cell office:value-type="string">
            <text:p>hp134</text:p>
          </table:table-cell>
          <table:table-cell office:value-type="string">
            <text:p>Lexicon</text:p>
          </table:table-cell>
          <table:table-cell office:value-type="string">
            <text:p>Cold or flu symptoms</text:p>
          </table:table-cell>
          <table:table-cell office:value-type="string">
            <text:p>phrases</text:p>
          </table:table-cell>
          <table:table-cell office:value-type="string">
            <text:p>null</text:p>
          </table:table-cell>
          <table:table-cell office:value-type="string">
            <text:p>Chest pain</text:p>
          </table:table-cell>
          <table:table-cell office:value-type="string">
            <text:p>Douleur thoracique</text:p>
          </table:table-cell>
          <table:table-cell table:number-columns-repeated="3"/>
        </table:table-row>
        <table:table-row table:style-name="ro1">
          <table:table-cell office:value-type="string">
            <text:p>hp135</text:p>
          </table:table-cell>
          <table:table-cell office:value-type="string">
            <text:p>Lexicon</text:p>
          </table:table-cell>
          <table:table-cell office:value-type="string">
            <text:p>Cold or flu symptoms</text:p>
          </table:table-cell>
          <table:table-cell office:value-type="string">
            <text:p>phrases</text:p>
          </table:table-cell>
          <table:table-cell office:value-type="string">
            <text:p>null</text:p>
          </table:table-cell>
          <table:table-cell office:value-type="string">
            <text:p>Cold sweats</text:p>
          </table:table-cell>
          <table:table-cell office:value-type="string">
            <text:p>Sueurs froides</text:p>
          </table:table-cell>
          <table:table-cell table:number-columns-repeated="3"/>
        </table:table-row>
        <table:table-row table:style-name="ro1">
          <table:table-cell office:value-type="string">
            <text:p>hp136</text:p>
          </table:table-cell>
          <table:table-cell office:value-type="string">
            <text:p>Lexicon</text:p>
          </table:table-cell>
          <table:table-cell office:value-type="string">
            <text:p>Cold or flu symptoms</text:p>
          </table:table-cell>
          <table:table-cell office:value-type="string">
            <text:p>phrases</text:p>
          </table:table-cell>
          <table:table-cell office:value-type="string">
            <text:p>null</text:p>
          </table:table-cell>
          <table:table-cell office:value-type="string">
            <text:p>Cough with phlegm</text:p>
          </table:table-cell>
          <table:table-cell office:value-type="string">
            <text:p>Toux avec crachats</text:p>
          </table:table-cell>
          <table:table-cell table:number-columns-repeated="3"/>
        </table:table-row>
        <table:table-row table:style-name="ro1">
          <table:table-cell office:value-type="string">
            <text:p>hp137</text:p>
          </table:table-cell>
          <table:table-cell office:value-type="string">
            <text:p>Lexicon</text:p>
          </table:table-cell>
          <table:table-cell office:value-type="string">
            <text:p>Cold or flu symptoms</text:p>
          </table:table-cell>
          <table:table-cell office:value-type="string">
            <text:p>phrases</text:p>
          </table:table-cell>
          <table:table-cell office:value-type="string">
            <text:p>null</text:p>
          </table:table-cell>
          <table:table-cell office:value-type="string">
            <text:p>Difficulty swallowing</text:p>
          </table:table-cell>
          <table:table-cell office:value-type="string">
            <text:p>Difficulté à avaler</text:p>
          </table:table-cell>
          <table:table-cell table:number-columns-repeated="3"/>
        </table:table-row>
        <table:table-row table:style-name="ro1">
          <table:table-cell office:value-type="string">
            <text:p>hp138</text:p>
          </table:table-cell>
          <table:table-cell office:value-type="string">
            <text:p>Lexicon</text:p>
          </table:table-cell>
          <table:table-cell office:value-type="string">
            <text:p>Cold or flu symptoms</text:p>
          </table:table-cell>
          <table:table-cell office:value-type="string">
            <text:p>phrases</text:p>
          </table:table-cell>
          <table:table-cell office:value-type="string">
            <text:p>null</text:p>
          </table:table-cell>
          <table:table-cell office:value-type="string">
            <text:p>Dry cough</text:p>
          </table:table-cell>
          <table:table-cell office:value-type="string">
            <text:p>Toux sèche</text:p>
          </table:table-cell>
          <table:table-cell table:number-columns-repeated="3"/>
        </table:table-row>
        <table:table-row table:style-name="ro1">
          <table:table-cell office:value-type="string">
            <text:p>hp139</text:p>
          </table:table-cell>
          <table:table-cell office:value-type="string">
            <text:p>Lexicon</text:p>
          </table:table-cell>
          <table:table-cell office:value-type="string">
            <text:p>Cold or flu symptoms</text:p>
          </table:table-cell>
          <table:table-cell office:value-type="string">
            <text:p>phrases</text:p>
          </table:table-cell>
          <table:table-cell office:value-type="string">
            <text:p>null</text:p>
          </table:table-cell>
          <table:table-cell office:value-type="string">
            <text:p>Ear aches</text:p>
          </table:table-cell>
          <table:table-cell office:value-type="string">
            <text:p>Mal aux Oreille</text:p>
          </table:table-cell>
          <table:table-cell table:number-columns-repeated="3"/>
        </table:table-row>
        <table:table-row table:style-name="ro1">
          <table:table-cell office:value-type="string">
            <text:p>hp140</text:p>
          </table:table-cell>
          <table:table-cell office:value-type="string">
            <text:p>Lexicon</text:p>
          </table:table-cell>
          <table:table-cell office:value-type="string">
            <text:p>Cold or flu symptoms</text:p>
          </table:table-cell>
          <table:table-cell office:value-type="string">
            <text:p>phrases</text:p>
          </table:table-cell>
          <table:table-cell office:value-type="string">
            <text:p>null</text:p>
          </table:table-cell>
          <table:table-cell office:value-type="string">
            <text:p>Ear plugged</text:p>
          </table:table-cell>
          <table:table-cell office:value-type="string">
            <text:p>Oreilles bouchées</text:p>
          </table:table-cell>
          <table:table-cell table:number-columns-repeated="3"/>
        </table:table-row>
        <table:table-row table:style-name="ro1">
          <table:table-cell office:value-type="string">
            <text:p>hp141</text:p>
          </table:table-cell>
          <table:table-cell office:value-type="string">
            <text:p>Lexicon</text:p>
          </table:table-cell>
          <table:table-cell office:value-type="string">
            <text:p>Cold or flu symptoms</text:p>
          </table:table-cell>
          <table:table-cell office:value-type="string">
            <text:p>phrases</text:p>
          </table:table-cell>
          <table:table-cell office:value-type="string">
            <text:p>null</text:p>
          </table:table-cell>
          <table:table-cell table:number-columns-repeated="2" office:value-type="string">
            <text:p>Fatigue</text:p>
          </table:table-cell>
          <table:table-cell table:number-columns-repeated="3"/>
        </table:table-row>
        <table:table-row table:style-name="ro1">
          <table:table-cell office:value-type="string">
            <text:p>hp142</text:p>
          </table:table-cell>
          <table:table-cell office:value-type="string">
            <text:p>Lexicon</text:p>
          </table:table-cell>
          <table:table-cell office:value-type="string">
            <text:p>Cold or flu symptoms</text:p>
          </table:table-cell>
          <table:table-cell office:value-type="string">
            <text:p>phrases</text:p>
          </table:table-cell>
          <table:table-cell office:value-type="string">
            <text:p>null</text:p>
          </table:table-cell>
          <table:table-cell office:value-type="string">
            <text:p>Fever (above 37.5)</text:p>
          </table:table-cell>
          <table:table-cell office:value-type="string">
            <text:p>Fièvre (supérieure à 37,5)</text:p>
          </table:table-cell>
          <table:table-cell table:number-columns-repeated="3"/>
        </table:table-row>
        <table:table-row table:style-name="ro1">
          <table:table-cell office:value-type="string">
            <text:p>hp143</text:p>
          </table:table-cell>
          <table:table-cell office:value-type="string">
            <text:p>Lexicon</text:p>
          </table:table-cell>
          <table:table-cell office:value-type="string">
            <text:p>Cold or flu symptoms</text:p>
          </table:table-cell>
          <table:table-cell office:value-type="string">
            <text:p>phrases</text:p>
          </table:table-cell>
          <table:table-cell office:value-type="string">
            <text:p>null</text:p>
          </table:table-cell>
          <table:table-cell office:value-type="string">
            <text:p>General malaise</text:p>
          </table:table-cell>
          <table:table-cell office:value-type="string">
            <text:p>Malaise général</text:p>
          </table:table-cell>
          <table:table-cell table:number-columns-repeated="3"/>
        </table:table-row>
        <table:table-row table:style-name="ro1">
          <table:table-cell office:value-type="string">
            <text:p>hp144</text:p>
          </table:table-cell>
          <table:table-cell office:value-type="string">
            <text:p>Lexicon</text:p>
          </table:table-cell>
          <table:table-cell office:value-type="string">
            <text:p>Cold or flu symptoms</text:p>
          </table:table-cell>
          <table:table-cell office:value-type="string">
            <text:p>phrases</text:p>
          </table:table-cell>
          <table:table-cell office:value-type="string">
            <text:p>null</text:p>
          </table:table-cell>
          <table:table-cell office:value-type="string">
            <text:p>Greenish sputum</text:p>
          </table:table-cell>
          <table:table-cell office:value-type="string">
            <text:p>Crachat verdâtre</text:p>
          </table:table-cell>
          <table:table-cell table:number-columns-repeated="3"/>
        </table:table-row>
        <table:table-row table:style-name="ro1">
          <table:table-cell office:value-type="string">
            <text:p>hp145</text:p>
          </table:table-cell>
          <table:table-cell office:value-type="string">
            <text:p>Lexicon</text:p>
          </table:table-cell>
          <table:table-cell office:value-type="string">
            <text:p>Cold or flu symptoms</text:p>
          </table:table-cell>
          <table:table-cell office:value-type="string">
            <text:p>phrases</text:p>
          </table:table-cell>
          <table:table-cell office:value-type="string">
            <text:p>null</text:p>
          </table:table-cell>
          <table:table-cell office:value-type="string">
            <text:p>Muscle aches</text:p>
          </table:table-cell>
          <table:table-cell office:value-type="string">
            <text:p>Douleur musculaire</text:p>
          </table:table-cell>
          <table:table-cell table:number-columns-repeated="3"/>
        </table:table-row>
        <table:table-row table:style-name="ro1">
          <table:table-cell office:value-type="string">
            <text:p>hp146</text:p>
          </table:table-cell>
          <table:table-cell office:value-type="string">
            <text:p>Lexicon</text:p>
          </table:table-cell>
          <table:table-cell office:value-type="string">
            <text:p>Cold or flu symptoms</text:p>
          </table:table-cell>
          <table:table-cell office:value-type="string">
            <text:p>phrases</text:p>
          </table:table-cell>
          <table:table-cell office:value-type="string">
            <text:p>null</text:p>
          </table:table-cell>
          <table:table-cell office:value-type="string">
            <text:p>Nasal congestion</text:p>
          </table:table-cell>
          <table:table-cell office:value-type="string">
            <text:p>Congestion nasale</text:p>
          </table:table-cell>
          <table:table-cell table:number-columns-repeated="3"/>
        </table:table-row>
        <table:table-row table:style-name="ro1">
          <table:table-cell office:value-type="string">
            <text:p>hp147</text:p>
          </table:table-cell>
          <table:table-cell office:value-type="string">
            <text:p>Lexicon</text:p>
          </table:table-cell>
          <table:table-cell office:value-type="string">
            <text:p>Cold or flu symptoms</text:p>
          </table:table-cell>
          <table:table-cell office:value-type="string">
            <text:p>phrases</text:p>
          </table:table-cell>
          <table:table-cell office:value-type="string">
            <text:p>null</text:p>
          </table:table-cell>
          <table:table-cell office:value-type="string">
            <text:p>Nausea</text:p>
          </table:table-cell>
          <table:table-cell office:value-type="string">
            <text:p>Nausée</text:p>
          </table:table-cell>
          <table:table-cell table:number-columns-repeated="3"/>
        </table:table-row>
        <table:table-row table:style-name="ro1">
          <table:table-cell office:value-type="string">
            <text:p>hp148</text:p>
          </table:table-cell>
          <table:table-cell office:value-type="string">
            <text:p>Lexicon</text:p>
          </table:table-cell>
          <table:table-cell office:value-type="string">
            <text:p>Cold or flu symptoms</text:p>
          </table:table-cell>
          <table:table-cell office:value-type="string">
            <text:p>phrases</text:p>
          </table:table-cell>
          <table:table-cell office:value-type="string">
            <text:p>null</text:p>
          </table:table-cell>
          <table:table-cell office:value-type="string">
            <text:p>Runny nose</text:p>
          </table:table-cell>
          <table:table-cell office:value-type="string">
            <text:p>Écoulement nasal</text:p>
          </table:table-cell>
          <table:table-cell table:number-columns-repeated="3"/>
        </table:table-row>
        <table:table-row table:style-name="ro1">
          <table:table-cell office:value-type="string">
            <text:p>hp149</text:p>
          </table:table-cell>
          <table:table-cell office:value-type="string">
            <text:p>Lexicon</text:p>
          </table:table-cell>
          <table:table-cell office:value-type="string">
            <text:p>Cold or flu symptoms</text:p>
          </table:table-cell>
          <table:table-cell office:value-type="string">
            <text:p>phrases</text:p>
          </table:table-cell>
          <table:table-cell office:value-type="string">
            <text:p>null</text:p>
          </table:table-cell>
          <table:table-cell office:value-type="string">
            <text:p>Sinus pain</text:p>
          </table:table-cell>
          <table:table-cell office:value-type="string">
            <text:p>Sinus douloureux</text:p>
          </table:table-cell>
          <table:table-cell table:number-columns-repeated="3"/>
        </table:table-row>
        <table:table-row table:style-name="ro1">
          <table:table-cell office:value-type="string">
            <text:p>hp150</text:p>
          </table:table-cell>
          <table:table-cell office:value-type="string">
            <text:p>Lexicon</text:p>
          </table:table-cell>
          <table:table-cell office:value-type="string">
            <text:p>Cold or flu symptoms</text:p>
          </table:table-cell>
          <table:table-cell office:value-type="string">
            <text:p>phrases</text:p>
          </table:table-cell>
          <table:table-cell office:value-type="string">
            <text:p>null</text:p>
          </table:table-cell>
          <table:table-cell office:value-type="string">
            <text:p>Shortness of breath</text:p>
          </table:table-cell>
          <table:table-cell office:value-type="string">
            <text:p>Souffle court</text:p>
          </table:table-cell>
          <table:table-cell table:number-columns-repeated="3"/>
        </table:table-row>
        <table:table-row table:style-name="ro1">
          <table:table-cell office:value-type="string">
            <text:p>hp151</text:p>
          </table:table-cell>
          <table:table-cell office:value-type="string">
            <text:p>Lexicon</text:p>
          </table:table-cell>
          <table:table-cell office:value-type="string">
            <text:p>Cold or flu symptoms</text:p>
          </table:table-cell>
          <table:table-cell office:value-type="string">
            <text:p>phrases</text:p>
          </table:table-cell>
          <table:table-cell office:value-type="string">
            <text:p>null</text:p>
          </table:table-cell>
          <table:table-cell office:value-type="string">
            <text:p>Sneezing</text:p>
          </table:table-cell>
          <table:table-cell office:value-type="string">
            <text:p>Éternuement</text:p>
          </table:table-cell>
          <table:table-cell table:number-columns-repeated="3"/>
        </table:table-row>
        <table:table-row table:style-name="ro1">
          <table:table-cell office:value-type="string">
            <text:p>hp152</text:p>
          </table:table-cell>
          <table:table-cell office:value-type="string">
            <text:p>Lexicon</text:p>
          </table:table-cell>
          <table:table-cell office:value-type="string">
            <text:p>Cold or flu symptoms</text:p>
          </table:table-cell>
          <table:table-cell office:value-type="string">
            <text:p>phrases</text:p>
          </table:table-cell>
          <table:table-cell office:value-type="string">
            <text:p>null</text:p>
          </table:table-cell>
          <table:table-cell office:value-type="string">
            <text:p>Sore throa</text:p>
          </table:table-cell>
          <table:table-cell office:value-type="string">
            <text:p>Mal de gorg</text:p>
          </table:table-cell>
          <table:table-cell table:number-columns-repeated="3"/>
        </table:table-row>
        <table:table-row table:style-name="ro1">
          <table:table-cell office:value-type="string">
            <text:p>hp153</text:p>
          </table:table-cell>
          <table:table-cell office:value-type="string">
            <text:p>Lexicon</text:p>
          </table:table-cell>
          <table:table-cell office:value-type="string">
            <text:p>Cold or flu symptoms</text:p>
          </table:table-cell>
          <table:table-cell office:value-type="string">
            <text:p>phrases</text:p>
          </table:table-cell>
          <table:table-cell office:value-type="string">
            <text:p>null</text:p>
          </table:table-cell>
          <table:table-cell office:value-type="string">
            <text:p>Tiredness</text:p>
          </table:table-cell>
          <table:table-cell office:value-type="string">
            <text:p>Fatigue</text:p>
          </table:table-cell>
          <table:table-cell table:number-columns-repeated="3"/>
        </table:table-row>
        <table:table-row table:style-name="ro1">
          <table:table-cell office:value-type="string">
            <text:p>hp154</text:p>
          </table:table-cell>
          <table:table-cell office:value-type="string">
            <text:p>Lexicon</text:p>
          </table:table-cell>
          <table:table-cell office:value-type="string">
            <text:p>Cold or flu symptoms</text:p>
          </table:table-cell>
          <table:table-cell office:value-type="string">
            <text:p>phrases</text:p>
          </table:table-cell>
          <table:table-cell office:value-type="string">
            <text:p>null</text:p>
          </table:table-cell>
          <table:table-cell office:value-type="string">
            <text:p>Weezing</text:p>
          </table:table-cell>
          <table:table-cell office:value-type="string">
            <text:p>Sifflement bronchique</text:p>
          </table:table-cell>
          <table:table-cell table:number-columns-repeated="3"/>
        </table:table-row>
        <table:table-row table:style-name="ro1">
          <table:table-cell office:value-type="string">
            <text:p>hp155</text:p>
          </table:table-cell>
          <table:table-cell office:value-type="string">
            <text:p>Lexicon</text:p>
          </table:table-cell>
          <table:table-cell office:value-type="string">
            <text:p>Cold or flu symptoms</text:p>
          </table:table-cell>
          <table:table-cell office:value-type="string">
            <text:p>phrases</text:p>
          </table:table-cell>
          <table:table-cell office:value-type="string">
            <text:p>null</text:p>
          </table:table-cell>
          <table:table-cell office:value-type="string">
            <text:p>Yellowish sputum</text:p>
          </table:table-cell>
          <table:table-cell office:value-type="string">
            <text:p>Crachat jaunâtre</text:p>
          </table:table-cell>
          <table:table-cell table:number-columns-repeated="3"/>
        </table:table-row>
        <table:table-row table:style-name="ro1">
          <table:table-cell office:value-type="string">
            <text:p>hp156</text:p>
          </table:table-cell>
          <table:table-cell office:value-type="string">
            <text:p>Lexicon</text:p>
          </table:table-cell>
          <table:table-cell office:value-type="string">
            <text:p>Cold or flu symptoms</text:p>
          </table:table-cell>
          <table:table-cell office:value-type="string">
            <text:p>phrases</text:p>
          </table:table-cell>
          <table:table-cell office:value-type="string">
            <text:p>null</text:p>
          </table:table-cell>
          <table:table-cell office:value-type="string">
            <text:p>It hurts when I cough</text:p>
          </table:table-cell>
          <table:table-cell office:value-type="string">
            <text:p>Ça fait mal quand je tousse</text:p>
          </table:table-cell>
          <table:table-cell table:number-columns-repeated="3"/>
        </table:table-row>
        <table:table-row table:style-name="ro1">
          <table:table-cell office:value-type="string">
            <text:p>hp157</text:p>
          </table:table-cell>
          <table:table-cell office:value-type="string">
            <text:p>Lexicon</text:p>
          </table:table-cell>
          <table:table-cell office:value-type="string">
            <text:p>Cold or flu symptoms</text:p>
          </table:table-cell>
          <table:table-cell office:value-type="string">
            <text:p>phrases</text:p>
          </table:table-cell>
          <table:table-cell office:value-type="string">
            <text:p>null</text:p>
          </table:table-cell>
          <table:table-cell office:value-type="string">
            <text:p>There’s blood in my sputums</text:p>
          </table:table-cell>
          <table:table-cell office:value-type="string">
            <text:p>Il y a du sang dans mes crachats</text:p>
          </table:table-cell>
          <table:table-cell table:number-columns-repeated="3"/>
        </table:table-row>
        <table:table-row table:style-name="ro1">
          <table:table-cell office:value-type="string">
            <text:p>hp158</text:p>
          </table:table-cell>
          <table:table-cell office:value-type="string">
            <text:p>Lexicon</text:p>
          </table:table-cell>
          <table:table-cell office:value-type="string">
            <text:p>Chest pain</text:p>
          </table:table-cell>
          <table:table-cell office:value-type="string">
            <text:p>phrases</text:p>
          </table:table-cell>
          <table:table-cell office:value-type="string">
            <text:p>null</text:p>
          </table:table-cell>
          <table:table-cell office:value-type="string">
            <text:p>I have a chest pain</text:p>
          </table:table-cell>
          <table:table-cell office:value-type="string">
            <text:p>J’ai une douleur thoracique</text:p>
          </table:table-cell>
          <table:table-cell table:number-columns-repeated="3"/>
        </table:table-row>
        <table:table-row table:style-name="ro1">
          <table:table-cell office:value-type="string">
            <text:p>hp159</text:p>
          </table:table-cell>
          <table:table-cell office:value-type="string">
            <text:p>Lexicon</text:p>
          </table:table-cell>
          <table:table-cell office:value-type="string">
            <text:p>Chest pain</text:p>
          </table:table-cell>
          <table:table-cell office:value-type="string">
            <text:p>phrases</text:p>
          </table:table-cell>
          <table:table-cell office:value-type="string">
            <text:p>null</text:p>
          </table:table-cell>
          <table:table-cell office:value-type="string">
            <text:p>It’s a crushing, stabbing pain</text:p>
          </table:table-cell>
          <table:table-cell office:value-type="string">
            <text:p>C’est une douleur écrasante, comme un poignard</text:p>
          </table:table-cell>
          <table:table-cell table:number-columns-repeated="3"/>
        </table:table-row>
        <table:table-row table:style-name="ro1">
          <table:table-cell office:value-type="string">
            <text:p>hp160</text:p>
          </table:table-cell>
          <table:table-cell office:value-type="string">
            <text:p>Lexicon</text:p>
          </table:table-cell>
          <table:table-cell office:value-type="string">
            <text:p>Chest pain</text:p>
          </table:table-cell>
          <table:table-cell office:value-type="string">
            <text:p>phrases</text:p>
          </table:table-cell>
          <table:table-cell office:value-type="string">
            <text:p>null</text:p>
          </table:table-cell>
          <table:table-cell office:value-type="string">
            <text:p>The pain came suddenly, gradually</text:p>
          </table:table-cell>
          <table:table-cell office:value-type="string">
            <text:p>La douleur est apparue soudainement, graduellement</text:p>
          </table:table-cell>
          <table:table-cell table:number-columns-repeated="3"/>
        </table:table-row>
        <table:table-row table:style-name="ro1">
          <table:table-cell office:value-type="string">
            <text:p>hp161</text:p>
          </table:table-cell>
          <table:table-cell office:value-type="string">
            <text:p>Lexicon</text:p>
          </table:table-cell>
          <table:table-cell office:value-type="string">
            <text:p>Chest pain</text:p>
          </table:table-cell>
          <table:table-cell office:value-type="string">
            <text:p>phrases</text:p>
          </table:table-cell>
          <table:table-cell office:value-type="string">
            <text:p>null</text:p>
          </table:table-cell>
          <table:table-cell office:value-type="string">
            <text:p>The pain appeared during (after) a physical effort</text:p>
          </table:table-cell>
          <table:table-cell office:value-type="string">
            <text:p>La douleur est apparue durant (après) un effort physique</text:p>
          </table:table-cell>
          <table:table-cell table:number-columns-repeated="3"/>
        </table:table-row>
        <table:table-row table:style-name="ro1">
          <table:table-cell office:value-type="string">
            <text:p>hp162</text:p>
          </table:table-cell>
          <table:table-cell office:value-type="string">
            <text:p>Lexicon</text:p>
          </table:table-cell>
          <table:table-cell office:value-type="string">
            <text:p>Chest pain</text:p>
          </table:table-cell>
          <table:table-cell office:value-type="string">
            <text:p>phrases</text:p>
          </table:table-cell>
          <table:table-cell office:value-type="string">
            <text:p>null</text:p>
          </table:table-cell>
          <table:table-cell office:value-type="string">
            <text:p>The pain appeared at rest</text:p>
          </table:table-cell>
          <table:table-cell office:value-type="string">
            <text:p>La douleur est apparue au repos</text:p>
          </table:table-cell>
          <table:table-cell table:number-columns-repeated="3"/>
        </table:table-row>
        <table:table-row table:style-name="ro1">
          <table:table-cell office:value-type="string">
            <text:p>hp163</text:p>
          </table:table-cell>
          <table:table-cell office:value-type="string">
            <text:p>Lexicon</text:p>
          </table:table-cell>
          <table:table-cell office:value-type="string">
            <text:p>Chest pain</text:p>
          </table:table-cell>
          <table:table-cell office:value-type="string">
            <text:p>phrases</text:p>
          </table:table-cell>
          <table:table-cell office:value-type="string">
            <text:p>null</text:p>
          </table:table-cell>
          <table:table-cell office:value-type="string">
            <text:p>The pain is X out of 10</text:p>
          </table:table-cell>
          <table:table-cell office:value-type="string">
            <text:p>La douleur est a X sur 10</text:p>
          </table:table-cell>
          <table:table-cell table:number-columns-repeated="3"/>
        </table:table-row>
        <table:table-row table:style-name="ro1">
          <table:table-cell office:value-type="string">
            <text:p>hp164</text:p>
          </table:table-cell>
          <table:table-cell office:value-type="string">
            <text:p>Lexicon</text:p>
          </table:table-cell>
          <table:table-cell office:value-type="string">
            <text:p>Chest pain</text:p>
          </table:table-cell>
          <table:table-cell office:value-type="string">
            <text:p>phrases</text:p>
          </table:table-cell>
          <table:table-cell office:value-type="string">
            <text:p>null</text:p>
          </table:table-cell>
          <table:table-cell office:value-type="string">
            <text:p>I (never) had this pain before</text:p>
          </table:table-cell>
          <table:table-cell office:value-type="string">
            <text:p>J’ai (jamais) eu ces douleurs avant</text:p>
          </table:table-cell>
          <table:table-cell table:number-columns-repeated="3"/>
        </table:table-row>
        <table:table-row table:style-name="ro1">
          <table:table-cell office:value-type="string">
            <text:p>hp165</text:p>
          </table:table-cell>
          <table:table-cell office:value-type="string">
            <text:p>Lexicon</text:p>
          </table:table-cell>
          <table:table-cell office:value-type="string">
            <text:p>Chest pain</text:p>
          </table:table-cell>
          <table:table-cell office:value-type="string">
            <text:p>phrases</text:p>
          </table:table-cell>
          <table:table-cell office:value-type="string">
            <text:p>null</text:p>
          </table:table-cell>
          <table:table-cell office:value-type="string">
            <text:p>I feel the pain behind my sternum</text:p>
          </table:table-cell>
          <table:table-cell office:value-type="string">
            <text:p>La douleur semble derrière mon sternum</text:p>
          </table:table-cell>
          <table:table-cell table:number-columns-repeated="3"/>
        </table:table-row>
        <table:table-row table:style-name="ro1">
          <table:table-cell office:value-type="string">
            <text:p>hp166</text:p>
          </table:table-cell>
          <table:table-cell office:value-type="string">
            <text:p>Lexicon</text:p>
          </table:table-cell>
          <table:table-cell office:value-type="string">
            <text:p>Chest pain</text:p>
          </table:table-cell>
          <table:table-cell office:value-type="string">
            <text:p>phrases</text:p>
          </table:table-cell>
          <table:table-cell office:value-type="string">
            <text:p>null</text:p>
          </table:table-cell>
          <table:table-cell office:value-type="string">
            <text:p>It usually goes away with rest</text:p>
          </table:table-cell>
          <table:table-cell office:value-type="string">
            <text:p>Ça disparait habituellement avec du repos</text:p>
          </table:table-cell>
          <table:table-cell table:number-columns-repeated="3"/>
        </table:table-row>
        <table:table-row table:style-name="ro1">
          <table:table-cell office:value-type="string">
            <text:p>hp167</text:p>
          </table:table-cell>
          <table:table-cell office:value-type="string">
            <text:p>Lexicon</text:p>
          </table:table-cell>
          <table:table-cell office:value-type="string">
            <text:p>Chest pain</text:p>
          </table:table-cell>
          <table:table-cell office:value-type="string">
            <text:p>phrases</text:p>
          </table:table-cell>
          <table:table-cell office:value-type="string">
            <text:p>null</text:p>
          </table:table-cell>
          <table:table-cell office:value-type="string">
            <text:p>I (don’t) have a heart condition</text:p>
          </table:table-cell>
          <table:table-cell office:value-type="string">
            <text:p>J’ai (pas) des problèmes cardiaques</text:p>
          </table:table-cell>
          <table:table-cell table:number-columns-repeated="3"/>
        </table:table-row>
        <table:table-row table:style-name="ro1">
          <table:table-cell office:value-type="string">
            <text:p>hp168</text:p>
          </table:table-cell>
          <table:table-cell office:value-type="string">
            <text:p>Lexicon</text:p>
          </table:table-cell>
          <table:table-cell office:value-type="string">
            <text:p>Chest pain</text:p>
          </table:table-cell>
          <table:table-cell office:value-type="string">
            <text:p>phrases</text:p>
          </table:table-cell>
          <table:table-cell office:value-type="string">
            <text:p>null</text:p>
          </table:table-cell>
          <table:table-cell office:value-type="string">
            <text:p>I take medication for my heart</text:p>
          </table:table-cell>
          <table:table-cell office:value-type="string">
            <text:p>Je prends des médicaments pour mon cœur</text:p>
          </table:table-cell>
          <table:table-cell table:number-columns-repeated="3"/>
        </table:table-row>
        <table:table-row table:style-name="ro1">
          <table:table-cell office:value-type="string">
            <text:p>hp169</text:p>
          </table:table-cell>
          <table:table-cell office:value-type="string">
            <text:p>Lexicon</text:p>
          </table:table-cell>
          <table:table-cell office:value-type="string">
            <text:p>Chest pain</text:p>
          </table:table-cell>
          <table:table-cell office:value-type="string">
            <text:p>phrases</text:p>
          </table:table-cell>
          <table:table-cell office:value-type="string">
            <text:p>null</text:p>
          </table:table-cell>
          <table:table-cell office:value-type="string">
            <text:p>I have trouble breathing</text:p>
          </table:table-cell>
          <table:table-cell office:value-type="string">
            <text:p>J’ai de la difficulté a respire</text:p>
          </table:table-cell>
          <table:table-cell table:number-columns-repeated="3"/>
        </table:table-row>
        <table:table-row table:style-name="ro1">
          <table:table-cell office:value-type="string">
            <text:p>hp170</text:p>
          </table:table-cell>
          <table:table-cell office:value-type="string">
            <text:p>Lexicon</text:p>
          </table:table-cell>
          <table:table-cell office:value-type="string">
            <text:p>Chest pain</text:p>
          </table:table-cell>
          <table:table-cell office:value-type="string">
            <text:p>phrases</text:p>
          </table:table-cell>
          <table:table-cell office:value-type="string">
            <text:p>null</text:p>
          </table:table-cell>
          <table:table-cell office:value-type="string">
            <text:p>It hurts when I take a deep breath</text:p>
          </table:table-cell>
          <table:table-cell office:value-type="string">
            <text:p>Ça fait mal lorsque je prends une grande respiration</text:p>
          </table:table-cell>
          <table:table-cell table:number-columns-repeated="3"/>
        </table:table-row>
        <table:table-row table:style-name="ro1">
          <table:table-cell office:value-type="string">
            <text:p>hp171</text:p>
          </table:table-cell>
          <table:table-cell office:value-type="string">
            <text:p>Lexicon</text:p>
          </table:table-cell>
          <table:table-cell office:value-type="string">
            <text:p>Chest pain</text:p>
          </table:table-cell>
          <table:table-cell office:value-type="string">
            <text:p>phrases</text:p>
          </table:table-cell>
          <table:table-cell office:value-type="string">
            <text:p>null</text:p>
          </table:table-cell>
          <table:table-cell office:value-type="string">
            <text:p>The pain is radiating to my arm, shoulder and my jaw</text:p>
          </table:table-cell>
          <table:table-cell office:value-type="string">
            <text:p>La douleur irradie dans mon bras, épaule et ma mâchoire.</text:p>
          </table:table-cell>
          <table:table-cell table:number-columns-repeated="3"/>
        </table:table-row>
        <table:table-row table:style-name="ro1">
          <table:table-cell office:value-type="string">
            <text:p>hp172</text:p>
          </table:table-cell>
          <table:table-cell office:value-type="string">
            <text:p>Lexicon</text:p>
          </table:table-cell>
          <table:table-cell office:value-type="string">
            <text:p>Chest pain</text:p>
          </table:table-cell>
          <table:table-cell office:value-type="string">
            <text:p>phrases</text:p>
          </table:table-cell>
          <table:table-cell office:value-type="string">
            <text:p>null</text:p>
          </table:table-cell>
          <table:table-cell office:value-type="string">
            <text:p>The pain is caused by emotion, aggravation, exercise</text:p>
          </table:table-cell>
          <table:table-cell office:value-type="string">
            <text:p>La douleur est causée par les émotions, l’énervement des exercices physiques</text:p>
          </table:table-cell>
          <table:table-cell table:number-columns-repeated="3"/>
        </table:table-row>
        <table:table-row table:style-name="ro1">
          <table:table-cell office:value-type="string">
            <text:p>hp173</text:p>
          </table:table-cell>
          <table:table-cell office:value-type="string">
            <text:p>Lexicon</text:p>
          </table:table-cell>
          <table:table-cell office:value-type="string">
            <text:p>Chest pain</text:p>
          </table:table-cell>
          <table:table-cell office:value-type="string">
            <text:p>phrases</text:p>
          </table:table-cell>
          <table:table-cell office:value-type="string">
            <text:p>null</text:p>
          </table:table-cell>
          <table:table-cell office:value-type="string">
            <text:p>I feel clammy</text:p>
          </table:table-cell>
          <table:table-cell office:value-type="string">
            <text:p>Je me sens mouillé de sueurs</text:p>
          </table:table-cell>
          <table:table-cell table:number-columns-repeated="3"/>
        </table:table-row>
        <table:table-row table:style-name="ro1">
          <table:table-cell office:value-type="string">
            <text:p>hp174</text:p>
          </table:table-cell>
          <table:table-cell office:value-type="string">
            <text:p>Lexicon</text:p>
          </table:table-cell>
          <table:table-cell office:value-type="string">
            <text:p>Chest pain</text:p>
          </table:table-cell>
          <table:table-cell office:value-type="string">
            <text:p>phrases</text:p>
          </table:table-cell>
          <table:table-cell office:value-type="string">
            <text:p>null</text:p>
          </table:table-cell>
          <table:table-cell office:value-type="string">
            <text:p>My heart is racing</text:p>
          </table:table-cell>
          <table:table-cell office:value-type="string">
            <text:p>Mon cœur bat rapidement</text:p>
          </table:table-cell>
          <table:table-cell table:number-columns-repeated="3"/>
        </table:table-row>
        <table:table-row table:style-name="ro1">
          <table:table-cell office:value-type="string">
            <text:p>hp175</text:p>
          </table:table-cell>
          <table:table-cell office:value-type="string">
            <text:p>Lexicon</text:p>
          </table:table-cell>
          <table:table-cell table:style-name="Default" office:value-type="string">
            <text:p>Abdominal Pain</text:p>
          </table:table-cell>
          <table:table-cell office:value-type="string">
            <text:p>phrases</text:p>
          </table:table-cell>
          <table:table-cell office:value-type="string">
            <text:p>null</text:p>
          </table:table-cell>
          <table:table-cell office:value-type="string">
            <text:p>Stomach pain</text:p>
          </table:table-cell>
          <table:table-cell office:value-type="string">
            <text:p>Douleur à l’estomac</text:p>
          </table:table-cell>
          <table:table-cell table:number-columns-repeated="3"/>
        </table:table-row>
        <table:table-row table:style-name="ro1">
          <table:table-cell office:value-type="string">
            <text:p>hp176</text:p>
          </table:table-cell>
          <table:table-cell office:value-type="string">
            <text:p>Lexicon</text:p>
          </table:table-cell>
          <table:table-cell table:style-name="Default" office:value-type="string">
            <text:p>Abdominal Pain</text:p>
          </table:table-cell>
          <table:table-cell office:value-type="string">
            <text:p>phrases</text:p>
          </table:table-cell>
          <table:table-cell office:value-type="string">
            <text:p>null</text:p>
          </table:table-cell>
          <table:table-cell office:value-type="string">
            <text:p>Abdominal cramps</text:p>
          </table:table-cell>
          <table:table-cell office:value-type="string">
            <text:p>Crampes abdominales</text:p>
          </table:table-cell>
          <table:table-cell table:number-columns-repeated="3"/>
        </table:table-row>
        <table:table-row table:style-name="ro1">
          <table:table-cell office:value-type="string">
            <text:p>hp177</text:p>
          </table:table-cell>
          <table:table-cell office:value-type="string">
            <text:p>Lexicon</text:p>
          </table:table-cell>
          <table:table-cell table:style-name="Default" office:value-type="string">
            <text:p>Abdominal Pain</text:p>
          </table:table-cell>
          <table:table-cell office:value-type="string">
            <text:p>phrases</text:p>
          </table:table-cell>
          <table:table-cell office:value-type="string">
            <text:p>null</text:p>
          </table:table-cell>
          <table:table-cell office:value-type="string">
            <text:p>Vomitting</text:p>
          </table:table-cell>
          <table:table-cell office:value-type="string">
            <text:p>Vomissement</text:p>
          </table:table-cell>
          <table:table-cell table:number-columns-repeated="3"/>
        </table:table-row>
        <table:table-row table:style-name="ro1">
          <table:table-cell office:value-type="string">
            <text:p>hp178</text:p>
          </table:table-cell>
          <table:table-cell office:value-type="string">
            <text:p>Lexicon</text:p>
          </table:table-cell>
          <table:table-cell table:style-name="Default" office:value-type="string">
            <text:p>Abdominal Pain</text:p>
          </table:table-cell>
          <table:table-cell office:value-type="string">
            <text:p>phrases</text:p>
          </table:table-cell>
          <table:table-cell office:value-type="string">
            <text:p>null</text:p>
          </table:table-cell>
          <table:table-cell office:value-type="string">
            <text:p>Hearthburn</text:p>
          </table:table-cell>
          <table:table-cell office:value-type="string">
            <text:p>Brûlement d’estomac</text:p>
          </table:table-cell>
          <table:table-cell table:number-columns-repeated="3"/>
        </table:table-row>
        <table:table-row table:style-name="ro1">
          <table:table-cell office:value-type="string">
            <text:p>hp179</text:p>
          </table:table-cell>
          <table:table-cell office:value-type="string">
            <text:p>Lexicon</text:p>
          </table:table-cell>
          <table:table-cell table:style-name="Default" office:value-type="string">
            <text:p>Abdominal Pain</text:p>
          </table:table-cell>
          <table:table-cell office:value-type="string">
            <text:p>phrases</text:p>
          </table:table-cell>
          <table:table-cell office:value-type="string">
            <text:p>null</text:p>
          </table:table-cell>
          <table:table-cell office:value-type="string">
            <text:p>Watery stool</text:p>
          </table:table-cell>
          <table:table-cell office:value-type="string">
            <text:p>Selles liquides</text:p>
          </table:table-cell>
          <table:table-cell table:number-columns-repeated="3"/>
        </table:table-row>
        <table:table-row table:style-name="ro1">
          <table:table-cell office:value-type="string">
            <text:p>hp180</text:p>
          </table:table-cell>
          <table:table-cell office:value-type="string">
            <text:p>Lexicon</text:p>
          </table:table-cell>
          <table:table-cell table:style-name="Default" office:value-type="string">
            <text:p>Abdominal Pain</text:p>
          </table:table-cell>
          <table:table-cell office:value-type="string">
            <text:p>phrases</text:p>
          </table:table-cell>
          <table:table-cell office:value-type="string">
            <text:p>null</text:p>
          </table:table-cell>
          <table:table-cell office:value-type="string">
            <text:p>Mucus in my stool</text:p>
          </table:table-cell>
          <table:table-cell office:value-type="string">
            <text:p>Mucus dans mes selles</text:p>
          </table:table-cell>
          <table:table-cell table:number-columns-repeated="3"/>
        </table:table-row>
        <table:table-row table:style-name="ro1">
          <table:table-cell office:value-type="string">
            <text:p>hp181</text:p>
          </table:table-cell>
          <table:table-cell office:value-type="string">
            <text:p>Lexicon</text:p>
          </table:table-cell>
          <table:table-cell table:style-name="Default" office:value-type="string">
            <text:p>Abdominal Pain</text:p>
          </table:table-cell>
          <table:table-cell office:value-type="string">
            <text:p>phrases</text:p>
          </table:table-cell>
          <table:table-cell office:value-type="string">
            <text:p>null</text:p>
          </table:table-cell>
          <table:table-cell office:value-type="string">
            <text:p>Painful rectum</text:p>
          </table:table-cell>
          <table:table-cell office:value-type="string">
            <text:p>Douleur au rectum</text:p>
          </table:table-cell>
          <table:table-cell table:number-columns-repeated="3"/>
        </table:table-row>
        <table:table-row table:style-name="ro1">
          <table:table-cell office:value-type="string">
            <text:p>hp182</text:p>
          </table:table-cell>
          <table:table-cell office:value-type="string">
            <text:p>Lexicon</text:p>
          </table:table-cell>
          <table:table-cell table:style-name="Default" office:value-type="string">
            <text:p>Abdominal Pain</text:p>
          </table:table-cell>
          <table:table-cell office:value-type="string">
            <text:p>phrases</text:p>
          </table:table-cell>
          <table:table-cell office:value-type="string">
            <text:p>null</text:p>
          </table:table-cell>
          <table:table-cell office:value-type="string">
            <text:p>Diarrhea</text:p>
          </table:table-cell>
          <table:table-cell office:value-type="string">
            <text:p>Diarhée</text:p>
          </table:table-cell>
          <table:table-cell table:number-columns-repeated="3"/>
        </table:table-row>
        <table:table-row table:style-name="ro1">
          <table:table-cell office:value-type="string">
            <text:p>hp183</text:p>
          </table:table-cell>
          <table:table-cell office:value-type="string">
            <text:p>Lexicon</text:p>
          </table:table-cell>
          <table:table-cell table:style-name="Default" office:value-type="string">
            <text:p>Abdominal Pain</text:p>
          </table:table-cell>
          <table:table-cell office:value-type="string">
            <text:p>phrases</text:p>
          </table:table-cell>
          <table:table-cell office:value-type="string">
            <text:p>null</text:p>
          </table:table-cell>
          <table:table-cell table:number-columns-repeated="2" office:value-type="string">
            <text:p>Reflux</text:p>
          </table:table-cell>
          <table:table-cell table:number-columns-repeated="3"/>
        </table:table-row>
        <table:table-row table:style-name="ro1">
          <table:table-cell office:value-type="string">
            <text:p>hp184</text:p>
          </table:table-cell>
          <table:table-cell office:value-type="string">
            <text:p>Lexicon</text:p>
          </table:table-cell>
          <table:table-cell table:style-name="Default" office:value-type="string">
            <text:p>Abdominal Pain</text:p>
          </table:table-cell>
          <table:table-cell office:value-type="string">
            <text:p>phrases</text:p>
          </table:table-cell>
          <table:table-cell office:value-type="string">
            <text:p>null</text:p>
          </table:table-cell>
          <table:table-cell office:value-type="string">
            <text:p>My stomach hurts</text:p>
          </table:table-cell>
          <table:table-cell office:value-type="string">
            <text:p>Mon estomac me fait mal</text:p>
          </table:table-cell>
          <table:table-cell table:number-columns-repeated="3"/>
        </table:table-row>
        <table:table-row table:style-name="ro1">
          <table:table-cell office:value-type="string">
            <text:p>hp185</text:p>
          </table:table-cell>
          <table:table-cell office:value-type="string">
            <text:p>Lexicon</text:p>
          </table:table-cell>
          <table:table-cell table:style-name="Default" office:value-type="string">
            <text:p>Abdominal Pain</text:p>
          </table:table-cell>
          <table:table-cell office:value-type="string">
            <text:p>phrases</text:p>
          </table:table-cell>
          <table:table-cell office:value-type="string">
            <text:p>null</text:p>
          </table:table-cell>
          <table:table-cell office:value-type="string">
            <text:p>I can’t keep anything</text:p>
          </table:table-cell>
          <table:table-cell office:value-type="string">
            <text:p>Je ne garde rien</text:p>
          </table:table-cell>
          <table:table-cell table:number-columns-repeated="3"/>
        </table:table-row>
        <table:table-row table:style-name="ro1">
          <table:table-cell office:value-type="string">
            <text:p>hp186</text:p>
          </table:table-cell>
          <table:table-cell office:value-type="string">
            <text:p>Lexicon</text:p>
          </table:table-cell>
          <table:table-cell table:style-name="Default" office:value-type="string">
            <text:p>Abdominal Pain</text:p>
          </table:table-cell>
          <table:table-cell office:value-type="string">
            <text:p>phrases</text:p>
          </table:table-cell>
          <table:table-cell office:value-type="string">
            <text:p>null</text:p>
          </table:table-cell>
          <table:table-cell office:value-type="string">
            <text:p>I feel dehydrated</text:p>
          </table:table-cell>
          <table:table-cell office:value-type="string">
            <text:p>Je me sens déshydraté</text:p>
          </table:table-cell>
          <table:table-cell table:number-columns-repeated="3"/>
        </table:table-row>
        <table:table-row table:style-name="ro1">
          <table:table-cell office:value-type="string">
            <text:p>hp187</text:p>
          </table:table-cell>
          <table:table-cell office:value-type="string">
            <text:p>Lexicon</text:p>
          </table:table-cell>
          <table:table-cell table:style-name="Default" office:value-type="string">
            <text:p>Abdominal Pain</text:p>
          </table:table-cell>
          <table:table-cell office:value-type="string">
            <text:p>phrases</text:p>
          </table:table-cell>
          <table:table-cell office:value-type="string">
            <text:p>null</text:p>
          </table:table-cell>
          <table:table-cell office:value-type="string">
            <text:p>I have no appetite</text:p>
          </table:table-cell>
          <table:table-cell office:value-type="string">
            <text:p>Je n’ai pas d’appetit</text:p>
          </table:table-cell>
          <table:table-cell table:number-columns-repeated="3"/>
        </table:table-row>
        <table:table-row table:style-name="ro1">
          <table:table-cell office:value-type="string">
            <text:p>hp188</text:p>
          </table:table-cell>
          <table:table-cell office:value-type="string">
            <text:p>Lexicon</text:p>
          </table:table-cell>
          <table:table-cell table:style-name="Default" office:value-type="string">
            <text:p>Abdominal Pain</text:p>
          </table:table-cell>
          <table:table-cell office:value-type="string">
            <text:p>phrases</text:p>
          </table:table-cell>
          <table:table-cell office:value-type="string">
            <text:p>null</text:p>
          </table:table-cell>
          <table:table-cell office:value-type="string">
            <text:p>I have not eaten or drank since</text:p>
          </table:table-cell>
          <table:table-cell office:value-type="string">
            <text:p>Je n’ai rien mangé ni rien bu depuis</text:p>
          </table:table-cell>
          <table:table-cell table:number-columns-repeated="3"/>
        </table:table-row>
        <table:table-row table:style-name="ro1">
          <table:table-cell office:value-type="string">
            <text:p>hp189</text:p>
          </table:table-cell>
          <table:table-cell office:value-type="string">
            <text:p>Lexicon</text:p>
          </table:table-cell>
          <table:table-cell table:style-name="Default" office:value-type="string">
            <text:p>Abdominal Pain</text:p>
          </table:table-cell>
          <table:table-cell office:value-type="string">
            <text:p>phrases</text:p>
          </table:table-cell>
          <table:table-cell office:value-type="string">
            <text:p>null</text:p>
          </table:table-cell>
          <table:table-cell table:style-name="Default" office:value-type="string">
            <text:p>I have nausea </text:p>
          </table:table-cell>
          <table:table-cell table:style-name="Default" office:value-type="string">
            <text:p>J’ai des nausées</text:p>
          </table:table-cell>
          <table:table-cell table:number-columns-repeated="3"/>
        </table:table-row>
        <table:table-row table:style-name="ro1">
          <table:table-cell office:value-type="string">
            <text:p>hp190</text:p>
          </table:table-cell>
          <table:table-cell office:value-type="string">
            <text:p>Lexicon</text:p>
          </table:table-cell>
          <table:table-cell table:style-name="Default" office:value-type="string">
            <text:p>Abdominal Pain</text:p>
          </table:table-cell>
          <table:table-cell office:value-type="string">
            <text:p>phrases</text:p>
          </table:table-cell>
          <table:table-cell office:value-type="string">
            <text:p>null</text:p>
          </table:table-cell>
          <table:table-cell table:style-name="Default" office:value-type="string">
            <text:p>I have reflux when I bend, and sometimes at night </text:p>
          </table:table-cell>
          <table:table-cell table:style-name="Default" office:value-type="string">
            <text:p>J’ai des reflux quand je me penche, et parfois la nuit</text:p>
          </table:table-cell>
          <table:table-cell table:number-columns-repeated="3"/>
        </table:table-row>
        <table:table-row table:style-name="ro1">
          <table:table-cell office:value-type="string">
            <text:p>hp191</text:p>
          </table:table-cell>
          <table:table-cell office:value-type="string">
            <text:p>Lexicon</text:p>
          </table:table-cell>
          <table:table-cell table:style-name="Default" office:value-type="string">
            <text:p>Abdominal Pain</text:p>
          </table:table-cell>
          <table:table-cell office:value-type="string">
            <text:p>phrases</text:p>
          </table:table-cell>
          <table:table-cell office:value-type="string">
            <text:p>null</text:p>
          </table:table-cell>
          <table:table-cell table:style-name="Default" office:value-type="string">
            <text:p>I have heart burns </text:p>
          </table:table-cell>
          <table:table-cell table:style-name="Default" office:value-type="string">
            <text:p>J’ai des brûlements d’estomac</text:p>
          </table:table-cell>
          <table:table-cell table:number-columns-repeated="3"/>
        </table:table-row>
        <table:table-row table:style-name="ro1">
          <table:table-cell office:value-type="string">
            <text:p>hp192</text:p>
          </table:table-cell>
          <table:table-cell office:value-type="string">
            <text:p>Lexicon</text:p>
          </table:table-cell>
          <table:table-cell table:style-name="Default" office:value-type="string">
            <text:p>Abdominal Pain</text:p>
          </table:table-cell>
          <table:table-cell office:value-type="string">
            <text:p>phrases</text:p>
          </table:table-cell>
          <table:table-cell office:value-type="string">
            <text:p>null</text:p>
          </table:table-cell>
          <table:table-cell table:style-name="Default" office:value-type="string">
            <text:p>I’ve been vomiting since </text:p>
          </table:table-cell>
          <table:table-cell table:style-name="Default" office:value-type="string">
            <text:p>Je vomis depuis.</text:p>
          </table:table-cell>
          <table:table-cell table:number-columns-repeated="3"/>
        </table:table-row>
        <table:table-row table:style-name="ro1">
          <table:table-cell office:value-type="string">
            <text:p>hp193</text:p>
          </table:table-cell>
          <table:table-cell office:value-type="string">
            <text:p>Lexicon</text:p>
          </table:table-cell>
          <table:table-cell table:style-name="Default" office:value-type="string">
            <text:p>Abdominal Pain</text:p>
          </table:table-cell>
          <table:table-cell office:value-type="string">
            <text:p>phrases</text:p>
          </table:table-cell>
          <table:table-cell office:value-type="string">
            <text:p>null</text:p>
          </table:table-cell>
          <table:table-cell table:style-name="Default" office:value-type="string">
            <text:p>I have nothing else to vomit </text:p>
          </table:table-cell>
          <table:table-cell table:style-name="Default" office:value-type="string">
            <text:p>Je n’ai plus rien à vomir</text:p>
          </table:table-cell>
          <table:table-cell table:number-columns-repeated="3"/>
        </table:table-row>
        <table:table-row table:style-name="ro1">
          <table:table-cell office:value-type="string">
            <text:p>hp194</text:p>
          </table:table-cell>
          <table:table-cell office:value-type="string">
            <text:p>Lexicon</text:p>
          </table:table-cell>
          <table:table-cell table:style-name="Default" office:value-type="string">
            <text:p>Abdominal Pain</text:p>
          </table:table-cell>
          <table:table-cell office:value-type="string">
            <text:p>phrases</text:p>
          </table:table-cell>
          <table:table-cell office:value-type="string">
            <text:p>null</text:p>
          </table:table-cell>
          <table:table-cell table:style-name="Default" office:value-type="string">
            <text:p>I have (not) vomited blood </text:p>
          </table:table-cell>
          <table:table-cell table:style-name="Default" office:value-type="string">
            <text:p>J’ai (je n’ai pas) vomi du sang</text:p>
          </table:table-cell>
          <table:table-cell table:number-columns-repeated="3"/>
        </table:table-row>
        <table:table-row table:style-name="ro1">
          <table:table-cell office:value-type="string">
            <text:p>hp195</text:p>
          </table:table-cell>
          <table:table-cell office:value-type="string">
            <text:p>Lexicon</text:p>
          </table:table-cell>
          <table:table-cell table:style-name="Default" office:value-type="string">
            <text:p>Abdominal Pain</text:p>
          </table:table-cell>
          <table:table-cell office:value-type="string">
            <text:p>phrases</text:p>
          </table:table-cell>
          <table:table-cell office:value-type="string">
            <text:p>null</text:p>
          </table:table-cell>
          <table:table-cell table:style-name="Default" office:value-type="string">
            <text:p>I feel lightheaded </text:p>
          </table:table-cell>
          <table:table-cell table:style-name="Default" office:value-type="string">
            <text:p>Je me sens étourdis</text:p>
          </table:table-cell>
          <table:table-cell table:number-columns-repeated="3"/>
        </table:table-row>
        <table:table-row table:style-name="ro1">
          <table:table-cell office:value-type="string">
            <text:p>hp196</text:p>
          </table:table-cell>
          <table:table-cell office:value-type="string">
            <text:p>Lexicon</text:p>
          </table:table-cell>
          <table:table-cell table:style-name="Default" office:value-type="string">
            <text:p>Abdominal Pain</text:p>
          </table:table-cell>
          <table:table-cell office:value-type="string">
            <text:p>phrases</text:p>
          </table:table-cell>
          <table:table-cell office:value-type="string">
            <text:p>null</text:p>
          </table:table-cell>
          <table:table-cell table:style-name="Default" office:value-type="string">
            <text:p>The pain has remained in my stomach, not radiating </text:p>
          </table:table-cell>
          <table:table-cell table:style-name="Default" office:value-type="string">
            <text:p>La douleur reste dans mon estomac sans irradier</text:p>
          </table:table-cell>
          <table:table-cell table:number-columns-repeated="3"/>
        </table:table-row>
        <table:table-row table:style-name="ro1">
          <table:table-cell office:value-type="string">
            <text:p>hp197</text:p>
          </table:table-cell>
          <table:table-cell office:value-type="string">
            <text:p>Lexicon</text:p>
          </table:table-cell>
          <table:table-cell table:style-name="Default" office:value-type="string">
            <text:p>Abdominal Pain</text:p>
          </table:table-cell>
          <table:table-cell office:value-type="string">
            <text:p>phrases</text:p>
          </table:table-cell>
          <table:table-cell office:value-type="string">
            <text:p>null</text:p>
          </table:table-cell>
          <table:table-cell table:style-name="Default" office:value-type="string">
            <text:p>The pain has moved to my lower abdomen </text:p>
          </table:table-cell>
          <table:table-cell table:style-name="Default" office:value-type="string">
            <text:p>La douleur a descendue dans le bas de mon ventre</text:p>
          </table:table-cell>
          <table:table-cell table:number-columns-repeated="3"/>
        </table:table-row>
        <table:table-row table:style-name="ro1">
          <table:table-cell office:value-type="string">
            <text:p>hp198</text:p>
          </table:table-cell>
          <table:table-cell office:value-type="string">
            <text:p>Lexicon</text:p>
          </table:table-cell>
          <table:table-cell table:style-name="Default" office:value-type="string">
            <text:p>Abdominal Pain</text:p>
          </table:table-cell>
          <table:table-cell office:value-type="string">
            <text:p>phrases</text:p>
          </table:table-cell>
          <table:table-cell office:value-type="string">
            <text:p>null</text:p>
          </table:table-cell>
          <table:table-cell table:style-name="Default" office:value-type="string">
            <text:p>I feel bloated </text:p>
          </table:table-cell>
          <table:table-cell table:style-name="Default" office:value-type="string">
            <text:p>Je me sens gonflé</text:p>
          </table:table-cell>
          <table:table-cell table:number-columns-repeated="3"/>
        </table:table-row>
        <table:table-row table:style-name="ro1">
          <table:table-cell office:value-type="string">
            <text:p>hp199</text:p>
          </table:table-cell>
          <table:table-cell office:value-type="string">
            <text:p>Lexicon</text:p>
          </table:table-cell>
          <table:table-cell table:style-name="Default" office:value-type="string">
            <text:p>Abdominal Pain</text:p>
          </table:table-cell>
          <table:table-cell office:value-type="string">
            <text:p>phrases</text:p>
          </table:table-cell>
          <table:table-cell office:value-type="string">
            <text:p>null</text:p>
          </table:table-cell>
          <table:table-cell table:style-name="Default" office:value-type="string">
            <text:p>The pain spread through my back </text:p>
          </table:table-cell>
          <table:table-cell table:style-name="Default" office:value-type="string">
            <text:p>La douleur s’étend au travers de mon dos</text:p>
          </table:table-cell>
          <table:table-cell table:number-columns-repeated="3"/>
        </table:table-row>
        <table:table-row table:style-name="ro1">
          <table:table-cell office:value-type="string">
            <text:p>hp200</text:p>
          </table:table-cell>
          <table:table-cell office:value-type="string">
            <text:p>Lexicon</text:p>
          </table:table-cell>
          <table:table-cell table:style-name="Default" office:value-type="string">
            <text:p>Abdominal Pain</text:p>
          </table:table-cell>
          <table:table-cell office:value-type="string">
            <text:p>phrases</text:p>
          </table:table-cell>
          <table:table-cell office:value-type="string">
            <text:p>null</text:p>
          </table:table-cell>
          <table:table-cell table:style-name="Default" office:value-type="string">
            <text:p>I’ve had diarhea since </text:p>
          </table:table-cell>
          <table:table-cell table:style-name="Default" office:value-type="string">
            <text:p>J’ai de la diarhée depuis</text:p>
          </table:table-cell>
          <table:table-cell table:number-columns-repeated="3"/>
        </table:table-row>
        <table:table-row table:style-name="ro1">
          <table:table-cell office:value-type="string">
            <text:p>hp201</text:p>
          </table:table-cell>
          <table:table-cell office:value-type="string">
            <text:p>Lexicon</text:p>
          </table:table-cell>
          <table:table-cell table:style-name="Default" office:value-type="string">
            <text:p>Abdominal Pain</text:p>
          </table:table-cell>
          <table:table-cell office:value-type="string">
            <text:p>phrases</text:p>
          </table:table-cell>
          <table:table-cell office:value-type="string">
            <text:p>null</text:p>
          </table:table-cell>
          <table:table-cell table:style-name="Default" office:value-type="string">
            <text:p>My stool are watery </text:p>
          </table:table-cell>
          <table:table-cell table:style-name="Default" office:value-type="string">
            <text:p>J’ai des selles liquides.\</text:p>
          </table:table-cell>
          <table:table-cell table:number-columns-repeated="3"/>
        </table:table-row>
        <table:table-row table:style-name="ro1">
          <table:table-cell office:value-type="string">
            <text:p>hp202</text:p>
          </table:table-cell>
          <table:table-cell office:value-type="string">
            <text:p>Lexicon</text:p>
          </table:table-cell>
          <table:table-cell table:style-name="Default" office:value-type="string">
            <text:p>Abdominal Pain</text:p>
          </table:table-cell>
          <table:table-cell office:value-type="string">
            <text:p>phrases</text:p>
          </table:table-cell>
          <table:table-cell office:value-type="string">
            <text:p>null</text:p>
          </table:table-cell>
          <table:table-cell table:style-name="Default" office:value-type="string">
            <text:p>There is mucus in my stool </text:p>
          </table:table-cell>
          <table:table-cell table:style-name="Default" office:value-type="string">
            <text:p>Il y a du mucus dans mes selles</text:p>
          </table:table-cell>
          <table:table-cell table:number-columns-repeated="3"/>
        </table:table-row>
        <table:table-row table:style-name="ro1">
          <table:table-cell office:value-type="string">
            <text:p>hp203</text:p>
          </table:table-cell>
          <table:table-cell office:value-type="string">
            <text:p>Lexicon</text:p>
          </table:table-cell>
          <table:table-cell table:style-name="Default" office:value-type="string">
            <text:p>Abdominal Pain</text:p>
          </table:table-cell>
          <table:table-cell office:value-type="string">
            <text:p>phrases</text:p>
          </table:table-cell>
          <table:table-cell office:value-type="string">
            <text:p>null</text:p>
          </table:table-cell>
          <table:table-cell table:style-name="Default" office:value-type="string">
            <text:p>I did (not) see blood in my stool </text:p>
          </table:table-cell>
          <table:table-cell table:style-name="Default" office:value-type="string">
            <text:p>J’ai (je n’ai pas) vu de sang dans mes selles</text:p>
          </table:table-cell>
          <table:table-cell table:number-columns-repeated="3"/>
        </table:table-row>
        <table:table-row table:style-name="ro1">
          <table:table-cell office:value-type="string">
            <text:p>hp204</text:p>
          </table:table-cell>
          <table:table-cell office:value-type="string">
            <text:p>Lexicon</text:p>
          </table:table-cell>
          <table:table-cell table:style-name="Default" office:value-type="string">
            <text:p>Abdominal Pain</text:p>
          </table:table-cell>
          <table:table-cell office:value-type="string">
            <text:p>phrases</text:p>
          </table:table-cell>
          <table:table-cell office:value-type="string">
            <text:p>null</text:p>
          </table:table-cell>
          <table:table-cell table:style-name="Default" office:value-type="string">
            <text:p>My stools are dark </text:p>
          </table:table-cell>
          <table:table-cell table:style-name="Default" office:value-type="string">
            <text:p>Mes selles sont foncées</text:p>
          </table:table-cell>
          <table:table-cell table:number-columns-repeated="3"/>
        </table:table-row>
        <table:table-row table:style-name="ro1">
          <table:table-cell office:value-type="string">
            <text:p>hp205</text:p>
          </table:table-cell>
          <table:table-cell office:value-type="string">
            <text:p>Lexicon</text:p>
          </table:table-cell>
          <table:table-cell table:style-name="Default" office:value-type="string">
            <text:p>Abdominal Pain</text:p>
          </table:table-cell>
          <table:table-cell office:value-type="string">
            <text:p>phrases</text:p>
          </table:table-cell>
          <table:table-cell office:value-type="string">
            <text:p>null</text:p>
          </table:table-cell>
          <table:table-cell table:style-name="Default" office:value-type="string">
            <text:p>It hurts when I urinate </text:p>
          </table:table-cell>
          <table:table-cell table:style-name="Default" office:value-type="string">
            <text:p>J’ai mal lorsque je vais uriner</text:p>
          </table:table-cell>
          <table:table-cell table:number-columns-repeated="3"/>
        </table:table-row>
        <table:table-row table:style-name="ro1">
          <table:table-cell office:value-type="string">
            <text:p>hp206</text:p>
          </table:table-cell>
          <table:table-cell office:value-type="string">
            <text:p>Lexicon</text:p>
          </table:table-cell>
          <table:table-cell table:style-name="Default" office:value-type="string">
            <text:p>Abdominal Pain</text:p>
          </table:table-cell>
          <table:table-cell office:value-type="string">
            <text:p>phrases</text:p>
          </table:table-cell>
          <table:table-cell office:value-type="string">
            <text:p>null</text:p>
          </table:table-cell>
          <table:table-cell table:style-name="Default" office:value-type="string">
            <text:p>I have not urinated much lately </text:p>
          </table:table-cell>
          <table:table-cell table:style-name="Default" office:value-type="string">
            <text:p>J’urine moins dernièrement.</text:p>
          </table:table-cell>
          <table:table-cell table:number-columns-repeated="3"/>
        </table:table-row>
        <table:table-row table:style-name="ro1">
          <table:table-cell office:value-type="string">
            <text:p>hp207</text:p>
          </table:table-cell>
          <table:table-cell office:value-type="string">
            <text:p>Lexicon</text:p>
          </table:table-cell>
          <table:table-cell table:style-name="Default" office:value-type="string">
            <text:p>Muscle and joint pain</text:p>
          </table:table-cell>
          <table:table-cell office:value-type="string">
            <text:p>phrases</text:p>
          </table:table-cell>
          <table:table-cell office:value-type="string">
            <text:p>null</text:p>
          </table:table-cell>
          <table:table-cell table:style-name="Default" office:value-type="string">
            <text:p>Numb </text:p>
          </table:table-cell>
          <table:table-cell table:style-name="Default" office:value-type="string">
            <text:p>Engourdi</text:p>
          </table:table-cell>
          <table:table-cell table:number-columns-repeated="3"/>
        </table:table-row>
        <table:table-row table:style-name="ro1">
          <table:table-cell office:value-type="string">
            <text:p>hp208</text:p>
          </table:table-cell>
          <table:table-cell office:value-type="string">
            <text:p>Lexicon</text:p>
          </table:table-cell>
          <table:table-cell table:style-name="Default" office:value-type="string">
            <text:p>Muscle and joint pain</text:p>
          </table:table-cell>
          <table:table-cell office:value-type="string">
            <text:p>phrases</text:p>
          </table:table-cell>
          <table:table-cell office:value-type="string">
            <text:p>null</text:p>
          </table:table-cell>
          <table:table-cell table:style-name="Default" office:value-type="string">
            <text:p>Tender </text:p>
          </table:table-cell>
          <table:table-cell table:style-name="Default" office:value-type="string">
            <text:p>Sensible</text:p>
          </table:table-cell>
          <table:table-cell table:number-columns-repeated="3"/>
        </table:table-row>
        <table:table-row table:style-name="ro1">
          <table:table-cell office:value-type="string">
            <text:p>hp209</text:p>
          </table:table-cell>
          <table:table-cell office:value-type="string">
            <text:p>Lexicon</text:p>
          </table:table-cell>
          <table:table-cell table:style-name="Default" office:value-type="string">
            <text:p>Muscle and joint pain</text:p>
          </table:table-cell>
          <table:table-cell office:value-type="string">
            <text:p>phrases</text:p>
          </table:table-cell>
          <table:table-cell office:value-type="string">
            <text:p>null</text:p>
          </table:table-cell>
          <table:table-cell table:style-name="Default" office:value-type="string">
            <text:p>Painful </text:p>
          </table:table-cell>
          <table:table-cell table:style-name="Default" office:value-type="string">
            <text:p>Douloureux</text:p>
          </table:table-cell>
          <table:table-cell table:number-columns-repeated="3"/>
        </table:table-row>
        <table:table-row table:style-name="ro1">
          <table:table-cell office:value-type="string">
            <text:p>hp210</text:p>
          </table:table-cell>
          <table:table-cell office:value-type="string">
            <text:p>Lexicon</text:p>
          </table:table-cell>
          <table:table-cell table:style-name="Default" office:value-type="string">
            <text:p>Muscle and joint pain</text:p>
          </table:table-cell>
          <table:table-cell office:value-type="string">
            <text:p>phrases</text:p>
          </table:table-cell>
          <table:table-cell office:value-type="string">
            <text:p>null</text:p>
          </table:table-cell>
          <table:table-cell table:style-name="Default" office:value-type="string">
            <text:p>I have shoulder, elbow, ankle pain </text:p>
          </table:table-cell>
          <table:table-cell table:style-name="Default" office:value-type="string">
            <text:p>J’ai de la douleur à l’épaule, coude, à la cheville</text:p>
          </table:table-cell>
          <table:table-cell table:number-columns-repeated="3"/>
        </table:table-row>
        <table:table-row table:style-name="ro1">
          <table:table-cell office:value-type="string">
            <text:p>hp211</text:p>
          </table:table-cell>
          <table:table-cell office:value-type="string">
            <text:p>Lexicon</text:p>
          </table:table-cell>
          <table:table-cell table:style-name="Default" office:value-type="string">
            <text:p>Muscle and joint pain</text:p>
          </table:table-cell>
          <table:table-cell office:value-type="string">
            <text:p>phrases</text:p>
          </table:table-cell>
          <table:table-cell office:value-type="string">
            <text:p>null</text:p>
          </table:table-cell>
          <table:table-cell table:style-name="Default" office:value-type="string">
            <text:p>I fell and I hurt my </text:p>
          </table:table-cell>
          <table:table-cell table:style-name="Default" office:value-type="string">
            <text:p>Je suis tombé et je me suis fait mal au.</text:p>
          </table:table-cell>
          <table:table-cell table:number-columns-repeated="3"/>
        </table:table-row>
        <table:table-row table:style-name="ro1">
          <table:table-cell office:value-type="string">
            <text:p>hp212</text:p>
          </table:table-cell>
          <table:table-cell office:value-type="string">
            <text:p>Lexicon</text:p>
          </table:table-cell>
          <table:table-cell table:style-name="Default" office:value-type="string">
            <text:p>Muscle and joint pain</text:p>
          </table:table-cell>
          <table:table-cell office:value-type="string">
            <text:p>phrases</text:p>
          </table:table-cell>
          <table:table-cell office:value-type="string">
            <text:p>null</text:p>
          </table:table-cell>
          <table:table-cell table:style-name="Default" office:value-type="string">
            <text:p>I twisted my ankle while walking </text:p>
          </table:table-cell>
          <table:table-cell table:style-name="Default" office:value-type="string">
            <text:p>Je me suis tordu la cheville en marchant.</text:p>
          </table:table-cell>
          <table:table-cell table:number-columns-repeated="3"/>
        </table:table-row>
        <table:table-row table:style-name="ro1">
          <table:table-cell office:value-type="string">
            <text:p>hp213</text:p>
          </table:table-cell>
          <table:table-cell office:value-type="string">
            <text:p>Lexicon</text:p>
          </table:table-cell>
          <table:table-cell table:style-name="Default" office:value-type="string">
            <text:p>Muscle and joint pain</text:p>
          </table:table-cell>
          <table:table-cell office:value-type="string">
            <text:p>phrases</text:p>
          </table:table-cell>
          <table:table-cell office:value-type="string">
            <text:p>null</text:p>
          </table:table-cell>
          <table:table-cell table:style-name="Default" office:value-type="string">
            <text:p>I did (not) hear a cracking sound </text:p>
          </table:table-cell>
          <table:table-cell table:style-name="Default" office:value-type="string">
            <text:p>J’ai (je n’ai pas) entendu de craquement</text:p>
          </table:table-cell>
          <table:table-cell table:number-columns-repeated="3"/>
        </table:table-row>
        <table:table-row table:style-name="ro1">
          <table:table-cell office:value-type="string">
            <text:p>hp214</text:p>
          </table:table-cell>
          <table:table-cell office:value-type="string">
            <text:p>Lexicon</text:p>
          </table:table-cell>
          <table:table-cell table:style-name="Default" office:value-type="string">
            <text:p>Muscle and joint pain</text:p>
          </table:table-cell>
          <table:table-cell office:value-type="string">
            <text:p>phrases</text:p>
          </table:table-cell>
          <table:table-cell office:value-type="string">
            <text:p>null</text:p>
          </table:table-cell>
          <table:table-cell table:style-name="Default" office:value-type="string">
            <text:p>I felt a tear </text:p>
          </table:table-cell>
          <table:table-cell table:style-name="Default" office:value-type="string">
            <text:p>J’ai senti un déchirement</text:p>
          </table:table-cell>
          <table:table-cell table:number-columns-repeated="3"/>
        </table:table-row>
        <table:table-row table:style-name="ro1">
          <table:table-cell office:value-type="string">
            <text:p>hp215</text:p>
          </table:table-cell>
          <table:table-cell office:value-type="string">
            <text:p>Lexicon</text:p>
          </table:table-cell>
          <table:table-cell table:style-name="Default" office:value-type="string">
            <text:p>Muscle and joint pain</text:p>
          </table:table-cell>
          <table:table-cell office:value-type="string">
            <text:p>phrases</text:p>
          </table:table-cell>
          <table:table-cell office:value-type="string">
            <text:p>null</text:p>
          </table:table-cell>
          <table:table-cell table:style-name="Default" office:value-type="string">
            <text:p>It hurts when I move it </text:p>
          </table:table-cell>
          <table:table-cell table:style-name="Default" office:value-type="string">
            <text:p>Ça fait mal quand je le bouge</text:p>
          </table:table-cell>
          <table:table-cell table:number-columns-repeated="3"/>
        </table:table-row>
        <table:table-row table:style-name="ro1">
          <table:table-cell office:value-type="string">
            <text:p>hp216</text:p>
          </table:table-cell>
          <table:table-cell office:value-type="string">
            <text:p>Lexicon</text:p>
          </table:table-cell>
          <table:table-cell table:style-name="Default" office:value-type="string">
            <text:p>Muscle and joint pain</text:p>
          </table:table-cell>
          <table:table-cell office:value-type="string">
            <text:p>phrases</text:p>
          </table:table-cell>
          <table:table-cell office:value-type="string">
            <text:p>null</text:p>
          </table:table-cell>
          <table:table-cell table:style-name="Default" office:value-type="string">
            <text:p>I was (not) able to walk on it after </text:p>
          </table:table-cell>
          <table:table-cell table:style-name="Default" office:value-type="string">
            <text:p>Je (n’)étais (pas) capable de marcher dessus après</text:p>
          </table:table-cell>
          <table:table-cell table:number-columns-repeated="3"/>
        </table:table-row>
        <table:table-row table:style-name="ro1">
          <table:table-cell office:value-type="string">
            <text:p>hp217</text:p>
          </table:table-cell>
          <table:table-cell office:value-type="string">
            <text:p>Lexicon</text:p>
          </table:table-cell>
          <table:table-cell table:style-name="Default" office:value-type="string">
            <text:p>Muscle and joint pain</text:p>
          </table:table-cell>
          <table:table-cell office:value-type="string">
            <text:p>phrases</text:p>
          </table:table-cell>
          <table:table-cell office:value-type="string">
            <text:p>null</text:p>
          </table:table-cell>
          <table:table-cell table:style-name="Default" office:value-type="string">
            <text:p>It (does not) feels numb </text:p>
          </table:table-cell>
          <table:table-cell table:style-name="Default" office:value-type="string">
            <text:p>Je (ne) le sens (pas) engourdi</text:p>
          </table:table-cell>
          <table:table-cell table:number-columns-repeated="3"/>
        </table:table-row>
        <table:table-row table:style-name="ro1">
          <table:table-cell office:value-type="string">
            <text:p>hp218</text:p>
          </table:table-cell>
          <table:table-cell office:value-type="string">
            <text:p>Lexicon</text:p>
          </table:table-cell>
          <table:table-cell table:style-name="Default" office:value-type="string">
            <text:p>Muscle and joint pain</text:p>
          </table:table-cell>
          <table:table-cell office:value-type="string">
            <text:p>phrases</text:p>
          </table:table-cell>
          <table:table-cell office:value-type="string">
            <text:p>null</text:p>
          </table:table-cell>
          <table:table-cell table:style-name="Default" office:value-type="string">
            <text:p>I have lost sensation in this area </text:p>
          </table:table-cell>
          <table:table-cell table:style-name="Default" office:value-type="string">
            <text:p>J’ai une perte de sensation dans cette région</text:p>
          </table:table-cell>
          <table:table-cell table:number-columns-repeated="3"/>
        </table:table-row>
        <table:table-row table:style-name="ro1">
          <table:table-cell office:value-type="string">
            <text:p>hp219</text:p>
          </table:table-cell>
          <table:table-cell office:value-type="string">
            <text:p>Lexicon</text:p>
          </table:table-cell>
          <table:table-cell table:style-name="Default" office:value-type="string">
            <text:p>Muscle and joint pain</text:p>
          </table:table-cell>
          <table:table-cell office:value-type="string">
            <text:p>phrases</text:p>
          </table:table-cell>
          <table:table-cell office:value-type="string">
            <text:p>null</text:p>
          </table:table-cell>
          <table:table-cell table:style-name="Default" office:value-type="string">
            <text:p>I still have sensation but my strenght is decreased in this area </text:p>
          </table:table-cell>
          <table:table-cell table:style-name="Default" office:value-type="string">
            <text:p>J’ai encore de la sensation mais mes forces ont diminué dans cette région</text:p>
          </table:table-cell>
          <table:table-cell table:number-columns-repeated="3"/>
        </table:table-row>
        <table:table-row table:style-name="ro1">
          <table:table-cell office:value-type="string">
            <text:p>hp220</text:p>
          </table:table-cell>
          <table:table-cell office:value-type="string">
            <text:p>Lexicon</text:p>
          </table:table-cell>
          <table:table-cell table:style-name="Default" office:value-type="string">
            <text:p>Muscle and joint pain</text:p>
          </table:table-cell>
          <table:table-cell office:value-type="string">
            <text:p>phrases</text:p>
          </table:table-cell>
          <table:table-cell office:value-type="string">
            <text:p>null</text:p>
          </table:table-cell>
          <table:table-cell table:style-name="Default" office:value-type="string">
            <text:p>It hurts more when I walk up (down) the stairs </text:p>
          </table:table-cell>
          <table:table-cell table:style-name="Default" office:value-type="string">
            <text:p>C’est plus douloureux quand je monte (descends) les escaliers</text:p>
          </table:table-cell>
          <table:table-cell table:number-columns-repeated="3"/>
        </table:table-row>
        <table:table-row table:style-name="ro1">
          <table:table-cell office:value-type="string">
            <text:p>hp221</text:p>
          </table:table-cell>
          <table:table-cell office:value-type="string">
            <text:p>Lexicon</text:p>
          </table:table-cell>
          <table:table-cell table:style-name="Default" office:value-type="string">
            <text:p>Muscle and joint pain</text:p>
          </table:table-cell>
          <table:table-cell office:value-type="string">
            <text:p>phrases</text:p>
          </table:table-cell>
          <table:table-cell office:value-type="string">
            <text:p>null</text:p>
          </table:table-cell>
          <table:table-cell table:style-name="Default" office:value-type="string">
            <text:p>It feels like my knee will give out </text:p>
          </table:table-cell>
          <table:table-cell table:style-name="Default" office:value-type="string">
            <text:p>J’ai l’impression que mon genou va lâcher</text:p>
          </table:table-cell>
          <table:table-cell table:number-columns-repeated="3"/>
        </table:table-row>
        <table:table-row table:style-name="ro1">
          <table:table-cell office:value-type="string">
            <text:p>hp222</text:p>
          </table:table-cell>
          <table:table-cell office:value-type="string">
            <text:p>Lexicon</text:p>
          </table:table-cell>
          <table:table-cell table:style-name="Default" office:value-type="string">
            <text:p>Muscle and joint pain</text:p>
          </table:table-cell>
          <table:table-cell office:value-type="string">
            <text:p>phrases</text:p>
          </table:table-cell>
          <table:table-cell office:value-type="string">
            <text:p>null</text:p>
          </table:table-cell>
          <table:table-cell table:style-name="Default" office:value-type="string">
            <text:p>The swelling doesn’t decrease </text:p>
          </table:table-cell>
          <table:table-cell table:style-name="Default" office:value-type="string">
            <text:p>L’enflure ne diminue pas</text:p>
          </table:table-cell>
          <table:table-cell table:number-columns-repeated="3"/>
        </table:table-row>
        <table:table-row table:style-name="ro1">
          <table:table-cell office:value-type="string">
            <text:p>hp223</text:p>
          </table:table-cell>
          <table:table-cell office:value-type="string">
            <text:p>Lexicon</text:p>
          </table:table-cell>
          <table:table-cell table:style-name="Default" office:value-type="string">
            <text:p>Muscle and joint pain</text:p>
          </table:table-cell>
          <table:table-cell office:value-type="string">
            <text:p>phrases</text:p>
          </table:table-cell>
          <table:table-cell office:value-type="string">
            <text:p>null</text:p>
          </table:table-cell>
          <table:table-cell table:style-name="Default" office:value-type="string">
            <text:p>The stiffness dissapears as the day progresses </text:p>
          </table:table-cell>
          <table:table-cell table:style-name="Default" office:value-type="string">
            <text:p>La raideur diminue comme la journée progresse.</text:p>
          </table:table-cell>
          <table:table-cell table:number-columns-repeated="3"/>
        </table:table-row>
        <table:table-row table:style-name="ro1">
          <table:table-cell office:value-type="string">
            <text:p>hp224</text:p>
          </table:table-cell>
          <table:table-cell office:value-type="string">
            <text:p>Lexicon</text:p>
          </table:table-cell>
          <table:table-cell table:style-name="Default" office:value-type="string">
            <text:p>Muscle and joint pain</text:p>
          </table:table-cell>
          <table:table-cell office:value-type="string">
            <text:p>phrases</text:p>
          </table:table-cell>
          <table:table-cell office:value-type="string">
            <text:p>null</text:p>
          </table:table-cell>
          <table:table-cell table:style-name="Default" office:value-type="string">
            <text:p>Its not as swollen as it was </text:p>
          </table:table-cell>
          <table:table-cell table:style-name="Default" office:value-type="string">
            <text:p>Ce n’est pas aussi enflé que c’était</text:p>
          </table:table-cell>
          <table:table-cell table:number-columns-repeated="3"/>
        </table:table-row>
        <table:table-row table:style-name="ro1">
          <table:table-cell office:value-type="string">
            <text:p>hp225</text:p>
          </table:table-cell>
          <table:table-cell office:value-type="string">
            <text:p>Lexicon</text:p>
          </table:table-cell>
          <table:table-cell table:style-name="Default" office:value-type="string">
            <text:p>Muscle and joint pain</text:p>
          </table:table-cell>
          <table:table-cell office:value-type="string">
            <text:p>phrases</text:p>
          </table:table-cell>
          <table:table-cell office:value-type="string">
            <text:p>null</text:p>
          </table:table-cell>
          <table:table-cell table:style-name="Default" office:value-type="string">
            <text:p>I have heart burn and I can’t take anti inflammatory /J’ai des brûlement d’estomac et je ne peux pas prendre des anti inflammatoires.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>
            <text:p>hp226</text:p>
          </table:table-cell>
          <table:table-cell office:value-type="string">
            <text:p>Lexicon</text:p>
          </table:table-cell>
          <table:table-cell table:style-name="Default" office:value-type="string">
            <text:p>Muscle and joint pain</text:p>
          </table:table-cell>
          <table:table-cell office:value-type="string">
            <text:p>phrases</text:p>
          </table:table-cell>
          <table:table-cell office:value-type="string">
            <text:p>null</text:p>
          </table:table-cell>
          <table:table-cell table:style-name="Default" office:value-type="string">
            <text:p>I have unexplained shakes </text:p>
          </table:table-cell>
          <table:table-cell table:style-name="Default" office:value-type="string">
            <text:p>J’ai des tremblements inexpliqués.</text:p>
          </table:table-cell>
          <table:table-cell table:number-columns-repeated="3"/>
        </table:table-row>
        <table:table-row table:style-name="ro1">
          <table:table-cell office:value-type="string">
            <text:p>hp227</text:p>
          </table:table-cell>
          <table:table-cell office:value-type="string">
            <text:p>Lexicon</text:p>
          </table:table-cell>
          <table:table-cell table:style-name="Default" office:value-type="string">
            <text:p>Other symptoms – Neurologic</text:p>
          </table:table-cell>
          <table:table-cell office:value-type="string">
            <text:p>phrases</text:p>
          </table:table-cell>
          <table:table-cell office:value-type="string">
            <text:p>null</text:p>
          </table:table-cell>
          <table:table-cell table:style-name="Default" office:value-type="string">
            <text:p>Ringing in the ears </text:p>
          </table:table-cell>
          <table:table-cell table:style-name="Default" office:value-type="string">
            <text:p>Bourdonnement dans les oreilles</text:p>
          </table:table-cell>
          <table:table-cell table:number-columns-repeated="3"/>
        </table:table-row>
        <table:table-row table:style-name="ro1">
          <table:table-cell office:value-type="string">
            <text:p>hp228</text:p>
          </table:table-cell>
          <table:table-cell office:value-type="string">
            <text:p>Lexicon</text:p>
          </table:table-cell>
          <table:table-cell table:style-name="Default" office:value-type="string">
            <text:p>Other symptoms – Neurologic</text:p>
          </table:table-cell>
          <table:table-cell office:value-type="string">
            <text:p>phrases</text:p>
          </table:table-cell>
          <table:table-cell office:value-type="string">
            <text:p>null</text:p>
          </table:table-cell>
          <table:table-cell table:style-name="Default" office:value-type="string">
            <text:p>Dizziness </text:p>
          </table:table-cell>
          <table:table-cell table:style-name="Default" office:value-type="string">
            <text:p>Étourdissement</text:p>
          </table:table-cell>
          <table:table-cell table:number-columns-repeated="3"/>
        </table:table-row>
        <table:table-row table:style-name="ro1">
          <table:table-cell office:value-type="string">
            <text:p>hp229</text:p>
          </table:table-cell>
          <table:table-cell office:value-type="string">
            <text:p>Lexicon</text:p>
          </table:table-cell>
          <table:table-cell table:style-name="Default" office:value-type="string">
            <text:p>Other symptoms – Neurologic</text:p>
          </table:table-cell>
          <table:table-cell office:value-type="string">
            <text:p>phrases</text:p>
          </table:table-cell>
          <table:table-cell office:value-type="string">
            <text:p>null</text:p>
          </table:table-cell>
          <table:table-cell table:style-name="Default" office:value-type="string">
            <text:p>Difficulty walking or moving </text:p>
          </table:table-cell>
          <table:table-cell table:style-name="Default" office:value-type="string">
            <text:p>Difficulté à marcher ou à bouger</text:p>
          </table:table-cell>
          <table:table-cell table:number-columns-repeated="3"/>
        </table:table-row>
        <table:table-row table:style-name="ro1">
          <table:table-cell office:value-type="string">
            <text:p>hp230</text:p>
          </table:table-cell>
          <table:table-cell office:value-type="string">
            <text:p>Lexicon</text:p>
          </table:table-cell>
          <table:table-cell table:style-name="Default" office:value-type="string">
            <text:p>Other symptoms – Neurologic</text:p>
          </table:table-cell>
          <table:table-cell office:value-type="string">
            <text:p>phrases</text:p>
          </table:table-cell>
          <table:table-cell office:value-type="string">
            <text:p>null</text:p>
          </table:table-cell>
          <table:table-cell table:style-name="Default" office:value-type="string">
            <text:p>Strange movements in part of the body </text:p>
          </table:table-cell>
          <table:table-cell table:style-name="Default" office:value-type="string">
            <text:p>Mouvement bizarre dans certains endroits du corps</text:p>
          </table:table-cell>
          <table:table-cell table:number-columns-repeated="3"/>
        </table:table-row>
        <table:table-row table:style-name="ro1">
          <table:table-cell office:value-type="string">
            <text:p>hp231</text:p>
          </table:table-cell>
          <table:table-cell office:value-type="string">
            <text:p>Lexicon</text:p>
          </table:table-cell>
          <table:table-cell table:style-name="Default" office:value-type="string">
            <text:p>Other symptoms – Neurologic</text:p>
          </table:table-cell>
          <table:table-cell office:value-type="string">
            <text:p>phrases</text:p>
          </table:table-cell>
          <table:table-cell office:value-type="string">
            <text:p>null</text:p>
          </table:table-cell>
          <table:table-cell table:style-name="Default" office:value-type="string">
            <text:p>Double vision </text:p>
          </table:table-cell>
          <table:table-cell table:style-name="Default" office:value-type="string">
            <text:p>Vision double</text:p>
          </table:table-cell>
          <table:table-cell table:number-columns-repeated="3"/>
        </table:table-row>
        <table:table-row table:style-name="ro1">
          <table:table-cell office:value-type="string">
            <text:p>hp232</text:p>
          </table:table-cell>
          <table:table-cell office:value-type="string">
            <text:p>Lexicon</text:p>
          </table:table-cell>
          <table:table-cell table:style-name="Default" office:value-type="string">
            <text:p>Other symptoms – Neurologic</text:p>
          </table:table-cell>
          <table:table-cell office:value-type="string">
            <text:p>phrases</text:p>
          </table:table-cell>
          <table:table-cell office:value-type="string">
            <text:p>null</text:p>
          </table:table-cell>
          <table:table-cell table:style-name="Default" office:value-type="string">
            <text:p>Drooping eyelid </text:p>
          </table:table-cell>
          <table:table-cell table:style-name="Default" office:value-type="string">
            <text:p>Paupière tombante</text:p>
          </table:table-cell>
          <table:table-cell table:number-columns-repeated="3"/>
        </table:table-row>
        <table:table-row table:style-name="ro1">
          <table:table-cell office:value-type="string">
            <text:p>hp233</text:p>
          </table:table-cell>
          <table:table-cell office:value-type="string">
            <text:p>Lexicon</text:p>
          </table:table-cell>
          <table:table-cell table:style-name="Default" office:value-type="string">
            <text:p>Other symptoms – Neurologic</text:p>
          </table:table-cell>
          <table:table-cell office:value-type="string">
            <text:p>phrases</text:p>
          </table:table-cell>
          <table:table-cell office:value-type="string">
            <text:p>null</text:p>
          </table:table-cell>
          <table:table-cell table:style-name="Default" office:value-type="string">
            <text:p>Confusion </text:p>
          </table:table-cell>
          <table:table-cell table:style-name="Default" office:value-type="string">
            <text:p>Confusion.</text:p>
          </table:table-cell>
          <table:table-cell table:number-columns-repeated="3"/>
        </table:table-row>
        <table:table-row table:style-name="ro1">
          <table:table-cell office:value-type="string">
            <text:p>hp234</text:p>
          </table:table-cell>
          <table:table-cell office:value-type="string">
            <text:p>Lexicon</text:p>
          </table:table-cell>
          <table:table-cell table:style-name="Default" office:value-type="string">
            <text:p>Other symptoms – Neurologic</text:p>
          </table:table-cell>
          <table:table-cell office:value-type="string">
            <text:p>phrases</text:p>
          </table:table-cell>
          <table:table-cell office:value-type="string">
            <text:p>null</text:p>
          </table:table-cell>
          <table:table-cell table:style-name="Default" office:value-type="string">
            <text:p>Memory loss </text:p>
          </table:table-cell>
          <table:table-cell table:style-name="Default" office:value-type="string">
            <text:p>Perte de mémoire</text:p>
          </table:table-cell>
          <table:table-cell table:number-columns-repeated="3"/>
        </table:table-row>
        <table:table-row table:style-name="ro1">
          <table:table-cell office:value-type="string">
            <text:p>hp235</text:p>
          </table:table-cell>
          <table:table-cell office:value-type="string">
            <text:p>Lexicon</text:p>
          </table:table-cell>
          <table:table-cell table:style-name="Default" office:value-type="string">
            <text:p>Other symptoms – Neurologic</text:p>
          </table:table-cell>
          <table:table-cell office:value-type="string">
            <text:p>phrases</text:p>
          </table:table-cell>
          <table:table-cell office:value-type="string">
            <text:p>null</text:p>
          </table:table-cell>
          <table:table-cell table:style-name="Default" office:value-type="string">
            <text:p>Difficulty speaking or understanding </text:p>
          </table:table-cell>
          <table:table-cell table:style-name="Default" office:value-type="string">
            <text:p>Difficultés à parler ou à comprendre</text:p>
          </table:table-cell>
          <table:table-cell table:number-columns-repeated="3"/>
        </table:table-row>
        <table:table-row table:style-name="ro1">
          <table:table-cell office:value-type="string">
            <text:p>hp236</text:p>
          </table:table-cell>
          <table:table-cell office:value-type="string">
            <text:p>Lexicon</text:p>
          </table:table-cell>
          <table:table-cell table:style-name="Default" office:value-type="string">
            <text:p>Other symptoms – Neurologic</text:p>
          </table:table-cell>
          <table:table-cell office:value-type="string">
            <text:p>phrases</text:p>
          </table:table-cell>
          <table:table-cell office:value-type="string">
            <text:p>null</text:p>
          </table:table-cell>
          <table:table-cell table:style-name="Default" office:value-type="string">
            <text:p>Episode of bizarre behavior </text:p>
          </table:table-cell>
          <table:table-cell table:style-name="Default" office:value-type="string">
            <text:p>Épisode de comportement bizarre</text:p>
          </table:table-cell>
          <table:table-cell table:number-columns-repeated="3"/>
        </table:table-row>
        <table:table-row table:style-name="ro1">
          <table:table-cell office:value-type="string">
            <text:p>hp237</text:p>
          </table:table-cell>
          <table:table-cell office:value-type="string">
            <text:p>Lexicon</text:p>
          </table:table-cell>
          <table:table-cell table:style-name="Default" office:value-type="string">
            <text:p>Other symptoms – Neurologic</text:p>
          </table:table-cell>
          <table:table-cell office:value-type="string">
            <text:p>phrases</text:p>
          </table:table-cell>
          <table:table-cell office:value-type="string">
            <text:p>null</text:p>
          </table:table-cell>
          <table:table-cell table:style-name="Default" office:value-type="string">
            <text:p>Change in personnality </text:p>
          </table:table-cell>
          <table:table-cell table:style-name="Default" office:value-type="string">
            <text:p>Changement de personnalité. </text:p>
          </table:table-cell>
          <table:table-cell table:number-columns-repeated="3"/>
        </table:table-row>
        <table:table-row table:style-name="ro1">
          <table:table-cell office:value-type="string">
            <text:p>hp238</text:p>
          </table:table-cell>
          <table:table-cell office:value-type="string">
            <text:p>Lexicon</text:p>
          </table:table-cell>
          <table:table-cell office:value-type="string">
            <text:p>Other symptoms- Circulatory</text:p>
          </table:table-cell>
          <table:table-cell office:value-type="string">
            <text:p>phrases</text:p>
          </table:table-cell>
          <table:table-cell office:value-type="string">
            <text:p>null</text:p>
          </table:table-cell>
          <table:table-cell table:style-name="Default" office:value-type="string">
            <text:p>Anormal pulse </text:p>
          </table:table-cell>
          <table:table-cell table:style-name="Default" office:value-type="string">
            <text:p>Pouls anormal</text:p>
          </table:table-cell>
          <table:table-cell table:number-columns-repeated="3"/>
        </table:table-row>
        <table:table-row table:style-name="ro1">
          <table:table-cell office:value-type="string">
            <text:p>hp239</text:p>
          </table:table-cell>
          <table:table-cell office:value-type="string">
            <text:p>Lexicon</text:p>
          </table:table-cell>
          <table:table-cell office:value-type="string">
            <text:p>Other symptoms- Circulatory</text:p>
          </table:table-cell>
          <table:table-cell office:value-type="string">
            <text:p>phrases</text:p>
          </table:table-cell>
          <table:table-cell office:value-type="string">
            <text:p>null</text:p>
          </table:table-cell>
          <table:table-cell table:style-name="Default" office:value-type="string">
            <text:p>Bruises </text:p>
          </table:table-cell>
          <table:table-cell table:style-name="Default" office:value-type="string">
            <text:p>Ecchymose (bleu)</text:p>
          </table:table-cell>
          <table:table-cell table:number-columns-repeated="3"/>
        </table:table-row>
        <table:table-row table:style-name="ro1">
          <table:table-cell office:value-type="string">
            <text:p>hp240</text:p>
          </table:table-cell>
          <table:table-cell office:value-type="string">
            <text:p>Lexicon</text:p>
          </table:table-cell>
          <table:table-cell office:value-type="string">
            <text:p>Other symptoms- Circulatory</text:p>
          </table:table-cell>
          <table:table-cell office:value-type="string">
            <text:p>phrases</text:p>
          </table:table-cell>
          <table:table-cell office:value-type="string">
            <text:p>null</text:p>
          </table:table-cell>
          <table:table-cell table:style-name="Default" office:value-type="string">
            <text:p>Chest pain </text:p>
          </table:table-cell>
          <table:table-cell table:style-name="Default" office:value-type="string">
            <text:p>Douleur thoracique</text:p>
          </table:table-cell>
          <table:table-cell table:number-columns-repeated="3"/>
        </table:table-row>
        <table:table-row table:style-name="ro1">
          <table:table-cell office:value-type="string">
            <text:p>hp241</text:p>
          </table:table-cell>
          <table:table-cell office:value-type="string">
            <text:p>Lexicon</text:p>
          </table:table-cell>
          <table:table-cell office:value-type="string">
            <text:p>Other symptoms- Circulatory</text:p>
          </table:table-cell>
          <table:table-cell office:value-type="string">
            <text:p>phrases</text:p>
          </table:table-cell>
          <table:table-cell office:value-type="string">
            <text:p>null</text:p>
          </table:table-cell>
          <table:table-cell table:style-name="Default" office:value-type="string">
            <text:p>Claudication (limping) Claudication (boîter)</text:p>
          </table:table-cell>
          <table:table-cell table:style-name="Default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string">
            <text:p>hp242</text:p>
          </table:table-cell>
          <table:table-cell office:value-type="string">
            <text:p>Lexicon</text:p>
          </table:table-cell>
          <table:table-cell office:value-type="string">
            <text:p>Other symptoms- Circulatory</text:p>
          </table:table-cell>
          <table:table-cell office:value-type="string">
            <text:p>phrases</text:p>
          </table:table-cell>
          <table:table-cell office:value-type="string">
            <text:p>null</text:p>
          </table:table-cell>
          <table:table-cell table:style-name="Default" office:value-type="string">
            <text:p>Cold extremities </text:p>
          </table:table-cell>
          <table:table-cell table:style-name="Default" office:value-type="string">
            <text:p>extrémités froides</text:p>
          </table:table-cell>
          <table:table-cell table:number-columns-repeated="3"/>
        </table:table-row>
        <table:table-row table:style-name="ro1">
          <table:table-cell office:value-type="string">
            <text:p>hp243</text:p>
          </table:table-cell>
          <table:table-cell office:value-type="string">
            <text:p>Lexicon</text:p>
          </table:table-cell>
          <table:table-cell office:value-type="string">
            <text:p>Other symptoms- Circulatory</text:p>
          </table:table-cell>
          <table:table-cell office:value-type="string">
            <text:p>phrases</text:p>
          </table:table-cell>
          <table:table-cell office:value-type="string">
            <text:p>null</text:p>
          </table:table-cell>
          <table:table-cell table:style-name="Default" office:value-type="string">
            <text:p>Cyanosis (blue color usually on extremities) </text:p>
          </table:table-cell>
          <table:table-cell table:style-name="Default" office:value-type="string">
            <text:p>Cyanose (extrémités teintées de bleu)</text:p>
          </table:table-cell>
          <table:table-cell table:number-columns-repeated="3"/>
        </table:table-row>
        <table:table-row table:style-name="ro1">
          <table:table-cell office:value-type="string">
            <text:p>hp244</text:p>
          </table:table-cell>
          <table:table-cell office:value-type="string">
            <text:p>Lexicon</text:p>
          </table:table-cell>
          <table:table-cell office:value-type="string">
            <text:p>Other symptoms- Circulatory</text:p>
          </table:table-cell>
          <table:table-cell office:value-type="string">
            <text:p>phrases</text:p>
          </table:table-cell>
          <table:table-cell office:value-type="string">
            <text:p>null</text:p>
          </table:table-cell>
          <table:table-cell table:style-name="Default" office:value-type="string">
            <text:p>Fainting </text:p>
          </table:table-cell>
          <table:table-cell table:style-name="Default" office:value-type="string">
            <text:p>Évanouissements</text:p>
          </table:table-cell>
          <table:table-cell table:number-columns-repeated="3"/>
        </table:table-row>
        <table:table-row table:style-name="ro1">
          <table:table-cell office:value-type="string">
            <text:p>hp245</text:p>
          </table:table-cell>
          <table:table-cell office:value-type="string">
            <text:p>Lexicon</text:p>
          </table:table-cell>
          <table:table-cell office:value-type="string">
            <text:p>Other symptoms- Circulatory</text:p>
          </table:table-cell>
          <table:table-cell office:value-type="string">
            <text:p>phrases</text:p>
          </table:table-cell>
          <table:table-cell office:value-type="string">
            <text:p>null</text:p>
          </table:table-cell>
          <table:table-cell table:style-name="Default" office:value-type="string">
            <text:p>Fatigue </text:p>
          </table:table-cell>
          <table:table-cell table:style-name="Default" office:value-type="string">
            <text:p>Fatigue</text:p>
          </table:table-cell>
          <table:table-cell table:number-columns-repeated="3"/>
        </table:table-row>
        <table:table-row table:style-name="ro1">
          <table:table-cell office:value-type="string">
            <text:p>hp246</text:p>
          </table:table-cell>
          <table:table-cell office:value-type="string">
            <text:p>Lexicon</text:p>
          </table:table-cell>
          <table:table-cell office:value-type="string">
            <text:p>Other symptoms- Circulatory</text:p>
          </table:table-cell>
          <table:table-cell office:value-type="string">
            <text:p>phrases</text:p>
          </table:table-cell>
          <table:table-cell office:value-type="string">
            <text:p>null</text:p>
          </table:table-cell>
          <table:table-cell table:style-name="Default" office:value-type="string">
            <text:p>Poor wound healing </text:p>
          </table:table-cell>
          <table:table-cell table:style-name="Default" office:value-type="string">
            <text:p>Plaies longues à guérir</text:p>
          </table:table-cell>
          <table:table-cell table:number-columns-repeated="3"/>
        </table:table-row>
        <table:table-row table:style-name="ro1">
          <table:table-cell office:value-type="string">
            <text:p>hp247</text:p>
          </table:table-cell>
          <table:table-cell office:value-type="string">
            <text:p>Blood Pressure record</text:p>
          </table:table-cell>
          <table:table-cell table:style-name="Default" office:value-type="string">
            <text:p>null</text:p>
          </table:table-cell>
          <table:table-cell office:value-type="string">
            <text:p>measure</text:p>
          </table:table-cell>
          <table:table-cell office:value-type="string">
            <text:p>null</text:p>
          </table:table-cell>
          <table:table-cell table:style-name="Default" office:value-type="string">
            <text:p>Measurement</text:p>
          </table:table-cell>
          <table:table-cell table:style-name="Default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string">
            <text:p>hp248</text:p>
          </table:table-cell>
          <table:table-cell office:value-type="string">
            <text:p>Blood Pressure record</text:p>
          </table:table-cell>
          <table:table-cell table:style-name="Default" office:value-type="string">
            <text:p>null</text:p>
          </table:table-cell>
          <table:table-cell office:value-type="string">
            <text:p>date</text:p>
          </table:table-cell>
          <table:table-cell office:value-type="string">
            <text:p>null</text:p>
          </table:table-cell>
          <table:table-cell table:style-name="Default" office:value-type="string">
            <text:p>Date</text:p>
          </table:table-cell>
          <table:table-cell table:style-name="Default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string">
            <text:p>hp249</text:p>
          </table:table-cell>
          <table:table-cell office:value-type="string">
            <text:p>Glycemia</text:p>
          </table:table-cell>
          <table:table-cell table:style-name="Default" office:value-type="string">
            <text:p>null</text:p>
          </table:table-cell>
          <table:table-cell office:value-type="string">
            <text:p>measure</text:p>
          </table:table-cell>
          <table:table-cell office:value-type="string">
            <text:p>null</text:p>
          </table:table-cell>
          <table:table-cell table:style-name="Default" office:value-type="string">
            <text:p>Reading</text:p>
          </table:table-cell>
          <table:table-cell table:style-name="Default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string">
            <text:p>hp250</text:p>
          </table:table-cell>
          <table:table-cell office:value-type="string">
            <text:p>Glycemia</text:p>
          </table:table-cell>
          <table:table-cell table:style-name="Default" office:value-type="string">
            <text:p>null</text:p>
          </table:table-cell>
          <table:table-cell office:value-type="string">
            <text:p>date</text:p>
          </table:table-cell>
          <table:table-cell office:value-type="string">
            <text:p>null</text:p>
          </table:table-cell>
          <table:table-cell table:style-name="Default" office:value-type="string">
            <text:p>Date</text:p>
          </table:table-cell>
          <table:table-cell table:style-name="Default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string">
            <text:p>hp251</text:p>
          </table:table-cell>
          <table:table-cell office:value-type="string">
            <text:p>Personal notes</text:p>
          </table:table-cell>
          <table:table-cell table:style-name="Default" office:value-type="string">
            <text:p>null</text:p>
          </table:table-cell>
          <table:table-cell office:value-type="string">
            <text:p>help</text:p>
          </table:table-cell>
          <table:table-cell office:value-type="string">
            <text:p>null</text:p>
          </table:table-cell>
          <table:table-cell table:style-name="Default" office:value-type="string">
            <text:p>I am in need of medical assistance and I don’t speak French, could you please get someone who speaks English for me?</text:p>
          </table:table-cell>
          <table:table-cell table:style-name="Default" office:value-type="string">
            <text:p>J’ai besoin de soins médicaux et je ne parle pas français. Pourriez-vous S.V.P. aller chercher quelqu’un qui parle anglais?</text:p>
          </table:table-cell>
          <table:table-cell table:number-columns-repeated="3"/>
        </table:table-row>
        <table:table-row table:style-name="ro1">
          <table:table-cell office:value-type="string">
            <text:p>hp252</text:p>
          </table:table-cell>
          <table:table-cell office:value-type="string">
            <text:p>Personal notes</text:p>
          </table:table-cell>
          <table:table-cell table:style-name="Default" office:value-type="string">
            <text:p>null</text:p>
          </table:table-cell>
          <table:table-cell office:value-type="string">
            <text:p>help</text:p>
          </table:table-cell>
          <table:table-cell office:value-type="string">
            <text:p>null</text:p>
          </table:table-cell>
          <table:table-cell table:style-name="Default" office:value-type="string">
            <text:p>For interpreter services in cases of emergency, please contact MCDC during normal working hours at 418-332-3851 or 1-877-332-3851</text:p>
          </table:table-cell>
          <table:table-cell table:style-name="Default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string">
            <text:p>hp253</text:p>
          </table:table-cell>
          <table:table-cell office:value-type="string">
            <text:p>Personal notes</text:p>
          </table:table-cell>
          <table:table-cell table:style-name="Default" office:value-type="string">
            <text:p>null</text:p>
          </table:table-cell>
          <table:table-cell office:value-type="string">
            <text:p>organization</text:p>
          </table:table-cell>
          <table:table-cell office:value-type="string">
            <text:p>null</text:p>
          </table:table-cell>
          <table:table-cell table:style-name="Default" office:value-type="string">
            <text:p>Megantic English-speaking Community Development Corporation</text:p>
          </table:table-cell>
          <table:table-cell table:style-name="Default" office:value-type="string">
            <text:p>null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date-style style:name="N5110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5111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5112" number:language="en" number:country="CA">
      <number:day number:style="long"/>
      <number:text>-</number:text>
      <number:month number:textual="true"/>
    </number:date-style>
    <number:date-style style:name="N5113" number:language="en" number:country="CA">
      <number:month number:textual="true"/>
      <number:text>-</number:text>
      <number:year/>
    </number:date-style>
    <number:time-style style:name="N5114" number:language="en" number:country="CA">
      <number:hours/>
      <number:text>:</number:text>
      <number:minutes number:style="long"/>
      <number:text> </number:text>
      <number:am-pm/>
    </number:time-style>
    <number:time-style style:name="N5115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6" number:language="en" number:country="CA">
      <number:hours/>
      <number:text>:</number:text>
      <number:minutes number:style="long"/>
    </number:time-style>
    <number:time-style style:name="N5117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5118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5119P0" style:volatile="true" number:language="en" number:country="CA">
      <number:number number:decimal-places="0" number:min-integer-digits="1" number:grouping="true"/>
    </number:number-style>
    <number:number-style style:name="N5119" number:language="en" number:country="CA">
      <number:text>-</number:text>
      <number:number number:decimal-places="0" number:min-integer-digits="1" number:grouping="true"/>
      <style:map style:condition="value()&gt;=0" style:apply-style-name="N5119P0"/>
    </number:number-style>
    <number:number-style style:name="N5120P0" style:volatile="true" number:language="en" number:country="CA">
      <number:number number:decimal-places="0" number:min-integer-digits="1" number:grouping="true"/>
    </number:number-style>
    <number:number-style style:name="N5120" number:language="en" number:country="CA">
      <style:text-properties fo:color="#ff0000"/>
      <number:text>-</number:text>
      <number:number number:decimal-places="0" number:min-integer-digits="1" number:grouping="true"/>
      <style:map style:condition="value()&gt;=0" style:apply-style-name="N5120P0"/>
    </number:number-style>
    <number:number-style style:name="N5121P0" style:volatile="true" number:language="en" number:country="CA">
      <number:number number:decimal-places="2" number:min-integer-digits="1" number:grouping="true"/>
    </number:number-style>
    <number:number-style style:name="N5121" number:language="en" number:country="CA">
      <number:text>-</number:text>
      <number:number number:decimal-places="2" number:min-integer-digits="1" number:grouping="true"/>
      <style:map style:condition="value()&gt;=0" style:apply-style-name="N5121P0"/>
    </number:number-style>
    <number:number-style style:name="N5122P0" style:volatile="true" number:language="en" number:country="CA">
      <number:number number:decimal-places="2" number:min-integer-digits="1" number:grouping="true"/>
    </number:number-style>
    <number:number-style style:name="N5122" number:language="en" number:country="CA">
      <style:text-properties fo:color="#ff0000"/>
      <number:text>-</number:text>
      <number:number number:decimal-places="2" number:min-integer-digits="1" number:grouping="true"/>
      <style:map style:condition="value()&gt;=0" style:apply-style-name="N5122P0"/>
    </number:number-style>
    <number:number-style style:name="N5126P0" style:volatile="true" number:language="en" number:country="CA">
      <number:number number:decimal-places="0" number:min-integer-digits="1" number:grouping="true"/>
      <number:text> </number:text>
    </number:number-style>
    <number:number-style style:name="N5126P1" style:volatile="true" number:language="en" number:country="CA">
      <number:text>-</number:text>
      <number:number number:decimal-places="0" number:min-integer-digits="1" number:grouping="true"/>
      <number:text> </number:text>
    </number:number-style>
    <number:number-style style:name="N5126P2" style:volatile="true" number:language="en" number:country="CA">
      <number:text> - </number:text>
    </number:number-style>
    <number:text-style style:name="N5126" number:language="en" number:country="CA">
      <number:text-content/>
      <number:text> </number:text>
      <style:map style:condition="value()&gt;0" style:apply-style-name="N5126P0"/>
      <style:map style:condition="value()&lt;0" style:apply-style-name="N5126P1"/>
      <style:map style:condition="value()=0" style:apply-style-name="N5126P2"/>
    </number:text-style>
    <number:currency-style style:name="N5130P0" style:volatile="true" number:language="en" number:country="CA">
      <number:currency-symbol/>
      <number:number number:decimal-places="0" number:min-integer-digits="1" number:grouping="true"/>
      <number:text> </number:text>
    </number:currency-style>
    <number:currency-style style:name="N5130P1" style:volatile="true" number:language="en" number:country="CA">
      <number:text>-</number:text>
      <number:currency-symbol/>
      <number:number number:decimal-places="0" number:min-integer-digits="1" number:grouping="true"/>
      <number:text> </number:text>
    </number:currency-style>
    <number:currency-style style:name="N5130P2" style:volatile="true" number:language="en" number:country="CA">
      <number:currency-symbol/>
      <number:text>- </number:text>
    </number:currency-style>
    <number:text-style style:name="N5130" number:language="en" number:country="CA">
      <number:text-content/>
      <number:text> </number:text>
      <style:map style:condition="value()&gt;0" style:apply-style-name="N5130P0"/>
      <style:map style:condition="value()&lt;0" style:apply-style-name="N5130P1"/>
      <style:map style:condition="value()=0" style:apply-style-name="N5130P2"/>
    </number:text-style>
    <number:number-style style:name="N5134P0" style:volatile="true" number:language="en" number:country="CA">
      <number:number number:decimal-places="2" number:min-integer-digits="1" number:grouping="true"/>
      <number:text> </number:text>
    </number:number-style>
    <number:number-style style:name="N5134P1" style:volatile="true" number:language="en" number:country="CA">
      <number:text>-</number:text>
      <number:number number:decimal-places="2" number:min-integer-digits="1" number:grouping="true"/>
      <number:text> </number:text>
    </number:number-style>
    <number:number-style style:name="N5134P2" style:volatile="true" number:language="en" number:country="CA">
      <number:text> -</number:text>
      <number:number number:decimal-places="0" number:min-integer-digits="0"/>
      <number:text> </number:text>
    </number:number-style>
    <number:text-style style:name="N5134" number:language="en" number:country="CA"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currency-style style:name="N5138P0" style:volatile="true" number:language="en" number:country="CA">
      <number:currency-symbol/>
      <number:number number:decimal-places="2" number:min-integer-digits="1" number:grouping="true"/>
      <number:text> </number:text>
    </number:currency-style>
    <number:currency-style style:name="N5138P1" style:volatile="true" number:language="en" number:country="CA">
      <number:text>-</number:text>
      <number:currency-symbol/>
      <number:number number:decimal-places="2" number:min-integer-digits="1" number:grouping="true"/>
      <number:text> </number:text>
    </number:currency-style>
    <number:currency-style style:name="N5138P2" style:volatile="true" number:language="en" number:country="CA">
      <number:currency-symbol/>
      <number:text>-</number:text>
      <number:number number:decimal-places="0" number:min-integer-digits="0"/>
      <number:text> </number:text>
    </number:currency-style>
    <number:text-style style:name="N5138" number:language="en" number:country="CA"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time-style style:name="N5139" number:language="en" number:country="CA">
      <number:minutes number:style="long"/>
      <number:text>:</number:text>
      <number:seconds number:style="long"/>
    </number:time-style>
    <number:time-style style:name="N5140" number:language="en" number:country="CA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1" number:language="en" number:country="CA">
      <number:minutes number:style="long"/>
      <number:text>:</number:text>
      <number:seconds number:style="long" number:decimal-places="1"/>
    </number:time-style>
    <number:number-style style:name="N5142" number:language="en" number:country="CA">
      <number:scientific-number number:decimal-places="1" number:min-integer-digits="3" number:min-exponent-digits="1"/>
    </number:number-style>
    <style:style style:name="Default" style:family="table-cel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1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ext" style:display-name="PageStyle_Tex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rectory" style:display-name="PageStyle_Director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tact" style:display-name="PageStyle_Contac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edical_5f_History" style:display-name="PageStyle_Medical_Histor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exicon" style:display-name="PageStyle_Lexic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in_5f_catalog" style:display-name="PageStyle_Pain_catalog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5T15:04:35</meta:creation-date>
    <meta:initial-creator>Arts and Science</meta:initial-creator>
    <dc:creator>Alexandra </dc:creator>
    <dc:date>2014-06-21T23:27:40</dc:date>
    <meta:editing-cycles>27</meta:editing-cycles>
    <meta:editing-duration>PT2H4M49S</meta:editing-duration>
    <meta:generator>LibreOffice/3.5$Linux_x86 LibreOffice_project/350m1$Build-2</meta:generator>
    <meta:document-statistic meta:table-count="4" meta:cell-count="2117" meta:object-count="0"/>
  </office:meta>
</office:document-meta>
</file>